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31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iris">
      <style:table-properties table:display="true" style:writing-mode="lr-tb"/>
    </style:style>
    <style:style style:name="ta2" style:family="table" style:master-page-name="PageStyle_5f_mtcars">
      <style:table-properties table:display="true" style:writing-mode="lr-tb"/>
    </style:style>
    <style:style style:name="ta3" style:family="table" style:master-page-name="PageStyle_5f_chickwts">
      <style:table-properties table:display="true" style:writing-mode="lr-tb"/>
    </style:style>
    <style:style style:name="ta4" style:family="table" style:master-page-name="PageStyle_5f_quakes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iri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epal.Length</text:p>
          </table:table-cell>
          <table:table-cell table:style-name="ce1" office:value-type="string" calcext:value-type="string">
            <text:p>Sepal.Width</text:p>
          </table:table-cell>
          <table:table-cell table:style-name="ce1" office:value-type="string" calcext:value-type="string">
            <text:p>Petal.Length</text:p>
          </table:table-cell>
          <table:table-cell table:style-name="ce1" office:value-type="string" calcext:value-type="string">
            <text:p>Petal.Width</text:p>
          </table:table-cell>
          <table:table-cell table:style-name="ce1" office:value-type="string" calcext:value-type="string">
            <text:p>Species</text:p>
          </table:table-cell>
          <table:table-cell table:number-columns-repeated="1019"/>
        </table:table-row>
        <table:table-row table:style-name="ro1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tcars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mpg</text:p>
          </table:table-cell>
          <table:table-cell table:style-name="ce1" office:value-type="string" calcext:value-type="string">
            <text:p>cyl</text:p>
          </table:table-cell>
          <table:table-cell table:style-name="ce1" office:value-type="string" calcext:value-type="string">
            <text:p>disp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drat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qsec</text:p>
          </table:table-cell>
          <table:table-cell table:style-name="ce1" office:value-type="string" calcext:value-type="string">
            <text:p>vs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gear</text:p>
          </table:table-cell>
          <table:table-cell table:style-name="ce1" office:value-type="string" calcext:value-type="string">
            <text:p>carb</text:p>
          </table:table-cell>
          <table:table-cell table:number-columns-repeated="101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2.62" calcext:value-type="float">
            <text:p>2.62</text:p>
          </table:table-cell>
          <table:table-cell table:style-name="ce1" office:value-type="float" office:value="16.46" calcext:value-type="float">
            <text:p>16.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2.875" calcext:value-type="float">
            <text:p>2.875</text:p>
          </table:table-cell>
          <table:table-cell table:style-name="ce1" office:value-type="float" office:value="17.02" calcext:value-type="float">
            <text:p>17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1" office:value-type="float" office:value="22.8" calcext:value-type="float">
            <text:p>22.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.85" calcext:value-type="float">
            <text:p>3.85</text:p>
          </table:table-cell>
          <table:table-cell table:style-name="ce1" office:value-type="float" office:value="2.32" calcext:value-type="float">
            <text:p>2.32</text:p>
          </table:table-cell>
          <table:table-cell table:style-name="ce1" office:value-type="float" office:value="18.61" calcext:value-type="float">
            <text:p>18.6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float" office:value="21.4" calcext:value-type="float">
            <text:p>21.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.08" calcext:value-type="float">
            <text:p>3.08</text:p>
          </table:table-cell>
          <table:table-cell table:style-name="ce1" office:value-type="float" office:value="3.215" calcext:value-type="float">
            <text:p>3.215</text:p>
          </table:table-cell>
          <table:table-cell table:style-name="ce1" office:value-type="float" office:value="19.44" calcext:value-type="float">
            <text:p>19.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float" office:value="18.7" calcext:value-type="float">
            <text:p>18.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3.15" calcext:value-type="float">
            <text:p>3.15</text:p>
          </table:table-cell>
          <table:table-cell table:style-name="ce1" office:value-type="float" office:value="3.44" calcext:value-type="float">
            <text:p>3.44</text:p>
          </table:table-cell>
          <table:table-cell table:style-name="ce1" office:value-type="float" office:value="17.02" calcext:value-type="float">
            <text:p>17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float" office:value="18.1" calcext:value-type="float">
            <text:p>18.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2.76" calcext:value-type="float">
            <text:p>2.76</text:p>
          </table:table-cell>
          <table:table-cell table:style-name="ce1" office:value-type="float" office:value="3.46" calcext:value-type="float">
            <text:p>3.46</text:p>
          </table:table-cell>
          <table:table-cell table:style-name="ce1" office:value-type="float" office:value="20.22" calcext:value-type="float">
            <text:p>20.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float" office:value="14.3" calcext:value-type="float">
            <text:p>14.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3.21" calcext:value-type="float">
            <text:p>3.21</text:p>
          </table:table-cell>
          <table:table-cell table:style-name="ce1" office:value-type="float" office:value="3.57" calcext:value-type="float">
            <text:p>3.57</text:p>
          </table:table-cell>
          <table:table-cell table:style-name="ce1" office:value-type="float" office:value="15.84" calcext:value-type="float">
            <text:p>15.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1" office:value-type="float" office:value="24.4" calcext:value-type="float">
            <text:p>24.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6.7" calcext:value-type="float">
            <text:p>146.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.69" calcext:value-type="float">
            <text:p>3.69</text:p>
          </table:table-cell>
          <table:table-cell table:style-name="ce1" office:value-type="float" office:value="3.19" calcext:value-type="float">
            <text:p>3.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float" office:value="22.8" calcext:value-type="float">
            <text:p>22.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0.8" calcext:value-type="float">
            <text:p>140.8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.92" calcext:value-type="float">
            <text:p>3.92</text:p>
          </table:table-cell>
          <table:table-cell table:style-name="ce1" office:value-type="float" office:value="3.15" calcext:value-type="float">
            <text:p>3.15</text:p>
          </table:table-cell>
          <table:table-cell table:style-name="ce1" office:value-type="float" office:value="22.9" calcext:value-type="float">
            <text:p>22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float" office:value="19.2" calcext:value-type="float">
            <text:p>19.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7.6" calcext:value-type="float">
            <text:p>167.6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3.92" calcext:value-type="float">
            <text:p>3.92</text:p>
          </table:table-cell>
          <table:table-cell table:style-name="ce1" office:value-type="float" office:value="3.44" calcext:value-type="float">
            <text:p>3.44</text:p>
          </table:table-cell>
          <table:table-cell table:style-name="ce1" office:value-type="float" office:value="18.3" calcext:value-type="float">
            <text:p>18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1" office:value-type="float" office:value="17.8" calcext:value-type="float">
            <text:p>17.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7.6" calcext:value-type="float">
            <text:p>167.6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3.92" calcext:value-type="float">
            <text:p>3.92</text:p>
          </table:table-cell>
          <table:table-cell table:style-name="ce1" office:value-type="float" office:value="3.44" calcext:value-type="float">
            <text:p>3.44</text:p>
          </table:table-cell>
          <table:table-cell table:style-name="ce1" office:value-type="float" office:value="18.9" calcext:value-type="float">
            <text:p>18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1" office:value-type="float" office:value="16.4" calcext:value-type="float">
            <text:p>16.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5.8" calcext:value-type="float">
            <text:p>275.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.07" calcext:value-type="float">
            <text:p>3.07</text:p>
          </table:table-cell>
          <table:table-cell table:style-name="ce1" office:value-type="float" office:value="4.07" calcext:value-type="float">
            <text:p>4.07</text:p>
          </table:table-cell>
          <table:table-cell table:style-name="ce1" office:value-type="float" office:value="17.4" calcext:value-type="float">
            <text:p>17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5.8" calcext:value-type="float">
            <text:p>275.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.07" calcext:value-type="float">
            <text:p>3.07</text:p>
          </table:table-cell>
          <table:table-cell table:style-name="ce1" office:value-type="float" office:value="3.73" calcext:value-type="float">
            <text:p>3.73</text:p>
          </table:table-cell>
          <table:table-cell table:style-name="ce1" office:value-type="float" office:value="17.6" calcext:value-type="float">
            <text:p>17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" office:value-type="float" office:value="15.2" calcext:value-type="float">
            <text:p>15.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5.8" calcext:value-type="float">
            <text:p>275.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.07" calcext:value-type="float">
            <text:p>3.07</text:p>
          </table:table-cell>
          <table:table-cell table:style-name="ce1" office:value-type="float" office:value="3.78" calcext:value-type="float">
            <text:p>3.78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" office:value-type="float" office:value="10.4" calcext:value-type="float">
            <text:p>10.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.93" calcext:value-type="float">
            <text:p>2.93</text:p>
          </table:table-cell>
          <table:table-cell table:style-name="ce1" office:value-type="float" office:value="5.25" calcext:value-type="float">
            <text:p>5.25</text:p>
          </table:table-cell>
          <table:table-cell table:style-name="ce1" office:value-type="float" office:value="17.98" calcext:value-type="float">
            <text:p>17.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1" office:value-type="float" office:value="10.4" calcext:value-type="float">
            <text:p>10.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424" calcext:value-type="float">
            <text:p>5.424</text:p>
          </table:table-cell>
          <table:table-cell table:style-name="ce1" office:value-type="float" office:value="17.82" calcext:value-type="float">
            <text:p>17.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1" office:value-type="float" office:value="14.7" calcext:value-type="float">
            <text:p>14.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.23" calcext:value-type="float">
            <text:p>3.23</text:p>
          </table:table-cell>
          <table:table-cell table:style-name="ce1" office:value-type="float" office:value="5.345" calcext:value-type="float">
            <text:p>5.345</text:p>
          </table:table-cell>
          <table:table-cell table:style-name="ce1" office:value-type="float" office:value="17.42" calcext:value-type="float">
            <text:p>17.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1" office:value-type="float" office:value="32.4" calcext:value-type="float">
            <text:p>32.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8.7" calcext:value-type="float">
            <text:p>78.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.08" calcext:value-type="float">
            <text:p>4.08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19.47" calcext:value-type="float">
            <text:p>19.4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float" office:value="30.4" calcext:value-type="float">
            <text:p>30.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5.7" calcext:value-type="float">
            <text:p>75.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.93" calcext:value-type="float">
            <text:p>4.93</text:p>
          </table:table-cell>
          <table:table-cell table:style-name="ce1" office:value-type="float" office:value="1.615" calcext:value-type="float">
            <text:p>1.615</text:p>
          </table:table-cell>
          <table:table-cell table:style-name="ce1" office:value-type="float" office:value="18.52" calcext:value-type="float">
            <text:p>18.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float" office:value="33.9" calcext:value-type="float">
            <text:p>33.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1.1" calcext:value-type="float">
            <text:p>71.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.22" calcext:value-type="float">
            <text:p>4.22</text:p>
          </table:table-cell>
          <table:table-cell table:style-name="ce1" office:value-type="float" office:value="1.835" calcext:value-type="float">
            <text:p>1.835</text:p>
          </table:table-cell>
          <table:table-cell table:style-name="ce1" office:value-type="float" office:value="19.9" calcext:value-type="float">
            <text:p>19.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float" office:value="21.5" calcext:value-type="float">
            <text:p>21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0.1" calcext:value-type="float">
            <text:p>120.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2.465" calcext:value-type="float">
            <text:p>2.465</text:p>
          </table:table-cell>
          <table:table-cell table:style-name="ce1" office:value-type="float" office:value="20.01" calcext:value-type="float">
            <text:p>2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.76" calcext:value-type="float">
            <text:p>2.76</text:p>
          </table:table-cell>
          <table:table-cell table:style-name="ce1" office:value-type="float" office:value="3.52" calcext:value-type="float">
            <text:p>3.52</text:p>
          </table:table-cell>
          <table:table-cell table:style-name="ce1" office:value-type="float" office:value="16.87" calcext:value-type="float">
            <text:p>16.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float" office:value="15.2" calcext:value-type="float">
            <text:p>15.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3.15" calcext:value-type="float">
            <text:p>3.15</text:p>
          </table:table-cell>
          <table:table-cell table:style-name="ce1" office:value-type="float" office:value="3.435" calcext:value-type="float">
            <text:p>3.435</text:p>
          </table:table-cell>
          <table:table-cell table:style-name="ce1" office:value-type="float" office:value="17.3" calcext:value-type="float">
            <text:p>1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3.73" calcext:value-type="float">
            <text:p>3.73</text:p>
          </table:table-cell>
          <table:table-cell table:style-name="ce1" office:value-type="float" office:value="3.84" calcext:value-type="float">
            <text:p>3.84</text:p>
          </table:table-cell>
          <table:table-cell table:style-name="ce1" office:value-type="float" office:value="15.41" calcext:value-type="float">
            <text:p>15.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1" office:value-type="float" office:value="19.2" calcext:value-type="float">
            <text:p>19.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3.08" calcext:value-type="float">
            <text:p>3.08</text:p>
          </table:table-cell>
          <table:table-cell table:style-name="ce1" office:value-type="float" office:value="3.845" calcext:value-type="float">
            <text:p>3.845</text:p>
          </table:table-cell>
          <table:table-cell table:style-name="ce1" office:value-type="float" office:value="17.05" calcext:value-type="float">
            <text:p>17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.08" calcext:value-type="float">
            <text:p>4.08</text:p>
          </table:table-cell>
          <table:table-cell table:style-name="ce1" office:value-type="float" office:value="1.935" calcext:value-type="float">
            <text:p>1.935</text:p>
          </table:table-cell>
          <table:table-cell table:style-name="ce1" office:value-type="float" office:value="18.9" calcext:value-type="float">
            <text:p>18.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0.3" calcext:value-type="float">
            <text:p>120.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.43" calcext:value-type="float">
            <text:p>4.43</text:p>
          </table:table-cell>
          <table:table-cell table:style-name="ce1" office:value-type="float" office:value="2.14" calcext:value-type="float">
            <text:p>2.14</text:p>
          </table:table-cell>
          <table:table-cell table:style-name="ce1" office:value-type="float" office:value="16.7" calcext:value-type="float">
            <text:p>16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float" office:value="30.4" calcext:value-type="float">
            <text:p>30.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5.1" calcext:value-type="float">
            <text:p>95.1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3.77" calcext:value-type="float">
            <text:p>3.77</text:p>
          </table:table-cell>
          <table:table-cell table:style-name="ce1" office:value-type="float" office:value="1.513" calcext:value-type="float">
            <text:p>1.513</text:p>
          </table:table-cell>
          <table:table-cell table:style-name="ce1" office:value-type="float" office:value="16.9" calcext:value-type="float">
            <text:p>16.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office:value-type="float" office:value="15.8" calcext:value-type="float">
            <text:p>15.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4.22" calcext:value-type="float">
            <text:p>4.22</text:p>
          </table:table-cell>
          <table:table-cell table:style-name="ce1" office:value-type="float" office:value="3.17" calcext:value-type="float">
            <text:p>3.17</text:p>
          </table:table-cell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1" office:value-type="float" office:value="19.7" calcext:value-type="float">
            <text:p>19.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3.62" calcext:value-type="float">
            <text:p>3.62</text:p>
          </table:table-cell>
          <table:table-cell table:style-name="ce1" office:value-type="float" office:value="2.77" calcext:value-type="float">
            <text:p>2.77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3.54" calcext:value-type="float">
            <text:p>3.54</text:p>
          </table:table-cell>
          <table:table-cell table:style-name="ce1" office:value-type="float" office:value="3.57" calcext:value-type="float">
            <text:p>3.57</text:p>
          </table:table-cell>
          <table:table-cell table:style-name="ce1" office:value-type="float" office:value="14.6" calcext:value-type="float">
            <text:p>14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1" office:value-type="float" office:value="21.4" calcext:value-type="float">
            <text:p>21.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4.11" calcext:value-type="float">
            <text:p>4.11</text:p>
          </table:table-cell>
          <table:table-cell table:style-name="ce1" office:value-type="float" office:value="2.78" calcext:value-type="float">
            <text:p>2.78</text:p>
          </table:table-cell>
          <table:table-cell table:style-name="ce1" office:value-type="float" office:value="18.6" calcext:value-type="float">
            <text:p>18.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ckwts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feed</text:p>
          </table:table-cell>
          <table:table-cell table:number-columns-repeated="1022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horsebean</text:p>
          </table:table-cell>
          <table:table-cell table:number-columns-repeated="1022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horsebean</text:p>
          </table:table-cell>
          <table:table-cell table:number-columns-repeated="1022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horsebean</text:p>
          </table:table-cell>
          <table:table-cell table:number-columns-repeated="1022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office:value-type="string" calcext:value-type="string">
            <text:p>horsebean</text:p>
          </table:table-cell>
          <table:table-cell table:number-columns-repeated="1022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string" calcext:value-type="string">
            <text:p>horsebean</text:p>
          </table:table-cell>
          <table:table-cell table:number-columns-repeated="1022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horsebean</text:p>
          </table:table-cell>
          <table:table-cell table:number-columns-repeated="1022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horsebean</text:p>
          </table:table-cell>
          <table:table-cell table:number-columns-repeated="1022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horsebean</text:p>
          </table:table-cell>
          <table:table-cell table:number-columns-repeated="1022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horsebean</text:p>
          </table:table-cell>
          <table:table-cell table:number-columns-repeated="1022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horsebean</text:p>
          </table:table-cell>
          <table:table-cell table:number-columns-repeated="1022"/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1" office:value-type="string" calcext:value-type="string">
            <text:p>linseed</text:p>
          </table:table-cell>
          <table:table-cell table:number-columns-repeated="1022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1" office:value-type="string" calcext:value-type="string">
            <text:p>linseed</text:p>
          </table:table-cell>
          <table:table-cell table:number-columns-repeated="1022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linseed</text:p>
          </table:table-cell>
          <table:table-cell table:number-columns-repeated="1022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linseed</text:p>
          </table:table-cell>
          <table:table-cell table:number-columns-repeated="1022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office:value-type="string" calcext:value-type="string">
            <text:p>linseed</text:p>
          </table:table-cell>
          <table:table-cell table:number-columns-repeated="1022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office:value-type="string" calcext:value-type="string">
            <text:p>linseed</text:p>
          </table:table-cell>
          <table:table-cell table:number-columns-repeated="1022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linseed</text:p>
          </table:table-cell>
          <table:table-cell table:number-columns-repeated="1022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linseed</text:p>
          </table:table-cell>
          <table:table-cell table:number-columns-repeated="1022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string" calcext:value-type="string">
            <text:p>linseed</text:p>
          </table:table-cell>
          <table:table-cell table:number-columns-repeated="1022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1" office:value-type="string" calcext:value-type="string">
            <text:p>linseed</text:p>
          </table:table-cell>
          <table:table-cell table:number-columns-repeated="1022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linseed</text:p>
          </table:table-cell>
          <table:table-cell table:number-columns-repeated="1022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1" office:value-type="string" calcext:value-type="string">
            <text:p>linseed</text:p>
          </table:table-cell>
          <table:table-cell table:number-columns-repeated="1022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soybean</text:p>
          </table:table-cell>
          <table:table-cell table:number-columns-repeated="1022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string" calcext:value-type="string">
            <text:p>soybean</text:p>
          </table:table-cell>
          <table:table-cell table:number-columns-repeated="1022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1" office:value-type="string" calcext:value-type="string">
            <text:p>soybean</text:p>
          </table:table-cell>
          <table:table-cell table:number-columns-repeated="1022"/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table:style-name="ce1" office:value-type="string" calcext:value-type="string">
            <text:p>soybean</text:p>
          </table:table-cell>
          <table:table-cell table:number-columns-repeated="1022"/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table:style-name="ce1" office:value-type="string" calcext:value-type="string">
            <text:p>soybean</text:p>
          </table:table-cell>
          <table:table-cell table:number-columns-repeated="1022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soybean</text:p>
          </table:table-cell>
          <table:table-cell table:number-columns-repeated="1022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soybean</text:p>
          </table:table-cell>
          <table:table-cell table:number-columns-repeated="1022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1" office:value-type="string" calcext:value-type="string">
            <text:p>soybean</text:p>
          </table:table-cell>
          <table:table-cell table:number-columns-repeated="1022"/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table:style-name="ce1" office:value-type="string" calcext:value-type="string">
            <text:p>soybean</text:p>
          </table:table-cell>
          <table:table-cell table:number-columns-repeated="1022"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1" office:value-type="string" calcext:value-type="string">
            <text:p>soybean</text:p>
          </table:table-cell>
          <table:table-cell table:number-columns-repeated="1022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soybean</text:p>
          </table:table-cell>
          <table:table-cell table:number-columns-repeated="1022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soybean</text:p>
          </table:table-cell>
          <table:table-cell table:number-columns-repeated="1022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soybean</text:p>
          </table:table-cell>
          <table:table-cell table:number-columns-repeated="1022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1" office:value-type="string" calcext:value-type="string">
            <text:p>soybean</text:p>
          </table:table-cell>
          <table:table-cell table:number-columns-repeated="1022"/>
        </table:table-row>
        <table:table-row table:style-name="ro1"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sunflower</text:p>
          </table:table-cell>
          <table:table-cell table:number-columns-repeated="1022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1" office:value-type="string" calcext:value-type="string">
            <text:p>sunflower</text:p>
          </table:table-cell>
          <table:table-cell table:number-columns-repeated="1022"/>
        </table:table-row>
        <table:table-row table:style-name="ro1"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sunflower</text:p>
          </table:table-cell>
          <table:table-cell table:number-columns-repeated="1022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table:style-name="ce1" office:value-type="string" calcext:value-type="string">
            <text:p>sunflower</text:p>
          </table:table-cell>
          <table:table-cell table:number-columns-repeated="1022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table:style-name="ce1" office:value-type="string" calcext:value-type="string">
            <text:p>sunflower</text:p>
          </table:table-cell>
          <table:table-cell table:number-columns-repeated="1022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1" office:value-type="string" calcext:value-type="string">
            <text:p>sunflower</text:p>
          </table:table-cell>
          <table:table-cell table:number-columns-repeated="1022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1" office:value-type="string" calcext:value-type="string">
            <text:p>sunflower</text:p>
          </table:table-cell>
          <table:table-cell table:number-columns-repeated="1022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1" office:value-type="string" calcext:value-type="string">
            <text:p>sunflower</text:p>
          </table:table-cell>
          <table:table-cell table:number-columns-repeated="1022"/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table:style-name="ce1" office:value-type="string" calcext:value-type="string">
            <text:p>sunflower</text:p>
          </table:table-cell>
          <table:table-cell table:number-columns-repeated="1022"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1" office:value-type="string" calcext:value-type="string">
            <text:p>sunflower</text:p>
          </table:table-cell>
          <table:table-cell table:number-columns-repeated="1022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1" office:value-type="string" calcext:value-type="string">
            <text:p>sunflower</text:p>
          </table:table-cell>
          <table:table-cell table:number-columns-repeated="1022"/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table:style-name="ce1" office:value-type="string" calcext:value-type="string">
            <text:p>sunflower</text:p>
          </table:table-cell>
          <table:table-cell table:number-columns-repeated="1022"/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1" office:value-type="string" calcext:value-type="string">
            <text:p>meatmeal</text:p>
          </table:table-cell>
          <table:table-cell table:number-columns-repeated="1022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1" office:value-type="string" calcext:value-type="string">
            <text:p>meatmeal</text:p>
          </table:table-cell>
          <table:table-cell table:number-columns-repeated="1022"/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1" office:value-type="string" calcext:value-type="string">
            <text:p>meatmeal</text:p>
          </table:table-cell>
          <table:table-cell table:number-columns-repeated="1022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1" office:value-type="string" calcext:value-type="string">
            <text:p>meatmeal</text:p>
          </table:table-cell>
          <table:table-cell table:number-columns-repeated="1022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table:style-name="ce1" office:value-type="string" calcext:value-type="string">
            <text:p>meatmeal</text:p>
          </table:table-cell>
          <table:table-cell table:number-columns-repeated="1022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meatmeal</text:p>
          </table:table-cell>
          <table:table-cell table:number-columns-repeated="1022"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table:style-name="ce1" office:value-type="string" calcext:value-type="string">
            <text:p>meatmeal</text:p>
          </table:table-cell>
          <table:table-cell table:number-columns-repeated="1022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meatmeal</text:p>
          </table:table-cell>
          <table:table-cell table:number-columns-repeated="1022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string" calcext:value-type="string">
            <text:p>meatmeal</text:p>
          </table:table-cell>
          <table:table-cell table:number-columns-repeated="1022"/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table:style-name="ce1" office:value-type="string" calcext:value-type="string">
            <text:p>meatmeal</text:p>
          </table:table-cell>
          <table:table-cell table:number-columns-repeated="1022"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1" office:value-type="string" calcext:value-type="string">
            <text:p>meatmeal</text:p>
          </table:table-cell>
          <table:table-cell table:number-columns-repeated="1022"/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table:style-name="ce1" office:value-type="string" calcext:value-type="string">
            <text:p>casein</text:p>
          </table:table-cell>
          <table:table-cell table:number-columns-repeated="1022"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casein</text:p>
          </table:table-cell>
          <table:table-cell table:number-columns-repeated="1022"/>
        </table:table-row>
        <table:table-row table:style-name="ro1">
          <table:table-cell table:style-name="ce1" office:value-type="float" office:value="379" calcext:value-type="float">
            <text:p>379</text:p>
          </table:table-cell>
          <table:table-cell table:style-name="ce1" office:value-type="string" calcext:value-type="string">
            <text:p>casein</text:p>
          </table:table-cell>
          <table:table-cell table:number-columns-repeated="1022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office:value-type="string" calcext:value-type="string">
            <text:p>casein</text:p>
          </table:table-cell>
          <table:table-cell table:number-columns-repeated="1022"/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 table:style-name="ce1" office:value-type="string" calcext:value-type="string">
            <text:p>casein</text:p>
          </table:table-cell>
          <table:table-cell table:number-columns-repeated="1022"/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table:style-name="ce1" office:value-type="string" calcext:value-type="string">
            <text:p>casein</text:p>
          </table:table-cell>
          <table:table-cell table:number-columns-repeated="1022"/>
        </table:table-row>
        <table:table-row table:style-name="ro1">
          <table:table-cell table:style-name="ce1" office:value-type="float" office:value="352" calcext:value-type="float">
            <text:p>352</text:p>
          </table:table-cell>
          <table:table-cell table:style-name="ce1" office:value-type="string" calcext:value-type="string">
            <text:p>casein</text:p>
          </table:table-cell>
          <table:table-cell table:number-columns-repeated="1022"/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table:style-name="ce1" office:value-type="string" calcext:value-type="string">
            <text:p>casein</text:p>
          </table:table-cell>
          <table:table-cell table:number-columns-repeated="1022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string" calcext:value-type="string">
            <text:p>casein</text:p>
          </table:table-cell>
          <table:table-cell table:number-columns-repeated="1022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string" calcext:value-type="string">
            <text:p>casein</text:p>
          </table:table-cell>
          <table:table-cell table:number-columns-repeated="1022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1" office:value-type="string" calcext:value-type="string">
            <text:p>casein</text:p>
          </table:table-cell>
          <table:table-cell table:number-columns-repeated="1022"/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style-name="ce1" office:value-type="string" calcext:value-type="string">
            <text:p>casein</text:p>
          </table:table-cell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akes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depth</text:p>
          </table:table-cell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stations</text:p>
          </table:table-cell>
          <table:table-cell table:number-columns-repeated="1019"/>
        </table:table-row>
        <table:table-row table:style-name="ro1">
          <table:table-cell table:style-name="ce1" office:value-type="float" office:value="-20.42" calcext:value-type="float">
            <text:p>-20.42</text:p>
          </table:table-cell>
          <table:table-cell table:style-name="ce1" office:value-type="float" office:value="181.62" calcext:value-type="float">
            <text:p>181.62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1" office:value-type="float" office:value="-20.62" calcext:value-type="float">
            <text:p>-20.62</text:p>
          </table:table-cell>
          <table:table-cell table:style-name="ce1" office:value-type="float" office:value="181.03" calcext:value-type="float">
            <text:p>181.03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26" calcext:value-type="float">
            <text:p>-26</text:p>
          </table:table-cell>
          <table:table-cell table:style-name="ce1" office:value-type="float" office:value="184.1" calcext:value-type="float">
            <text:p>184.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1" office:value-type="float" office:value="-17.97" calcext:value-type="float">
            <text:p>-17.97</text:p>
          </table:table-cell>
          <table:table-cell table:style-name="ce1" office:value-type="float" office:value="181.66" calcext:value-type="float">
            <text:p>181.66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" office:value-type="float" office:value="-20.42" calcext:value-type="float">
            <text:p>-20.42</text:p>
          </table:table-cell>
          <table:table-cell table:style-name="ce1" office:value-type="float" office:value="181.96" calcext:value-type="float">
            <text:p>181.96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float" office:value="-19.68" calcext:value-type="float">
            <text:p>-19.68</text:p>
          </table:table-cell>
          <table:table-cell table:style-name="ce1" office:value-type="float" office:value="184.31" calcext:value-type="float">
            <text:p>184.31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float" office:value="-11.7" calcext:value-type="float">
            <text:p>-11.7</text:p>
          </table:table-cell>
          <table:table-cell table:style-name="ce1" office:value-type="float" office:value="166.1" calcext:value-type="float">
            <text:p>166.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1" office:value-type="float" office:value="-28.11" calcext:value-type="float">
            <text:p>-28.11</text:p>
          </table:table-cell>
          <table:table-cell table:style-name="ce1" office:value-type="float" office:value="181.93" calcext:value-type="float">
            <text:p>181.93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28.74" calcext:value-type="float">
            <text:p>-28.74</text:p>
          </table:table-cell>
          <table:table-cell table:style-name="ce1" office:value-type="float" office:value="181.74" calcext:value-type="float">
            <text:p>181.74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" office:value-type="float" office:value="-17.47" calcext:value-type="float">
            <text:p>-17.47</text:p>
          </table:table-cell>
          <table:table-cell table:style-name="ce1" office:value-type="float" office:value="179.59" calcext:value-type="float">
            <text:p>179.59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" office:value-type="float" office:value="-21.44" calcext:value-type="float">
            <text:p>-21.44</text:p>
          </table:table-cell>
          <table:table-cell table:style-name="ce1" office:value-type="float" office:value="180.69" calcext:value-type="float">
            <text:p>180.69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1" office:value-type="float" office:value="-12.26" calcext:value-type="float">
            <text:p>-12.2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18.54" calcext:value-type="float">
            <text:p>-18.54</text:p>
          </table:table-cell>
          <table:table-cell table:style-name="ce1" office:value-type="float" office:value="182.11" calcext:value-type="float">
            <text:p>182.11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" office:value-type="float" office:value="-21" calcext:value-type="float">
            <text:p>-21</text:p>
          </table:table-cell>
          <table:table-cell table:style-name="ce1" office:value-type="float" office:value="181.66" calcext:value-type="float">
            <text:p>181.66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" office:value-type="float" office:value="-20.7" calcext:value-type="float">
            <text:p>-20.7</text:p>
          </table:table-cell>
          <table:table-cell table:style-name="ce1" office:value-type="float" office:value="169.92" calcext:value-type="float">
            <text:p>169.92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table:style-name="ce1" office:value-type="float" office:value="-15.94" calcext:value-type="float">
            <text:p>-15.94</text:p>
          </table:table-cell>
          <table:table-cell table:style-name="ce1" office:value-type="float" office:value="184.95" calcext:value-type="float">
            <text:p>184.95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float" office:value="-13.64" calcext:value-type="float">
            <text:p>-13.64</text:p>
          </table:table-cell>
          <table:table-cell table:style-name="ce1" office:value-type="float" office:value="165.96" calcext:value-type="float">
            <text:p>165.9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table:style-name="ce1" office:value-type="float" office:value="-17.83" calcext:value-type="float">
            <text:p>-17.83</text:p>
          </table:table-cell>
          <table:table-cell table:style-name="ce1" office:value-type="float" office:value="181.5" calcext:value-type="float">
            <text:p>181.5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23.5" calcext:value-type="float">
            <text:p>-23.5</text:p>
          </table:table-cell>
          <table:table-cell table:style-name="ce1" office:value-type="float" office:value="179.78" calcext:value-type="float">
            <text:p>179.78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1" office:value-type="float" office:value="-22.63" calcext:value-type="float">
            <text:p>-22.63</text:p>
          </table:table-cell>
          <table:table-cell table:style-name="ce1" office:value-type="float" office:value="180.31" calcext:value-type="float">
            <text:p>180.31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20.84" calcext:value-type="float">
            <text:p>-20.84</text:p>
          </table:table-cell>
          <table:table-cell table:style-name="ce1" office:value-type="float" office:value="181.16" calcext:value-type="float">
            <text:p>181.16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10.98" calcext:value-type="float">
            <text:p>-10.98</text:p>
          </table:table-cell>
          <table:table-cell table:style-name="ce1" office:value-type="float" office:value="166.32" calcext:value-type="float">
            <text:p>166.32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float" office:value="-23.3" calcext:value-type="float">
            <text:p>-23.3</text:p>
          </table:table-cell>
          <table:table-cell table:style-name="ce1" office:value-type="float" office:value="180.16" calcext:value-type="float">
            <text:p>180.1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30.2" calcext:value-type="float">
            <text:p>-30.2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19.66" calcext:value-type="float">
            <text:p>-19.66</text:p>
          </table:table-cell>
          <table:table-cell table:style-name="ce1" office:value-type="float" office:value="180.28" calcext:value-type="float">
            <text:p>180.28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1" office:value-type="float" office:value="-17.94" calcext:value-type="float">
            <text:p>-17.94</text:p>
          </table:table-cell>
          <table:table-cell table:style-name="ce1" office:value-type="float" office:value="181.49" calcext:value-type="float">
            <text:p>181.49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14.72" calcext:value-type="float">
            <text:p>-14.72</text:p>
          </table:table-cell>
          <table:table-cell table:style-name="ce1" office:value-type="float" office:value="167.51" calcext:value-type="float">
            <text:p>167.51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16.46" calcext:value-type="float">
            <text:p>-16.46</text:p>
          </table:table-cell>
          <table:table-cell table:style-name="ce1" office:value-type="float" office:value="180.79" calcext:value-type="float">
            <text:p>180.79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table:style-name="ce1" office:value-type="float" office:value="-20.97" calcext:value-type="float">
            <text:p>-20.97</text:p>
          </table:table-cell>
          <table:table-cell table:style-name="ce1" office:value-type="float" office:value="181.47" calcext:value-type="float">
            <text:p>181.47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1" office:value-type="float" office:value="-19.84" calcext:value-type="float">
            <text:p>-19.84</text:p>
          </table:table-cell>
          <table:table-cell table:style-name="ce1" office:value-type="float" office:value="182.37" calcext:value-type="float">
            <text:p>182.37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22.58" calcext:value-type="float">
            <text:p>-22.58</text:p>
          </table:table-cell>
          <table:table-cell table:style-name="ce1" office:value-type="float" office:value="179.24" calcext:value-type="float">
            <text:p>179.24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16.32" calcext:value-type="float">
            <text:p>-16.32</text:p>
          </table:table-cell>
          <table:table-cell table:style-name="ce1" office:value-type="float" office:value="166.74" calcext:value-type="float">
            <text:p>166.7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float" office:value="-15.55" calcext:value-type="float">
            <text:p>-15.55</text:p>
          </table:table-cell>
          <table:table-cell table:style-name="ce1" office:value-type="float" office:value="185.05" calcext:value-type="float">
            <text:p>185.05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style-name="ce1" office:value-type="float" office:value="-23.55" calcext:value-type="float">
            <text:p>-23.55</text:p>
          </table:table-cell>
          <table:table-cell table:style-name="ce1" office:value-type="float" office:value="180.8" calcext:value-type="float">
            <text:p>180.8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" office:value-type="float" office:value="-16.3" calcext:value-type="float">
            <text:p>-16.3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" office:value-type="float" office:value="-25.82" calcext:value-type="float">
            <text:p>-25.82</text:p>
          </table:table-cell>
          <table:table-cell table:style-name="ce1" office:value-type="float" office:value="179.33" calcext:value-type="float">
            <text:p>179.33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1" office:value-type="float" office:value="-18.73" calcext:value-type="float">
            <text:p>-18.73</text:p>
          </table:table-cell>
          <table:table-cell table:style-name="ce1" office:value-type="float" office:value="169.23" calcext:value-type="float">
            <text:p>169.23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17.64" calcext:value-type="float">
            <text:p>-17.64</text:p>
          </table:table-cell>
          <table:table-cell table:style-name="ce1" office:value-type="float" office:value="181.28" calcext:value-type="float">
            <text:p>181.28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17.66" calcext:value-type="float">
            <text:p>-17.66</text:p>
          </table:table-cell>
          <table:table-cell table:style-name="ce1" office:value-type="float" office:value="181.4" calcext:value-type="float">
            <text:p>181.4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18.82" calcext:value-type="float">
            <text:p>-18.82</text:p>
          </table:table-cell>
          <table:table-cell table:style-name="ce1" office:value-type="float" office:value="169.33" calcext:value-type="float">
            <text:p>169.33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float" office:value="-37.37" calcext:value-type="float">
            <text:p>-37.37</text:p>
          </table:table-cell>
          <table:table-cell table:style-name="ce1" office:value-type="float" office:value="176.78" calcext:value-type="float">
            <text:p>176.78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1" office:value-type="float" office:value="-15.31" calcext:value-type="float">
            <text:p>-15.31</text:p>
          </table:table-cell>
          <table:table-cell table:style-name="ce1" office:value-type="float" office:value="186.1" calcext:value-type="float">
            <text:p>186.1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1" office:value-type="float" office:value="-24.97" calcext:value-type="float">
            <text:p>-24.97</text:p>
          </table:table-cell>
          <table:table-cell table:style-name="ce1" office:value-type="float" office:value="179.82" calcext:value-type="float">
            <text:p>179.82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15.49" calcext:value-type="float">
            <text:p>-15.49</text:p>
          </table:table-cell>
          <table:table-cell table:style-name="ce1" office:value-type="float" office:value="186.04" calcext:value-type="float">
            <text:p>186.0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1" office:value-type="float" office:value="-19.23" calcext:value-type="float">
            <text:p>-19.23</text:p>
          </table:table-cell>
          <table:table-cell table:style-name="ce1" office:value-type="float" office:value="169.41" calcext:value-type="float">
            <text:p>169.41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30.1" calcext:value-type="float">
            <text:p>-30.1</text:p>
          </table:table-cell>
          <table:table-cell table:style-name="ce1" office:value-type="float" office:value="182.3" calcext:value-type="float">
            <text:p>182.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1" office:value-type="float" office:value="-26.4" calcext:value-type="float">
            <text:p>-26.4</text:p>
          </table:table-cell>
          <table:table-cell table:style-name="ce1" office:value-type="float" office:value="181.7" calcext:value-type="float">
            <text:p>181.7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1" office:value-type="float" office:value="-11.77" calcext:value-type="float">
            <text:p>-11.77</text:p>
          </table:table-cell>
          <table:table-cell table:style-name="ce1" office:value-type="float" office:value="166.32" calcext:value-type="float">
            <text:p>166.3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24.12" calcext:value-type="float">
            <text:p>-24.12</text:p>
          </table:table-cell>
          <table:table-cell table:style-name="ce1" office:value-type="float" office:value="180.08" calcext:value-type="float">
            <text:p>180.08</text:p>
          </table:table-cell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18.97" calcext:value-type="float">
            <text:p>-18.97</text:p>
          </table:table-cell>
          <table:table-cell table:style-name="ce1" office:value-type="float" office:value="185.25" calcext:value-type="float">
            <text:p>185.25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table:style-name="ce1" office:value-type="float" office:value="-18.75" calcext:value-type="float">
            <text:p>-18.75</text:p>
          </table:table-cell>
          <table:table-cell table:style-name="ce1" office:value-type="float" office:value="182.35" calcext:value-type="float">
            <text:p>182.35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1" office:value-type="float" office:value="-19.26" calcext:value-type="float">
            <text:p>-19.26</text:p>
          </table:table-cell>
          <table:table-cell table:style-name="ce1" office:value-type="float" office:value="184.42" calcext:value-type="float">
            <text:p>184.42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22.75" calcext:value-type="float">
            <text:p>-22.75</text:p>
          </table:table-cell>
          <table:table-cell table:style-name="ce1" office:value-type="float" office:value="173.2" calcext:value-type="float">
            <text:p>173.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1" office:value-type="float" office:value="-21.37" calcext:value-type="float">
            <text:p>-21.37</text:p>
          </table:table-cell>
          <table:table-cell table:style-name="ce1" office:value-type="float" office:value="180.67" calcext:value-type="float">
            <text:p>180.67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1" office:value-type="float" office:value="-20.1" calcext:value-type="float">
            <text:p>-20.1</text:p>
          </table:table-cell>
          <table:table-cell table:style-name="ce1" office:value-type="float" office:value="182.16" calcext:value-type="float">
            <text:p>182.16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19.85" calcext:value-type="float">
            <text:p>-19.85</text:p>
          </table:table-cell>
          <table:table-cell table:style-name="ce1" office:value-type="float" office:value="182.13" calcext:value-type="float">
            <text:p>182.13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1" office:value-type="float" office:value="-22.7" calcext:value-type="float">
            <text:p>-22.7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22.06" calcext:value-type="float">
            <text:p>-22.06</text:p>
          </table:table-cell>
          <table:table-cell table:style-name="ce1" office:value-type="float" office:value="180.6" calcext:value-type="float">
            <text:p>180.6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float" office:value="-17.8" calcext:value-type="float">
            <text:p>-17.8</text:p>
          </table:table-cell>
          <table:table-cell table:style-name="ce1" office:value-type="float" office:value="181.35" calcext:value-type="float">
            <text:p>181.35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24.2" calcext:value-type="float">
            <text:p>-24.2</text:p>
          </table:table-cell>
          <table:table-cell table:style-name="ce1" office:value-type="float" office:value="179.2" calcext:value-type="float">
            <text:p>179.2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float" office:value="-20.69" calcext:value-type="float">
            <text:p>-20.69</text:p>
          </table:table-cell>
          <table:table-cell table:style-name="ce1" office:value-type="float" office:value="181.55" calcext:value-type="float">
            <text:p>181.55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" office:value-type="float" office:value="-21.16" calcext:value-type="float">
            <text:p>-21.16</text:p>
          </table:table-cell>
          <table:table-cell table:style-name="ce1" office:value-type="float" office:value="182.4" calcext:value-type="float">
            <text:p>182.4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float" office:value="-13.82" calcext:value-type="float">
            <text:p>-13.82</text:p>
          </table:table-cell>
          <table:table-cell table:style-name="ce1" office:value-type="float" office:value="172.38" calcext:value-type="float">
            <text:p>172.38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1" office:value-type="float" office:value="-11.49" calcext:value-type="float">
            <text:p>-11.49</text:p>
          </table:table-cell>
          <table:table-cell table:style-name="ce1" office:value-type="float" office:value="166.22" calcext:value-type="float">
            <text:p>166.2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1" office:value-type="float" office:value="-20.68" calcext:value-type="float">
            <text:p>-20.68</text:p>
          </table:table-cell>
          <table:table-cell table:style-name="ce1" office:value-type="float" office:value="181.41" calcext:value-type="float">
            <text:p>181.41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1" office:value-type="float" office:value="-17.1" calcext:value-type="float">
            <text:p>-17.1</text:p>
          </table:table-cell>
          <table:table-cell table:style-name="ce1" office:value-type="float" office:value="184.93" calcext:value-type="float">
            <text:p>184.93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1" office:value-type="float" office:value="-20.14" calcext:value-type="float">
            <text:p>-20.14</text:p>
          </table:table-cell>
          <table:table-cell table:style-name="ce1" office:value-type="float" office:value="181.6" calcext:value-type="float">
            <text:p>181.6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1" office:value-type="float" office:value="-21.96" calcext:value-type="float">
            <text:p>-21.96</text:p>
          </table:table-cell>
          <table:table-cell table:style-name="ce1" office:value-type="float" office:value="179.62" calcext:value-type="float">
            <text:p>179.62</text:p>
          </table:table-cell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1" office:value-type="float" office:value="-20.42" calcext:value-type="float">
            <text:p>-20.42</text:p>
          </table:table-cell>
          <table:table-cell table:style-name="ce1" office:value-type="float" office:value="181.86" calcext:value-type="float">
            <text:p>181.86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15.46" calcext:value-type="float">
            <text:p>-15.46</text:p>
          </table:table-cell>
          <table:table-cell table:style-name="ce1" office:value-type="float" office:value="187.81" calcext:value-type="float">
            <text:p>187.8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table:style-name="ce1" office:value-type="float" office:value="-15.31" calcext:value-type="float">
            <text:p>-15.31</text:p>
          </table:table-cell>
          <table:table-cell table:style-name="ce1" office:value-type="float" office:value="185.8" calcext:value-type="float">
            <text:p>185.8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float" office:value="-19.86" calcext:value-type="float">
            <text:p>-19.86</text:p>
          </table:table-cell>
          <table:table-cell table:style-name="ce1" office:value-type="float" office:value="184.35" calcext:value-type="float">
            <text:p>184.35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float" office:value="-11.55" calcext:value-type="float">
            <text:p>-11.55</text:p>
          </table:table-cell>
          <table:table-cell table:style-name="ce1" office:value-type="float" office:value="166.2" calcext:value-type="float">
            <text:p>166.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23.74" calcext:value-type="float">
            <text:p>-23.74</text:p>
          </table:table-cell>
          <table:table-cell table:style-name="ce1" office:value-type="float" office:value="179.99" calcext:value-type="float">
            <text:p>179.99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table:style-name="ce1" office:value-type="float" office:value="-17.7" calcext:value-type="float">
            <text:p>-17.7</text:p>
          </table:table-cell>
          <table:table-cell table:style-name="ce1" office:value-type="float" office:value="181.23" calcext:value-type="float">
            <text:p>181.23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" office:value-type="float" office:value="-23.54" calcext:value-type="float">
            <text:p>-23.54</text:p>
          </table:table-cell>
          <table:table-cell table:style-name="ce1" office:value-type="float" office:value="180.04" calcext:value-type="float">
            <text:p>180.04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19.21" calcext:value-type="float">
            <text:p>-19.21</text:p>
          </table:table-cell>
          <table:table-cell table:style-name="ce1" office:value-type="float" office:value="184.7" calcext:value-type="float">
            <text:p>184.7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float" office:value="-12.11" calcext:value-type="float">
            <text:p>-12.11</text:p>
          </table:table-cell>
          <table:table-cell table:style-name="ce1" office:value-type="float" office:value="167.06" calcext:value-type="float">
            <text:p>167.06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21.81" calcext:value-type="float">
            <text:p>-21.81</text:p>
          </table:table-cell>
          <table:table-cell table:style-name="ce1" office:value-type="float" office:value="181.71" calcext:value-type="float">
            <text:p>181.71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28.98" calcext:value-type="float">
            <text:p>-28.98</text:p>
          </table:table-cell>
          <table:table-cell table:style-name="ce1" office:value-type="float" office:value="181.11" calcext:value-type="float">
            <text:p>181.11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1" office:value-type="float" office:value="-34.02" calcext:value-type="float">
            <text:p>-34.02</text:p>
          </table:table-cell>
          <table:table-cell table:style-name="ce1" office:value-type="float" office:value="180.21" calcext:value-type="float">
            <text:p>180.2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1" office:value-type="float" office:value="-23.84" calcext:value-type="float">
            <text:p>-23.84</text:p>
          </table:table-cell>
          <table:table-cell table:style-name="ce1" office:value-type="float" office:value="180.99" calcext:value-type="float">
            <text:p>180.99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19.57" calcext:value-type="float">
            <text:p>-19.57</text:p>
          </table:table-cell>
          <table:table-cell table:style-name="ce1" office:value-type="float" office:value="182.38" calcext:value-type="float">
            <text:p>182.38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1" office:value-type="float" office:value="-20.12" calcext:value-type="float">
            <text:p>-20.12</text:p>
          </table:table-cell>
          <table:table-cell table:style-name="ce1" office:value-type="float" office:value="183.4" calcext:value-type="float">
            <text:p>183.4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17.7" calcext:value-type="float">
            <text:p>-17.7</text:p>
          </table:table-cell>
          <table:table-cell table:style-name="ce1" office:value-type="float" office:value="181.7" calcext:value-type="float">
            <text:p>181.7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float" office:value="-19.66" calcext:value-type="float">
            <text:p>-19.66</text:p>
          </table:table-cell>
          <table:table-cell table:style-name="ce1" office:value-type="float" office:value="184.31" calcext:value-type="float">
            <text:p>184.3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21.5" calcext:value-type="float">
            <text:p>-21.5</text:p>
          </table:table-cell>
          <table:table-cell table:style-name="ce1" office:value-type="float" office:value="170.5" calcext:value-type="float">
            <text:p>170.5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1" office:value-type="float" office:value="-23.64" calcext:value-type="float">
            <text:p>-23.64</text:p>
          </table:table-cell>
          <table:table-cell table:style-name="ce1" office:value-type="float" office:value="179.96" calcext:value-type="float">
            <text:p>179.96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1" office:value-type="float" office:value="-15.43" calcext:value-type="float">
            <text:p>-15.43</text:p>
          </table:table-cell>
          <table:table-cell table:style-name="ce1" office:value-type="float" office:value="186.3" calcext:value-type="float">
            <text:p>186.3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15.41" calcext:value-type="float">
            <text:p>-15.41</text:p>
          </table:table-cell>
          <table:table-cell table:style-name="ce1" office:value-type="float" office:value="186.44" calcext:value-type="float">
            <text:p>186.44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style-name="ce1" office:value-type="float" office:value="-15.48" calcext:value-type="float">
            <text:p>-15.48</text:p>
          </table:table-cell>
          <table:table-cell table:style-name="ce1" office:value-type="float" office:value="167.53" calcext:value-type="float">
            <text:p>167.53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1" office:value-type="float" office:value="-13.36" calcext:value-type="float">
            <text:p>-13.36</text:p>
          </table:table-cell>
          <table:table-cell table:style-name="ce1" office:value-type="float" office:value="167.06" calcext:value-type="float">
            <text:p>167.06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20.64" calcext:value-type="float">
            <text:p>-20.64</text:p>
          </table:table-cell>
          <table:table-cell table:style-name="ce1" office:value-type="float" office:value="182.02" calcext:value-type="float">
            <text:p>182.02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table:style-name="ce1" office:value-type="float" office:value="-19.72" calcext:value-type="float">
            <text:p>-19.72</text:p>
          </table:table-cell>
          <table:table-cell table:style-name="ce1" office:value-type="float" office:value="169.71" calcext:value-type="float">
            <text:p>169.71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15.44" calcext:value-type="float">
            <text:p>-15.44</text:p>
          </table:table-cell>
          <table:table-cell table:style-name="ce1" office:value-type="float" office:value="185.26" calcext:value-type="float">
            <text:p>185.26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19.73" calcext:value-type="float">
            <text:p>-19.73</text:p>
          </table:table-cell>
          <table:table-cell table:style-name="ce1" office:value-type="float" office:value="182.4" calcext:value-type="float">
            <text:p>182.4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27.24" calcext:value-type="float">
            <text:p>-27.24</text:p>
          </table:table-cell>
          <table:table-cell table:style-name="ce1" office:value-type="float" office:value="181.11" calcext:value-type="float">
            <text:p>181.11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18.16" calcext:value-type="float">
            <text:p>-18.16</text:p>
          </table:table-cell>
          <table:table-cell table:style-name="ce1" office:value-type="float" office:value="183.41" calcext:value-type="float">
            <text:p>183.41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1" office:value-type="float" office:value="-13.66" calcext:value-type="float">
            <text:p>-13.66</text:p>
          </table:table-cell>
          <table:table-cell table:style-name="ce1" office:value-type="float" office:value="166.54" calcext:value-type="float">
            <text:p>166.5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1" office:value-type="float" office:value="-24.57" calcext:value-type="float">
            <text:p>-24.57</text:p>
          </table:table-cell>
          <table:table-cell table:style-name="ce1" office:value-type="float" office:value="179.92" calcext:value-type="float">
            <text:p>179.92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1" office:value-type="float" office:value="-16.98" calcext:value-type="float">
            <text:p>-16.98</text:p>
          </table:table-cell>
          <table:table-cell table:style-name="ce1" office:value-type="float" office:value="185.61" calcext:value-type="float">
            <text:p>185.6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float" office:value="-26.2" calcext:value-type="float">
            <text:p>-26.2</text:p>
          </table:table-cell>
          <table:table-cell table:style-name="ce1" office:value-type="float" office:value="178.41" calcext:value-type="float">
            <text:p>178.41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1" office:value-type="float" office:value="-21.88" calcext:value-type="float">
            <text:p>-21.88</text:p>
          </table:table-cell>
          <table:table-cell table:style-name="ce1" office:value-type="float" office:value="180.39" calcext:value-type="float">
            <text:p>180.39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float" office:value="-33" calcext:value-type="float">
            <text:p>-33</text:p>
          </table:table-cell>
          <table:table-cell table:style-name="ce1" office:value-type="float" office:value="181.6" calcext:value-type="float">
            <text:p>181.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21.33" calcext:value-type="float">
            <text:p>-21.33</text:p>
          </table:table-cell>
          <table:table-cell table:style-name="ce1" office:value-type="float" office:value="180.69" calcext:value-type="float">
            <text:p>180.69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1" office:value-type="float" office:value="-19.44" calcext:value-type="float">
            <text:p>-19.44</text:p>
          </table:table-cell>
          <table:table-cell table:style-name="ce1" office:value-type="float" office:value="183.5" calcext:value-type="float">
            <text:p>183.5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34.89" calcext:value-type="float">
            <text:p>-34.89</text:p>
          </table:table-cell>
          <table:table-cell table:style-name="ce1" office:value-type="float" office:value="180.6" calcext:value-type="float">
            <text:p>180.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1" office:value-type="float" office:value="-20.24" calcext:value-type="float">
            <text:p>-20.24</text:p>
          </table:table-cell>
          <table:table-cell table:style-name="ce1" office:value-type="float" office:value="169.49" calcext:value-type="float">
            <text:p>169.4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22.55" calcext:value-type="float">
            <text:p>-22.55</text:p>
          </table:table-cell>
          <table:table-cell table:style-name="ce1" office:value-type="float" office:value="185.9" calcext:value-type="float">
            <text:p>185.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table:style-name="ce1" office:value-type="float" office:value="-36.95" calcext:value-type="float">
            <text:p>-36.95</text:p>
          </table:table-cell>
          <table:table-cell table:style-name="ce1" office:value-type="float" office:value="177.81" calcext:value-type="float">
            <text:p>177.81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" office:value-type="float" office:value="-15.75" calcext:value-type="float">
            <text:p>-15.75</text:p>
          </table:table-cell>
          <table:table-cell table:style-name="ce1" office:value-type="float" office:value="185.23" calcext:value-type="float">
            <text:p>185.23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1" office:value-type="float" office:value="-16.85" calcext:value-type="float">
            <text:p>-16.85</text:p>
          </table:table-cell>
          <table:table-cell table:style-name="ce1" office:value-type="float" office:value="182.31" calcext:value-type="float">
            <text:p>182.31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19.06" calcext:value-type="float">
            <text:p>-19.06</text:p>
          </table:table-cell>
          <table:table-cell table:style-name="ce1" office:value-type="float" office:value="182.45" calcext:value-type="float">
            <text:p>182.45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26.11" calcext:value-type="float">
            <text:p>-26.11</text:p>
          </table:table-cell>
          <table:table-cell table:style-name="ce1" office:value-type="float" office:value="178.3" calcext:value-type="float">
            <text:p>178.3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1" office:value-type="float" office:value="-26.2" calcext:value-type="float">
            <text:p>-26.2</text:p>
          </table:table-cell>
          <table:table-cell table:style-name="ce1" office:value-type="float" office:value="178.35" calcext:value-type="float">
            <text:p>178.35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26.13" calcext:value-type="float">
            <text:p>-26.13</text:p>
          </table:table-cell>
          <table:table-cell table:style-name="ce1" office:value-type="float" office:value="178.31" calcext:value-type="float">
            <text:p>178.31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1" office:value-type="float" office:value="-13.66" calcext:value-type="float">
            <text:p>-13.66</text:p>
          </table:table-cell>
          <table:table-cell table:style-name="ce1" office:value-type="float" office:value="172.23" calcext:value-type="float">
            <text:p>172.2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table:style-name="ce1" office:value-type="float" office:value="-13.47" calcext:value-type="float">
            <text:p>-13.47</text:p>
          </table:table-cell>
          <table:table-cell table:style-name="ce1" office:value-type="float" office:value="172.29" calcext:value-type="float">
            <text:p>172.2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14.6" calcext:value-type="float">
            <text:p>-14.6</text:p>
          </table:table-cell>
          <table:table-cell table:style-name="ce1" office:value-type="float" office:value="167.4" calcext:value-type="float">
            <text:p>167.4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1" office:value-type="float" office:value="-18.96" calcext:value-type="float">
            <text:p>-18.96</text:p>
          </table:table-cell>
          <table:table-cell table:style-name="ce1" office:value-type="float" office:value="169.48" calcext:value-type="float">
            <text:p>169.48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1" office:value-type="float" office:value="-14.65" calcext:value-type="float">
            <text:p>-14.65</text:p>
          </table:table-cell>
          <table:table-cell table:style-name="ce1" office:value-type="float" office:value="166.97" calcext:value-type="float">
            <text:p>166.9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1" office:value-type="float" office:value="-19.9" calcext:value-type="float">
            <text:p>-19.9</text:p>
          </table:table-cell>
          <table:table-cell table:style-name="ce1" office:value-type="float" office:value="178.9" calcext:value-type="float">
            <text:p>178.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float" office:value="-22.05" calcext:value-type="float">
            <text:p>-22.05</text:p>
          </table:table-cell>
          <table:table-cell table:style-name="ce1" office:value-type="float" office:value="180.4" calcext:value-type="float">
            <text:p>180.4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19.22" calcext:value-type="float">
            <text:p>-19.22</text:p>
          </table:table-cell>
          <table:table-cell table:style-name="ce1" office:value-type="float" office:value="182.43" calcext:value-type="float">
            <text:p>182.43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31.24" calcext:value-type="float">
            <text:p>-31.24</text:p>
          </table:table-cell>
          <table:table-cell table:style-name="ce1" office:value-type="float" office:value="180.6" calcext:value-type="float">
            <text:p>180.6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17.93" calcext:value-type="float">
            <text:p>-17.93</text:p>
          </table:table-cell>
          <table:table-cell table:style-name="ce1" office:value-type="float" office:value="167.89" calcext:value-type="float">
            <text:p>167.8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1" office:value-type="float" office:value="-19.3" calcext:value-type="float">
            <text:p>-19.3</text:p>
          </table:table-cell>
          <table:table-cell table:style-name="ce1" office:value-type="float" office:value="183.84" calcext:value-type="float">
            <text:p>183.84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26.53" calcext:value-type="float">
            <text:p>-26.53</text:p>
          </table:table-cell>
          <table:table-cell table:style-name="ce1" office:value-type="float" office:value="178.57" calcext:value-type="float">
            <text:p>178.57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table:style-name="ce1" office:value-type="float" office:value="-27.72" calcext:value-type="float">
            <text:p>-27.72</text:p>
          </table:table-cell>
          <table:table-cell table:style-name="ce1" office:value-type="float" office:value="181.7" calcext:value-type="float">
            <text:p>181.7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1" office:value-type="float" office:value="-19.19" calcext:value-type="float">
            <text:p>-19.19</text:p>
          </table:table-cell>
          <table:table-cell table:style-name="ce1" office:value-type="float" office:value="183.51" calcext:value-type="float">
            <text:p>183.51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" office:value-type="float" office:value="-17.43" calcext:value-type="float">
            <text:p>-17.43</text:p>
          </table:table-cell>
          <table:table-cell table:style-name="ce1" office:value-type="float" office:value="185.43" calcext:value-type="float">
            <text:p>185.43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17.05" calcext:value-type="float">
            <text:p>-17.05</text:p>
          </table:table-cell>
          <table:table-cell table:style-name="ce1" office:value-type="float" office:value="181.22" calcext:value-type="float">
            <text:p>181.22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1" office:value-type="float" office:value="-19.52" calcext:value-type="float">
            <text:p>-19.52</text:p>
          </table:table-cell>
          <table:table-cell table:style-name="ce1" office:value-type="float" office:value="168.98" calcext:value-type="float">
            <text:p>168.9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23.71" calcext:value-type="float">
            <text:p>-23.71</text:p>
          </table:table-cell>
          <table:table-cell table:style-name="ce1" office:value-type="float" office:value="180.3" calcext:value-type="float">
            <text:p>180.3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float" office:value="-21.3" calcext:value-type="float">
            <text:p>-21.3</text:p>
          </table:table-cell>
          <table:table-cell table:style-name="ce1" office:value-type="float" office:value="180.82" calcext:value-type="float">
            <text:p>180.82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16.24" calcext:value-type="float">
            <text:p>-16.24</text:p>
          </table:table-cell>
          <table:table-cell table:style-name="ce1" office:value-type="float" office:value="168.02" calcext:value-type="float">
            <text:p>168.0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float" office:value="-16.14" calcext:value-type="float">
            <text:p>-16.14</text:p>
          </table:table-cell>
          <table:table-cell table:style-name="ce1" office:value-type="float" office:value="187.32" calcext:value-type="float">
            <text:p>187.3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table:style-name="ce1" office:value-type="float" office:value="-23.95" calcext:value-type="float">
            <text:p>-23.95</text:p>
          </table:table-cell>
          <table:table-cell table:style-name="ce1" office:value-type="float" office:value="182.8" calcext:value-type="float">
            <text:p>182.8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25.2" calcext:value-type="float">
            <text:p>-25.2</text:p>
          </table:table-cell>
          <table:table-cell table:style-name="ce1" office:value-type="float" office:value="182.6" calcext:value-type="float">
            <text:p>182.6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1" office:value-type="float" office:value="-18.84" calcext:value-type="float">
            <text:p>-18.84</text:p>
          </table:table-cell>
          <table:table-cell table:style-name="ce1" office:value-type="float" office:value="184.16" calcext:value-type="float">
            <text:p>184.16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12.66" calcext:value-type="float">
            <text:p>-12.66</text:p>
          </table:table-cell>
          <table:table-cell table:style-name="ce1" office:value-type="float" office:value="169.46" calcext:value-type="float">
            <text:p>169.46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1" office:value-type="float" office:value="-20.65" calcext:value-type="float">
            <text:p>-20.65</text:p>
          </table:table-cell>
          <table:table-cell table:style-name="ce1" office:value-type="float" office:value="181.4" calcext:value-type="float">
            <text:p>181.4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13.23" calcext:value-type="float">
            <text:p>-13.23</text:p>
          </table:table-cell>
          <table:table-cell table:style-name="ce1" office:value-type="float" office:value="167.1" calcext:value-type="float">
            <text:p>167.1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1" office:value-type="float" office:value="-29.91" calcext:value-type="float">
            <text:p>-29.91</text:p>
          </table:table-cell>
          <table:table-cell table:style-name="ce1" office:value-type="float" office:value="181.43" calcext:value-type="float">
            <text:p>181.43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1" office:value-type="float" office:value="-14.31" calcext:value-type="float">
            <text:p>-14.31</text:p>
          </table:table-cell>
          <table:table-cell table:style-name="ce1" office:value-type="float" office:value="173.5" calcext:value-type="float">
            <text:p>173.5</text:p>
          </table:table-cell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20.1" calcext:value-type="float">
            <text:p>-20.1</text:p>
          </table:table-cell>
          <table:table-cell table:style-name="ce1" office:value-type="float" office:value="184.4" calcext:value-type="float">
            <text:p>184.4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" office:value-type="float" office:value="-17.8" calcext:value-type="float">
            <text:p>-17.8</text:p>
          </table:table-cell>
          <table:table-cell table:style-name="ce1" office:value-type="float" office:value="185.17" calcext:value-type="float">
            <text:p>185.17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21.27" calcext:value-type="float">
            <text:p>-21.27</text:p>
          </table:table-cell>
          <table:table-cell table:style-name="ce1" office:value-type="float" office:value="173.49" calcext:value-type="float">
            <text:p>173.4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style-name="ce1" office:value-type="float" office:value="-23.58" calcext:value-type="float">
            <text:p>-23.58</text:p>
          </table:table-cell>
          <table:table-cell table:style-name="ce1" office:value-type="float" office:value="180.17" calcext:value-type="float">
            <text:p>180.17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table:style-name="ce1" office:value-type="float" office:value="-17.9" calcext:value-type="float">
            <text:p>-17.9</text:p>
          </table:table-cell>
          <table:table-cell table:style-name="ce1" office:value-type="float" office:value="181.5" calcext:value-type="float">
            <text:p>181.5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" office:value-type="float" office:value="-23.34" calcext:value-type="float">
            <text:p>-23.34</text:p>
          </table:table-cell>
          <table:table-cell table:style-name="ce1" office:value-type="float" office:value="184.5" calcext:value-type="float">
            <text:p>184.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table:style-name="ce1" office:value-type="float" office:value="-15.56" calcext:value-type="float">
            <text:p>-15.56</text:p>
          </table:table-cell>
          <table:table-cell table:style-name="ce1" office:value-type="float" office:value="167.62" calcext:value-type="float">
            <text:p>167.62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table:style-name="ce1" office:value-type="float" office:value="-23.83" calcext:value-type="float">
            <text:p>-23.83</text:p>
          </table:table-cell>
          <table:table-cell table:style-name="ce1" office:value-type="float" office:value="182.56" calcext:value-type="float">
            <text:p>182.56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1" office:value-type="float" office:value="-11.8" calcext:value-type="float">
            <text:p>-11.8</text:p>
          </table:table-cell>
          <table:table-cell table:style-name="ce1" office:value-type="float" office:value="165.8" calcext:value-type="float">
            <text:p>165.8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" office:value-type="float" office:value="-15.54" calcext:value-type="float">
            <text:p>-15.54</text:p>
          </table:table-cell>
          <table:table-cell table:style-name="ce1" office:value-type="float" office:value="167.68" calcext:value-type="float">
            <text:p>167.68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20.65" calcext:value-type="float">
            <text:p>-20.65</text:p>
          </table:table-cell>
          <table:table-cell table:style-name="ce1" office:value-type="float" office:value="181.32" calcext:value-type="float">
            <text:p>181.32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1" office:value-type="float" office:value="-11.75" calcext:value-type="float">
            <text:p>-11.75</text:p>
          </table:table-cell>
          <table:table-cell table:style-name="ce1" office:value-type="float" office:value="166.07" calcext:value-type="float">
            <text:p>166.0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24.81" calcext:value-type="float">
            <text:p>-24.81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" office:value-type="float" office:value="-20.9" calcext:value-type="float">
            <text:p>-20.9</text:p>
          </table:table-cell>
          <table:table-cell table:style-name="ce1" office:value-type="float" office:value="169.84" calcext:value-type="float">
            <text:p>169.8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1" office:value-type="float" office:value="-11.34" calcext:value-type="float">
            <text:p>-11.34</text:p>
          </table:table-cell>
          <table:table-cell table:style-name="ce1" office:value-type="float" office:value="166.24" calcext:value-type="float">
            <text:p>166.24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float" office:value="-17.98" calcext:value-type="float">
            <text:p>-17.98</text:p>
          </table:table-cell>
          <table:table-cell table:style-name="ce1" office:value-type="float" office:value="180.5" calcext:value-type="float">
            <text:p>180.5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" office:value-type="float" office:value="-24.34" calcext:value-type="float">
            <text:p>-24.34</text:p>
          </table:table-cell>
          <table:table-cell table:style-name="ce1" office:value-type="float" office:value="179.52" calcext:value-type="float">
            <text:p>179.52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1" office:value-type="float" office:value="-13.86" calcext:value-type="float">
            <text:p>-13.86</text:p>
          </table:table-cell>
          <table:table-cell table:style-name="ce1" office:value-type="float" office:value="167.16" calcext:value-type="float">
            <text:p>167.16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float" office:value="-35.56" calcext:value-type="float">
            <text:p>-35.56</text:p>
          </table:table-cell>
          <table:table-cell table:style-name="ce1" office:value-type="float" office:value="180.2" calcext:value-type="float">
            <text:p>180.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1" office:value-type="float" office:value="-35.48" calcext:value-type="float">
            <text:p>-35.48</text:p>
          </table:table-cell>
          <table:table-cell table:style-name="ce1" office:value-type="float" office:value="179.9" calcext:value-type="float">
            <text:p>179.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" office:value-type="float" office:value="-34.2" calcext:value-type="float">
            <text:p>-34.2</text:p>
          </table:table-cell>
          <table:table-cell table:style-name="ce1" office:value-type="float" office:value="179.43" calcext:value-type="float">
            <text:p>179.4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1" office:value-type="float" office:value="-26" calcext:value-type="float">
            <text:p>-26</text:p>
          </table:table-cell>
          <table:table-cell table:style-name="ce1" office:value-type="float" office:value="182.12" calcext:value-type="float">
            <text:p>182.12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table:style-name="ce1" office:value-type="float" office:value="-19.89" calcext:value-type="float">
            <text:p>-19.89</text:p>
          </table:table-cell>
          <table:table-cell table:style-name="ce1" office:value-type="float" office:value="183.84" calcext:value-type="float">
            <text:p>183.84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table:style-name="ce1" office:value-type="float" office:value="-23.43" calcext:value-type="float">
            <text:p>-23.43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1" office:value-type="float" office:value="-18.89" calcext:value-type="float">
            <text:p>-18.89</text:p>
          </table:table-cell>
          <table:table-cell table:style-name="ce1" office:value-type="float" office:value="169.42" calcext:value-type="float">
            <text:p>169.42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17.82" calcext:value-type="float">
            <text:p>-17.82</text:p>
          </table:table-cell>
          <table:table-cell table:style-name="ce1" office:value-type="float" office:value="181.83" calcext:value-type="float">
            <text:p>181.83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1" office:value-type="float" office:value="-25.68" calcext:value-type="float">
            <text:p>-25.68</text:p>
          </table:table-cell>
          <table:table-cell table:style-name="ce1" office:value-type="float" office:value="180.34" calcext:value-type="float">
            <text:p>180.34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1" office:value-type="float" office:value="-20.2" calcext:value-type="float">
            <text:p>-20.2</text:p>
          </table:table-cell>
          <table:table-cell table:style-name="ce1" office:value-type="float" office:value="180.9" calcext:value-type="float">
            <text:p>180.9</text:p>
          </table:table-cell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float" office:value="-15.2" calcext:value-type="float">
            <text:p>-15.2</text:p>
          </table:table-cell>
          <table:table-cell table:style-name="ce1" office:value-type="float" office:value="184.68" calcext:value-type="float">
            <text:p>184.6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15.03" calcext:value-type="float">
            <text:p>-15.03</text:p>
          </table:table-cell>
          <table:table-cell table:style-name="ce1" office:value-type="float" office:value="182.29" calcext:value-type="float">
            <text:p>182.29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" office:value-type="float" office:value="-32.22" calcext:value-type="float">
            <text:p>-32.22</text:p>
          </table:table-cell>
          <table:table-cell table:style-name="ce1" office:value-type="float" office:value="180.2" calcext:value-type="float">
            <text:p>180.2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table:style-name="ce1" office:value-type="float" office:value="-22.64" calcext:value-type="float">
            <text:p>-22.64</text:p>
          </table:table-cell>
          <table:table-cell table:style-name="ce1" office:value-type="float" office:value="180.64" calcext:value-type="float">
            <text:p>180.64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1" office:value-type="float" office:value="-17.42" calcext:value-type="float">
            <text:p>-17.42</text:p>
          </table:table-cell>
          <table:table-cell table:style-name="ce1" office:value-type="float" office:value="185.16" calcext:value-type="float">
            <text:p>185.16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17.84" calcext:value-type="float">
            <text:p>-17.84</text:p>
          </table:table-cell>
          <table:table-cell table:style-name="ce1" office:value-type="float" office:value="181.48" calcext:value-type="float">
            <text:p>181.48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" office:value-type="float" office:value="-15.02" calcext:value-type="float">
            <text:p>-15.02</text:p>
          </table:table-cell>
          <table:table-cell table:style-name="ce1" office:value-type="float" office:value="184.24" calcext:value-type="float">
            <text:p>184.24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18.04" calcext:value-type="float">
            <text:p>-18.04</text:p>
          </table:table-cell>
          <table:table-cell table:style-name="ce1" office:value-type="float" office:value="181.75" calcext:value-type="float">
            <text:p>181.75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1" office:value-type="float" office:value="-24.6" calcext:value-type="float">
            <text:p>-24.6</text:p>
          </table:table-cell>
          <table:table-cell table:style-name="ce1" office:value-type="float" office:value="183.5" calcext:value-type="float">
            <text:p>183.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1" office:value-type="float" office:value="-19.88" calcext:value-type="float">
            <text:p>-19.88</text:p>
          </table:table-cell>
          <table:table-cell table:style-name="ce1" office:value-type="float" office:value="184.3" calcext:value-type="float">
            <text:p>184.3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20.3" calcext:value-type="float">
            <text:p>-20.3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20.45" calcext:value-type="float">
            <text:p>-20.45</text:p>
          </table:table-cell>
          <table:table-cell table:style-name="ce1" office:value-type="float" office:value="181.85" calcext:value-type="float">
            <text:p>181.85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17.67" calcext:value-type="float">
            <text:p>-17.67</text:p>
          </table:table-cell>
          <table:table-cell table:style-name="ce1" office:value-type="float" office:value="187.09" calcext:value-type="float">
            <text:p>187.0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style-name="ce1" office:value-type="float" office:value="-22.3" calcext:value-type="float">
            <text:p>-22.3</text:p>
          </table:table-cell>
          <table:table-cell table:style-name="ce1" office:value-type="float" office:value="181.9" calcext:value-type="float">
            <text:p>181.9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float" office:value="-19.85" calcext:value-type="float">
            <text:p>-19.85</text:p>
          </table:table-cell>
          <table:table-cell table:style-name="ce1" office:value-type="float" office:value="181.85" calcext:value-type="float">
            <text:p>181.85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1" office:value-type="float" office:value="-24.27" calcext:value-type="float">
            <text:p>-24.27</text:p>
          </table:table-cell>
          <table:table-cell table:style-name="ce1" office:value-type="float" office:value="179.88" calcext:value-type="float">
            <text:p>179.88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1" office:value-type="float" office:value="-15.85" calcext:value-type="float">
            <text:p>-15.85</text:p>
          </table:table-cell>
          <table:table-cell table:style-name="ce1" office:value-type="float" office:value="185.13" calcext:value-type="float">
            <text:p>185.13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1" office:value-type="float" office:value="-20.02" calcext:value-type="float">
            <text:p>-20.02</text:p>
          </table:table-cell>
          <table:table-cell table:style-name="ce1" office:value-type="float" office:value="184.09" calcext:value-type="float">
            <text:p>184.09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table:style-name="ce1" office:value-type="float" office:value="-18.56" calcext:value-type="float">
            <text:p>-18.56</text:p>
          </table:table-cell>
          <table:table-cell table:style-name="ce1" office:value-type="float" office:value="169.31" calcext:value-type="float">
            <text:p>169.31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" office:value-type="float" office:value="-17.87" calcext:value-type="float">
            <text:p>-17.87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float" office:value="-24.08" calcext:value-type="float">
            <text:p>-24.08</text:p>
          </table:table-cell>
          <table:table-cell table:style-name="ce1" office:value-type="float" office:value="179.5" calcext:value-type="float">
            <text:p>179.5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32.2" calcext:value-type="float">
            <text:p>-32.2</text:p>
          </table:table-cell>
          <table:table-cell table:style-name="ce1" office:value-type="float" office:value="179.61" calcext:value-type="float">
            <text:p>179.61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1" office:value-type="float" office:value="-20.36" calcext:value-type="float">
            <text:p>-20.36</text:p>
          </table:table-cell>
          <table:table-cell table:style-name="ce1" office:value-type="float" office:value="181.19" calcext:value-type="float">
            <text:p>181.19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23.85" calcext:value-type="float">
            <text:p>-23.85</text:p>
          </table:table-cell>
          <table:table-cell table:style-name="ce1" office:value-type="float" office:value="182.53" calcext:value-type="float">
            <text:p>182.53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24" calcext:value-type="float">
            <text:p>-24</text:p>
          </table:table-cell>
          <table:table-cell table:style-name="ce1" office:value-type="float" office:value="182.75" calcext:value-type="float">
            <text:p>182.75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20.41" calcext:value-type="float">
            <text:p>-20.41</text:p>
          </table:table-cell>
          <table:table-cell table:style-name="ce1" office:value-type="float" office:value="181.74" calcext:value-type="float">
            <text:p>181.74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1" office:value-type="float" office:value="-17.72" calcext:value-type="float">
            <text:p>-17.72</text:p>
          </table:table-cell>
          <table:table-cell table:style-name="ce1" office:value-type="float" office:value="180.3" calcext:value-type="float">
            <text:p>180.3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table:style-name="ce1" office:value-type="float" office:value="-19.67" calcext:value-type="float">
            <text:p>-19.67</text:p>
          </table:table-cell>
          <table:table-cell table:style-name="ce1" office:value-type="float" office:value="182.18" calcext:value-type="float">
            <text:p>182.18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17.7" calcext:value-type="float">
            <text:p>-17.7</text:p>
          </table:table-cell>
          <table:table-cell table:style-name="ce1" office:value-type="float" office:value="182.2" calcext:value-type="float">
            <text:p>182.2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float" office:value="-16.23" calcext:value-type="float">
            <text:p>-16.23</text:p>
          </table:table-cell>
          <table:table-cell table:style-name="ce1" office:value-type="float" office:value="183.59" calcext:value-type="float">
            <text:p>183.59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" office:value-type="float" office:value="-26.72" calcext:value-type="float">
            <text:p>-26.72</text:p>
          </table:table-cell>
          <table:table-cell table:style-name="ce1" office:value-type="float" office:value="183.35" calcext:value-type="float">
            <text:p>183.35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1" office:value-type="float" office:value="-12.95" calcext:value-type="float">
            <text:p>-12.95</text:p>
          </table:table-cell>
          <table:table-cell table:style-name="ce1" office:value-type="float" office:value="169.09" calcext:value-type="float">
            <text:p>169.09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" office:value-type="float" office:value="-21.97" calcext:value-type="float">
            <text:p>-21.97</text:p>
          </table:table-cell>
          <table:table-cell table:style-name="ce1" office:value-type="float" office:value="182.32" calcext:value-type="float">
            <text:p>182.32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1" office:value-type="float" office:value="-21.96" calcext:value-type="float">
            <text:p>-21.96</text:p>
          </table:table-cell>
          <table:table-cell table:style-name="ce1" office:value-type="float" office:value="180.54" calcext:value-type="float">
            <text:p>180.54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table:style-name="ce1" office:value-type="float" office:value="-20.32" calcext:value-type="float">
            <text:p>-20.32</text:p>
          </table:table-cell>
          <table:table-cell table:style-name="ce1" office:value-type="float" office:value="181.69" calcext:value-type="float">
            <text:p>181.69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30.28" calcext:value-type="float">
            <text:p>-30.28</text:p>
          </table:table-cell>
          <table:table-cell table:style-name="ce1" office:value-type="float" office:value="180.62" calcext:value-type="float">
            <text:p>180.62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1" office:value-type="float" office:value="-20.2" calcext:value-type="float">
            <text:p>-20.2</text:p>
          </table:table-cell>
          <table:table-cell table:style-name="ce1" office:value-type="float" office:value="182.3" calcext:value-type="float">
            <text:p>182.3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float" office:value="-30.66" calcext:value-type="float">
            <text:p>-30.66</text:p>
          </table:table-cell>
          <table:table-cell table:style-name="ce1" office:value-type="float" office:value="180.13" calcext:value-type="float">
            <text:p>180.13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style-name="ce1" office:value-type="float" office:value="-16.17" calcext:value-type="float">
            <text:p>-16.17</text:p>
          </table:table-cell>
          <table:table-cell table:style-name="ce1" office:value-type="float" office:value="184.1" calcext:value-type="float">
            <text:p>184.1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1" office:value-type="float" office:value="-28.25" calcext:value-type="float">
            <text:p>-28.25</text:p>
          </table:table-cell>
          <table:table-cell table:style-name="ce1" office:value-type="float" office:value="181.71" calcext:value-type="float">
            <text:p>181.71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" office:value-type="float" office:value="-20.47" calcext:value-type="float">
            <text:p>-20.47</text:p>
          </table:table-cell>
          <table:table-cell table:style-name="ce1" office:value-type="float" office:value="185.68" calcext:value-type="float">
            <text:p>185.6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table:style-name="ce1" office:value-type="float" office:value="-23.55" calcext:value-type="float">
            <text:p>-23.55</text:p>
          </table:table-cell>
          <table:table-cell table:style-name="ce1" office:value-type="float" office:value="180.27" calcext:value-type="float">
            <text:p>180.27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20.94" calcext:value-type="float">
            <text:p>-20.94</text:p>
          </table:table-cell>
          <table:table-cell table:style-name="ce1" office:value-type="float" office:value="181.58" calcext:value-type="float">
            <text:p>181.58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26.67" calcext:value-type="float">
            <text:p>-26.67</text:p>
          </table:table-cell>
          <table:table-cell table:style-name="ce1" office:value-type="float" office:value="182.4" calcext:value-type="float">
            <text:p>182.4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18.13" calcext:value-type="float">
            <text:p>-18.13</text:p>
          </table:table-cell>
          <table:table-cell table:style-name="ce1" office:value-type="float" office:value="181.52" calcext:value-type="float">
            <text:p>181.52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1" office:value-type="float" office:value="-20.21" calcext:value-type="float">
            <text:p>-20.21</text:p>
          </table:table-cell>
          <table:table-cell table:style-name="ce1" office:value-type="float" office:value="183.83" calcext:value-type="float">
            <text:p>183.83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1" office:value-type="float" office:value="-18.31" calcext:value-type="float">
            <text:p>-18.31</text:p>
          </table:table-cell>
          <table:table-cell table:style-name="ce1" office:value-type="float" office:value="182.39" calcext:value-type="float">
            <text:p>182.39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16.52" calcext:value-type="float">
            <text:p>-16.52</text:p>
          </table:table-cell>
          <table:table-cell table:style-name="ce1" office:value-type="float" office:value="185.7" calcext:value-type="float">
            <text:p>185.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float" office:value="-22.36" calcext:value-type="float">
            <text:p>-22.36</text:p>
          </table:table-cell>
          <table:table-cell table:style-name="ce1" office:value-type="float" office:value="171.65" calcext:value-type="float">
            <text:p>171.65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1" office:value-type="float" office:value="-22.43" calcext:value-type="float">
            <text:p>-22.43</text:p>
          </table:table-cell>
          <table:table-cell table:style-name="ce1" office:value-type="float" office:value="184.48" calcext:value-type="float">
            <text:p>184.4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1" office:value-type="float" office:value="-20.37" calcext:value-type="float">
            <text:p>-20.37</text:p>
          </table:table-cell>
          <table:table-cell table:style-name="ce1" office:value-type="float" office:value="182.1" calcext:value-type="float">
            <text:p>182.1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23.77" calcext:value-type="float">
            <text:p>-23.77</text:p>
          </table:table-cell>
          <table:table-cell table:style-name="ce1" office:value-type="float" office:value="180.16" calcext:value-type="float">
            <text:p>180.16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1" office:value-type="float" office:value="-13.65" calcext:value-type="float">
            <text:p>-13.65</text:p>
          </table:table-cell>
          <table:table-cell table:style-name="ce1" office:value-type="float" office:value="166.66" calcext:value-type="float">
            <text:p>166.6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1" office:value-type="float" office:value="-21.55" calcext:value-type="float">
            <text:p>-21.55</text:p>
          </table:table-cell>
          <table:table-cell table:style-name="ce1" office:value-type="float" office:value="182.9" calcext:value-type="float">
            <text:p>182.9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16.24" calcext:value-type="float">
            <text:p>-16.24</text:p>
          </table:table-cell>
          <table:table-cell table:style-name="ce1" office:value-type="float" office:value="185.75" calcext:value-type="float">
            <text:p>185.75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23.73" calcext:value-type="float">
            <text:p>-23.73</text:p>
          </table:table-cell>
          <table:table-cell table:style-name="ce1" office:value-type="float" office:value="182.53" calcext:value-type="float">
            <text:p>182.53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1" office:value-type="float" office:value="-22.34" calcext:value-type="float">
            <text:p>-22.34</text:p>
          </table:table-cell>
          <table:table-cell table:style-name="ce1" office:value-type="float" office:value="171.52" calcext:value-type="float">
            <text:p>171.52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1" office:value-type="float" office:value="-19.4" calcext:value-type="float">
            <text:p>-19.4</text:p>
          </table:table-cell>
          <table:table-cell table:style-name="ce1" office:value-type="float" office:value="180.94" calcext:value-type="float">
            <text:p>180.94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1" office:value-type="float" office:value="-24.64" calcext:value-type="float">
            <text:p>-24.64</text:p>
          </table:table-cell>
          <table:table-cell table:style-name="ce1" office:value-type="float" office:value="180.81" calcext:value-type="float">
            <text:p>180.81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1" office:value-type="float" office:value="-16" calcext:value-type="float">
            <text:p>-16</text:p>
          </table:table-cell>
          <table:table-cell table:style-name="ce1" office:value-type="float" office:value="182.82" calcext:value-type="float">
            <text:p>182.82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19.62" calcext:value-type="float">
            <text:p>-19.62</text:p>
          </table:table-cell>
          <table:table-cell table:style-name="ce1" office:value-type="float" office:value="185.35" calcext:value-type="float">
            <text:p>185.3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1" office:value-type="float" office:value="-23.84" calcext:value-type="float">
            <text:p>-23.84</text:p>
          </table:table-cell>
          <table:table-cell table:style-name="ce1" office:value-type="float" office:value="180.13" calcext:value-type="float">
            <text:p>180.13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23.54" calcext:value-type="float">
            <text:p>-23.54</text:p>
          </table:table-cell>
          <table:table-cell table:style-name="ce1" office:value-type="float" office:value="179.93" calcext:value-type="float">
            <text:p>179.93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float" office:value="-28.23" calcext:value-type="float">
            <text:p>-28.23</text:p>
          </table:table-cell>
          <table:table-cell table:style-name="ce1" office:value-type="float" office:value="182.68" calcext:value-type="float">
            <text:p>182.6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" office:value-type="float" office:value="-21.68" calcext:value-type="float">
            <text:p>-21.68</text:p>
          </table:table-cell>
          <table:table-cell table:style-name="ce1" office:value-type="float" office:value="180.63" calcext:value-type="float">
            <text:p>180.63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table:style-name="ce1" office:value-type="float" office:value="-13.44" calcext:value-type="float">
            <text:p>-13.44</text:p>
          </table:table-cell>
          <table:table-cell table:style-name="ce1" office:value-type="float" office:value="166.53" calcext:value-type="float">
            <text:p>166.5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24.96" calcext:value-type="float">
            <text:p>-24.96</text:p>
          </table:table-cell>
          <table:table-cell table:style-name="ce1" office:value-type="float" office:value="180.22" calcext:value-type="float">
            <text:p>180.22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1" office:value-type="float" office:value="-20.08" calcext:value-type="float">
            <text:p>-20.08</text:p>
          </table:table-cell>
          <table:table-cell table:style-name="ce1" office:value-type="float" office:value="182.74" calcext:value-type="float">
            <text:p>182.74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1" office:value-type="float" office:value="-24.36" calcext:value-type="float">
            <text:p>-24.36</text:p>
          </table:table-cell>
          <table:table-cell table:style-name="ce1" office:value-type="float" office:value="182.84" calcext:value-type="float">
            <text:p>182.84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14.7" calcext:value-type="float">
            <text:p>-14.7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18.2" calcext:value-type="float">
            <text:p>-18.2</text:p>
          </table:table-cell>
          <table:table-cell table:style-name="ce1" office:value-type="float" office:value="183.68" calcext:value-type="float">
            <text:p>183.68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1" office:value-type="float" office:value="-16.65" calcext:value-type="float">
            <text:p>-16.65</text:p>
          </table:table-cell>
          <table:table-cell table:style-name="ce1" office:value-type="float" office:value="185.51" calcext:value-type="float">
            <text:p>185.51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1" office:value-type="float" office:value="-18.11" calcext:value-type="float">
            <text:p>-18.11</text:p>
          </table:table-cell>
          <table:table-cell table:style-name="ce1" office:value-type="float" office:value="181.67" calcext:value-type="float">
            <text:p>181.67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1" office:value-type="float" office:value="-17.95" calcext:value-type="float">
            <text:p>-17.95</text:p>
          </table:table-cell>
          <table:table-cell table:style-name="ce1" office:value-type="float" office:value="181.65" calcext:value-type="float">
            <text:p>181.65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1" office:value-type="float" office:value="-15.5" calcext:value-type="float">
            <text:p>-15.5</text:p>
          </table:table-cell>
          <table:table-cell table:style-name="ce1" office:value-type="float" office:value="186.9" calcext:value-type="float">
            <text:p>186.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23.36" calcext:value-type="float">
            <text:p>-23.36</text:p>
          </table:table-cell>
          <table:table-cell table:style-name="ce1" office:value-type="float" office:value="180.01" calcext:value-type="float">
            <text:p>180.01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1" office:value-type="float" office:value="-19.15" calcext:value-type="float">
            <text:p>-19.15</text:p>
          </table:table-cell>
          <table:table-cell table:style-name="ce1" office:value-type="float" office:value="169.5" calcext:value-type="float">
            <text:p>169.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float" office:value="-10.97" calcext:value-type="float">
            <text:p>-10.97</text:p>
          </table:table-cell>
          <table:table-cell table:style-name="ce1" office:value-type="float" office:value="166.26" calcext:value-type="float">
            <text:p>166.26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1" office:value-type="float" office:value="-14.85" calcext:value-type="float">
            <text:p>-14.85</text:p>
          </table:table-cell>
          <table:table-cell table:style-name="ce1" office:value-type="float" office:value="167.24" calcext:value-type="float">
            <text:p>167.24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1" office:value-type="float" office:value="-17.8" calcext:value-type="float">
            <text:p>-17.8</text:p>
          </table:table-cell>
          <table:table-cell table:style-name="ce1" office:value-type="float" office:value="181.38" calcext:value-type="float">
            <text:p>181.38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1" office:value-type="float" office:value="-22.5" calcext:value-type="float">
            <text:p>-22.5</text:p>
          </table:table-cell>
          <table:table-cell table:style-name="ce1" office:value-type="float" office:value="170.4" calcext:value-type="float">
            <text:p>170.4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1" office:value-type="float" office:value="-29.1" calcext:value-type="float">
            <text:p>-29.1</text:p>
          </table:table-cell>
          <table:table-cell table:style-name="ce1" office:value-type="float" office:value="182.1" calcext:value-type="float">
            <text:p>182.1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" office:value-type="float" office:value="-20.32" calcext:value-type="float">
            <text:p>-20.32</text:p>
          </table:table-cell>
          <table:table-cell table:style-name="ce1" office:value-type="float" office:value="180.88" calcext:value-type="float">
            <text:p>180.88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16.09" calcext:value-type="float">
            <text:p>-16.09</text:p>
          </table:table-cell>
          <table:table-cell table:style-name="ce1" office:value-type="float" office:value="184.89" calcext:value-type="float">
            <text:p>184.89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1" office:value-type="float" office:value="-19.18" calcext:value-type="float">
            <text:p>-19.18</text:p>
          </table:table-cell>
          <table:table-cell table:style-name="ce1" office:value-type="float" office:value="169.33" calcext:value-type="float">
            <text:p>169.33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" office:value-type="float" office:value="-23.81" calcext:value-type="float">
            <text:p>-23.81</text:p>
          </table:table-cell>
          <table:table-cell table:style-name="ce1" office:value-type="float" office:value="179.36" calcext:value-type="float">
            <text:p>179.36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23.79" calcext:value-type="float">
            <text:p>-23.79</text:p>
          </table:table-cell>
          <table:table-cell table:style-name="ce1" office:value-type="float" office:value="179.89" calcext:value-type="float">
            <text:p>179.89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1" office:value-type="float" office:value="-19.02" calcext:value-type="float">
            <text:p>-19.02</text:p>
          </table:table-cell>
          <table:table-cell table:style-name="ce1" office:value-type="float" office:value="184.23" calcext:value-type="float">
            <text:p>184.23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1" office:value-type="float" office:value="-20.9" calcext:value-type="float">
            <text:p>-20.9</text:p>
          </table:table-cell>
          <table:table-cell table:style-name="ce1" office:value-type="float" office:value="181.51" calcext:value-type="float">
            <text:p>181.51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1" office:value-type="float" office:value="-19.06" calcext:value-type="float">
            <text:p>-19.06</text:p>
          </table:table-cell>
          <table:table-cell table:style-name="ce1" office:value-type="float" office:value="169.01" calcext:value-type="float">
            <text:p>169.01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" office:value-type="float" office:value="-17.88" calcext:value-type="float">
            <text:p>-17.88</text:p>
          </table:table-cell>
          <table:table-cell table:style-name="ce1" office:value-type="float" office:value="181.47" calcext:value-type="float">
            <text:p>181.47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19.41" calcext:value-type="float">
            <text:p>-19.41</text:p>
          </table:table-cell>
          <table:table-cell table:style-name="ce1" office:value-type="float" office:value="183.05" calcext:value-type="float">
            <text:p>183.0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26.17" calcext:value-type="float">
            <text:p>-26.17</text:p>
          </table:table-cell>
          <table:table-cell table:style-name="ce1" office:value-type="float" office:value="184.2" calcext:value-type="float">
            <text:p>184.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1" office:value-type="float" office:value="-14.95" calcext:value-type="float">
            <text:p>-14.95</text:p>
          </table:table-cell>
          <table:table-cell table:style-name="ce1" office:value-type="float" office:value="167.24" calcext:value-type="float">
            <text:p>167.24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18.73" calcext:value-type="float">
            <text:p>-18.73</text:p>
          </table:table-cell>
          <table:table-cell table:style-name="ce1" office:value-type="float" office:value="168.8" calcext:value-type="float">
            <text:p>168.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20.21" calcext:value-type="float">
            <text:p>-20.21</text:p>
          </table:table-cell>
          <table:table-cell table:style-name="ce1" office:value-type="float" office:value="182.37" calcext:value-type="float">
            <text:p>182.37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1" office:value-type="float" office:value="-21.29" calcext:value-type="float">
            <text:p>-21.29</text:p>
          </table:table-cell>
          <table:table-cell table:style-name="ce1" office:value-type="float" office:value="180.85" calcext:value-type="float">
            <text:p>180.85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19.76" calcext:value-type="float">
            <text:p>-19.76</text:p>
          </table:table-cell>
          <table:table-cell table:style-name="ce1" office:value-type="float" office:value="181.41" calcext:value-type="float">
            <text:p>181.41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22.09" calcext:value-type="float">
            <text:p>-22.09</text:p>
          </table:table-cell>
          <table:table-cell table:style-name="ce1" office:value-type="float" office:value="180.38" calcext:value-type="float">
            <text:p>180.38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" office:value-type="float" office:value="-23.8" calcext:value-type="float">
            <text:p>-23.8</text:p>
          </table:table-cell>
          <table:table-cell table:style-name="ce1" office:value-type="float" office:value="179.9" calcext:value-type="float">
            <text:p>179.9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float" office:value="-20.16" calcext:value-type="float">
            <text:p>-20.16</text:p>
          </table:table-cell>
          <table:table-cell table:style-name="ce1" office:value-type="float" office:value="181.99" calcext:value-type="float">
            <text:p>181.99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float" office:value="-22.13" calcext:value-type="float">
            <text:p>-22.13</text:p>
          </table:table-cell>
          <table:table-cell table:style-name="ce1" office:value-type="float" office:value="180.38" calcext:value-type="float">
            <text:p>180.38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table:style-name="ce1" office:value-type="float" office:value="-17.44" calcext:value-type="float">
            <text:p>-17.44</text:p>
          </table:table-cell>
          <table:table-cell table:style-name="ce1" office:value-type="float" office:value="181.4" calcext:value-type="float">
            <text:p>181.4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1" office:value-type="float" office:value="-23.33" calcext:value-type="float">
            <text:p>-23.33</text:p>
          </table:table-cell>
          <table:table-cell table:style-name="ce1" office:value-type="float" office:value="180.18" calcext:value-type="float">
            <text:p>180.18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1" office:value-type="float" office:value="-24.78" calcext:value-type="float">
            <text:p>-24.78</text:p>
          </table:table-cell>
          <table:table-cell table:style-name="ce1" office:value-type="float" office:value="179.22" calcext:value-type="float">
            <text:p>179.22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22" calcext:value-type="float">
            <text:p>-22</text:p>
          </table:table-cell>
          <table:table-cell table:style-name="ce1" office:value-type="float" office:value="180.52" calcext:value-type="float">
            <text:p>180.52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" office:value-type="float" office:value="-19.13" calcext:value-type="float">
            <text:p>-19.13</text:p>
          </table:table-cell>
          <table:table-cell table:style-name="ce1" office:value-type="float" office:value="182.51" calcext:value-type="float">
            <text:p>182.51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1" office:value-type="float" office:value="-30.72" calcext:value-type="float">
            <text:p>-30.72</text:p>
          </table:table-cell>
          <table:table-cell table:style-name="ce1" office:value-type="float" office:value="180.1" calcext:value-type="float">
            <text:p>180.1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22.32" calcext:value-type="float">
            <text:p>-22.32</text:p>
          </table:table-cell>
          <table:table-cell table:style-name="ce1" office:value-type="float" office:value="180.54" calcext:value-type="float">
            <text:p>180.54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float" office:value="-16.45" calcext:value-type="float">
            <text:p>-16.45</text:p>
          </table:table-cell>
          <table:table-cell table:style-name="ce1" office:value-type="float" office:value="177.77" calcext:value-type="float">
            <text:p>177.7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17.7" calcext:value-type="float">
            <text:p>-17.7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" office:value-type="float" office:value="-17.95" calcext:value-type="float">
            <text:p>-17.95</text:p>
          </table:table-cell>
          <table:table-cell table:style-name="ce1" office:value-type="float" office:value="184.68" calcext:value-type="float">
            <text:p>184.68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24.4" calcext:value-type="float">
            <text:p>-24.4</text:p>
          </table:table-cell>
          <table:table-cell table:style-name="ce1" office:value-type="float" office:value="179.85" calcext:value-type="float">
            <text:p>179.85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1" office:value-type="float" office:value="-19.3" calcext:value-type="float">
            <text:p>-19.3</text:p>
          </table:table-cell>
          <table:table-cell table:style-name="ce1" office:value-type="float" office:value="180.6" calcext:value-type="float">
            <text:p>180.6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21.13" calcext:value-type="float">
            <text:p>-21.13</text:p>
          </table:table-cell>
          <table:table-cell table:style-name="ce1" office:value-type="float" office:value="185.32" calcext:value-type="float">
            <text:p>185.3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1" office:value-type="float" office:value="-18.07" calcext:value-type="float">
            <text:p>-18.07</text:p>
          </table:table-cell>
          <table:table-cell table:style-name="ce1" office:value-type="float" office:value="181.57" calcext:value-type="float">
            <text:p>181.57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1" office:value-type="float" office:value="-20.6" calcext:value-type="float">
            <text:p>-20.6</text:p>
          </table:table-cell>
          <table:table-cell table:style-name="ce1" office:value-type="float" office:value="182.28" calcext:value-type="float">
            <text:p>182.28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1" office:value-type="float" office:value="-18.48" calcext:value-type="float">
            <text:p>-18.48</text:p>
          </table:table-cell>
          <table:table-cell table:style-name="ce1" office:value-type="float" office:value="181.49" calcext:value-type="float">
            <text:p>181.49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1" office:value-type="float" office:value="-13.34" calcext:value-type="float">
            <text:p>-13.34</text:p>
          </table:table-cell>
          <table:table-cell table:style-name="ce1" office:value-type="float" office:value="166.2" calcext:value-type="float">
            <text:p>166.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20.92" calcext:value-type="float">
            <text:p>-20.92</text:p>
          </table:table-cell>
          <table:table-cell table:style-name="ce1" office:value-type="float" office:value="181.5" calcext:value-type="float">
            <text:p>181.5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1" office:value-type="float" office:value="-25.31" calcext:value-type="float">
            <text:p>-25.31</text:p>
          </table:table-cell>
          <table:table-cell table:style-name="ce1" office:value-type="float" office:value="179.69" calcext:value-type="float">
            <text:p>179.69</text:p>
          </table:table-cell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" office:value-type="float" office:value="-15.24" calcext:value-type="float">
            <text:p>-15.24</text:p>
          </table:table-cell>
          <table:table-cell table:style-name="ce1" office:value-type="float" office:value="186.21" calcext:value-type="float">
            <text:p>186.21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1" office:value-type="float" office:value="-16.4" calcext:value-type="float">
            <text:p>-16.4</text:p>
          </table:table-cell>
          <table:table-cell table:style-name="ce1" office:value-type="float" office:value="185.86" calcext:value-type="float">
            <text:p>185.86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1" office:value-type="float" office:value="-24.57" calcext:value-type="float">
            <text:p>-24.57</text:p>
          </table:table-cell>
          <table:table-cell table:style-name="ce1" office:value-type="float" office:value="178.4" calcext:value-type="float">
            <text:p>178.4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table:style-name="ce1" office:value-type="float" office:value="-17.94" calcext:value-type="float">
            <text:p>-17.94</text:p>
          </table:table-cell>
          <table:table-cell table:style-name="ce1" office:value-type="float" office:value="181.51" calcext:value-type="float">
            <text:p>181.51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30.64" calcext:value-type="float">
            <text:p>-30.64</text:p>
          </table:table-cell>
          <table:table-cell table:style-name="ce1" office:value-type="float" office:value="181.2" calcext:value-type="float">
            <text:p>181.2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18.64" calcext:value-type="float">
            <text:p>-18.64</text:p>
          </table:table-cell>
          <table:table-cell table:style-name="ce1" office:value-type="float" office:value="169.32" calcext:value-type="float">
            <text:p>169.32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13.09" calcext:value-type="float">
            <text:p>-13.09</text:p>
          </table:table-cell>
          <table:table-cell table:style-name="ce1" office:value-type="float" office:value="169.28" calcext:value-type="float">
            <text:p>169.28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19.68" calcext:value-type="float">
            <text:p>-19.68</text:p>
          </table:table-cell>
          <table:table-cell table:style-name="ce1" office:value-type="float" office:value="184.14" calcext:value-type="float">
            <text:p>184.14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1" office:value-type="float" office:value="-16.44" calcext:value-type="float">
            <text:p>-16.44</text:p>
          </table:table-cell>
          <table:table-cell table:style-name="ce1" office:value-type="float" office:value="185.74" calcext:value-type="float">
            <text:p>185.74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float" office:value="-21.09" calcext:value-type="float">
            <text:p>-21.09</text:p>
          </table:table-cell>
          <table:table-cell table:style-name="ce1" office:value-type="float" office:value="181.38" calcext:value-type="float">
            <text:p>181.38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14.99" calcext:value-type="float">
            <text:p>-14.99</text:p>
          </table:table-cell>
          <table:table-cell table:style-name="ce1" office:value-type="float" office:value="171.39" calcext:value-type="float">
            <text:p>171.39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23.3" calcext:value-type="float">
            <text:p>-23.3</text:p>
          </table:table-cell>
          <table:table-cell table:style-name="ce1" office:value-type="float" office:value="179.7" calcext:value-type="float">
            <text:p>179.7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1" office:value-type="float" office:value="-17.68" calcext:value-type="float">
            <text:p>-17.68</text:p>
          </table:table-cell>
          <table:table-cell table:style-name="ce1" office:value-type="float" office:value="181.36" calcext:value-type="float">
            <text:p>181.36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" office:value-type="float" office:value="-22" calcext:value-type="float">
            <text:p>-22</text:p>
          </table:table-cell>
          <table:table-cell table:style-name="ce1" office:value-type="float" office:value="180.53" calcext:value-type="float">
            <text:p>180.53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" office:value-type="float" office:value="-21.38" calcext:value-type="float">
            <text:p>-21.38</text:p>
          </table:table-cell>
          <table:table-cell table:style-name="ce1" office:value-type="float" office:value="181.39" calcext:value-type="float">
            <text:p>181.39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1" office:value-type="float" office:value="-32.62" calcext:value-type="float">
            <text:p>-32.62</text:p>
          </table:table-cell>
          <table:table-cell table:style-name="ce1" office:value-type="float" office:value="181.5" calcext:value-type="float">
            <text:p>181.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1" office:value-type="float" office:value="-13.05" calcext:value-type="float">
            <text:p>-13.05</text:p>
          </table:table-cell>
          <table:table-cell table:style-name="ce1" office:value-type="float" office:value="169.58" calcext:value-type="float">
            <text:p>169.58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table:style-name="ce1" office:value-type="float" office:value="-12.93" calcext:value-type="float">
            <text:p>-12.93</text:p>
          </table:table-cell>
          <table:table-cell table:style-name="ce1" office:value-type="float" office:value="169.63" calcext:value-type="float">
            <text:p>169.63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1" office:value-type="float" office:value="-18.6" calcext:value-type="float">
            <text:p>-18.6</text:p>
          </table:table-cell>
          <table:table-cell table:style-name="ce1" office:value-type="float" office:value="181.91" calcext:value-type="float">
            <text:p>181.91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table:style-name="ce1" office:value-type="float" office:value="-21.34" calcext:value-type="float">
            <text:p>-21.34</text:p>
          </table:table-cell>
          <table:table-cell table:style-name="ce1" office:value-type="float" office:value="181.41" calcext:value-type="float">
            <text:p>181.41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21.48" calcext:value-type="float">
            <text:p>-21.48</text:p>
          </table:table-cell>
          <table:table-cell table:style-name="ce1" office:value-type="float" office:value="183.78" calcext:value-type="float">
            <text:p>183.7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1" office:value-type="float" office:value="-17.4" calcext:value-type="float">
            <text:p>-17.4</text:p>
          </table:table-cell>
          <table:table-cell table:style-name="ce1" office:value-type="float" office:value="181.02" calcext:value-type="float">
            <text:p>181.02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17.32" calcext:value-type="float">
            <text:p>-17.32</text:p>
          </table:table-cell>
          <table:table-cell table:style-name="ce1" office:value-type="float" office:value="181.03" calcext:value-type="float">
            <text:p>181.03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1" office:value-type="float" office:value="-18.77" calcext:value-type="float">
            <text:p>-18.77</text:p>
          </table:table-cell>
          <table:table-cell table:style-name="ce1" office:value-type="float" office:value="169.24" calcext:value-type="float">
            <text:p>169.24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table:style-name="ce1" office:value-type="float" office:value="-26.16" calcext:value-type="float">
            <text:p>-26.16</text:p>
          </table:table-cell>
          <table:table-cell table:style-name="ce1" office:value-type="float" office:value="179.5" calcext:value-type="float">
            <text:p>179.5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1" office:value-type="float" office:value="-12.59" calcext:value-type="float">
            <text:p>-12.59</text:p>
          </table:table-cell>
          <table:table-cell table:style-name="ce1" office:value-type="float" office:value="167.1" calcext:value-type="float">
            <text:p>167.1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1" office:value-type="float" office:value="-14.82" calcext:value-type="float">
            <text:p>-14.82</text:p>
          </table:table-cell>
          <table:table-cell table:style-name="ce1" office:value-type="float" office:value="167.32" calcext:value-type="float">
            <text:p>167.3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1" office:value-type="float" office:value="-21.79" calcext:value-type="float">
            <text:p>-21.79</text:p>
          </table:table-cell>
          <table:table-cell table:style-name="ce1" office:value-type="float" office:value="183.48" calcext:value-type="float">
            <text:p>183.48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table:style-name="ce1" office:value-type="float" office:value="-19.83" calcext:value-type="float">
            <text:p>-19.83</text:p>
          </table:table-cell>
          <table:table-cell table:style-name="ce1" office:value-type="float" office:value="182.04" calcext:value-type="float">
            <text:p>182.04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29.5" calcext:value-type="float">
            <text:p>-29.5</text:p>
          </table:table-cell>
          <table:table-cell table:style-name="ce1" office:value-type="float" office:value="182.31" calcext:value-type="float">
            <text:p>182.31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12.49" calcext:value-type="float">
            <text:p>-12.49</text:p>
          </table:table-cell>
          <table:table-cell table:style-name="ce1" office:value-type="float" office:value="166.36" calcext:value-type="float">
            <text:p>166.3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1" office:value-type="float" office:value="-26.1" calcext:value-type="float">
            <text:p>-26.1</text:p>
          </table:table-cell>
          <table:table-cell table:style-name="ce1" office:value-type="float" office:value="182.3" calcext:value-type="float">
            <text:p>182.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float" office:value="-21.04" calcext:value-type="float">
            <text:p>-21.04</text:p>
          </table:table-cell>
          <table:table-cell table:style-name="ce1" office:value-type="float" office:value="181.2" calcext:value-type="float">
            <text:p>181.2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" office:value-type="float" office:value="-10.78" calcext:value-type="float">
            <text:p>-10.78</text:p>
          </table:table-cell>
          <table:table-cell table:style-name="ce1" office:value-type="float" office:value="165.77" calcext:value-type="float">
            <text:p>165.77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" office:value-type="float" office:value="-20.76" calcext:value-type="float">
            <text:p>-20.76</text:p>
          </table:table-cell>
          <table:table-cell table:style-name="ce1" office:value-type="float" office:value="185.77" calcext:value-type="float">
            <text:p>185.7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11.41" calcext:value-type="float">
            <text:p>-11.41</text:p>
          </table:table-cell>
          <table:table-cell table:style-name="ce1" office:value-type="float" office:value="166.24" calcext:value-type="float">
            <text:p>166.2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1" office:value-type="float" office:value="-19.1" calcext:value-type="float">
            <text:p>-19.1</text:p>
          </table:table-cell>
          <table:table-cell table:style-name="ce1" office:value-type="float" office:value="183.87" calcext:value-type="float">
            <text:p>183.8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style-name="ce1" office:value-type="float" office:value="-23.91" calcext:value-type="float">
            <text:p>-23.91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float" office:value="-27.33" calcext:value-type="float">
            <text:p>-27.33</text:p>
          </table:table-cell>
          <table:table-cell table:style-name="ce1" office:value-type="float" office:value="182.6" calcext:value-type="float">
            <text:p>182.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float" office:value="-12.25" calcext:value-type="float">
            <text:p>-12.25</text:p>
          </table:table-cell>
          <table:table-cell table:style-name="ce1" office:value-type="float" office:value="166.6" calcext:value-type="float">
            <text:p>166.6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1" office:value-type="float" office:value="-23.49" calcext:value-type="float">
            <text:p>-23.49</text:p>
          </table:table-cell>
          <table:table-cell table:style-name="ce1" office:value-type="float" office:value="179.07" calcext:value-type="float">
            <text:p>179.07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1" office:value-type="float" office:value="-27.18" calcext:value-type="float">
            <text:p>-27.18</text:p>
          </table:table-cell>
          <table:table-cell table:style-name="ce1" office:value-type="float" office:value="182.18" calcext:value-type="float">
            <text:p>182.1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25.8" calcext:value-type="float">
            <text:p>-25.8</text:p>
          </table:table-cell>
          <table:table-cell table:style-name="ce1" office:value-type="float" office:value="182.1" calcext:value-type="float">
            <text:p>182.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1" office:value-type="float" office:value="-27.19" calcext:value-type="float">
            <text:p>-27.19</text:p>
          </table:table-cell>
          <table:table-cell table:style-name="ce1" office:value-type="float" office:value="182.18" calcext:value-type="float">
            <text:p>182.1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table:style-name="ce1" office:value-type="float" office:value="-27.27" calcext:value-type="float">
            <text:p>-27.27</text:p>
          </table:table-cell>
          <table:table-cell table:style-name="ce1" office:value-type="float" office:value="182.38" calcext:value-type="float">
            <text:p>182.3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27.1" calcext:value-type="float">
            <text:p>-27.1</text:p>
          </table:table-cell>
          <table:table-cell table:style-name="ce1" office:value-type="float" office:value="182.18" calcext:value-type="float">
            <text:p>182.1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27.22" calcext:value-type="float">
            <text:p>-27.22</text:p>
          </table:table-cell>
          <table:table-cell table:style-name="ce1" office:value-type="float" office:value="182.28" calcext:value-type="float">
            <text:p>182.2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27.38" calcext:value-type="float">
            <text:p>-27.38</text:p>
          </table:table-cell>
          <table:table-cell table:style-name="ce1" office:value-type="float" office:value="181.7" calcext:value-type="float">
            <text:p>181.7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1" office:value-type="float" office:value="-27.27" calcext:value-type="float">
            <text:p>-27.27</text:p>
          </table:table-cell>
          <table:table-cell table:style-name="ce1" office:value-type="float" office:value="182.5" calcext:value-type="float">
            <text:p>182.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1" office:value-type="float" office:value="-27.54" calcext:value-type="float">
            <text:p>-27.54</text:p>
          </table:table-cell>
          <table:table-cell table:style-name="ce1" office:value-type="float" office:value="182.5" calcext:value-type="float">
            <text:p>182.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float" office:value="-27.2" calcext:value-type="float">
            <text:p>-27.2</text:p>
          </table:table-cell>
          <table:table-cell table:style-name="ce1" office:value-type="float" office:value="182.39" calcext:value-type="float">
            <text:p>182.3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27.71" calcext:value-type="float">
            <text:p>-27.71</text:p>
          </table:table-cell>
          <table:table-cell table:style-name="ce1" office:value-type="float" office:value="182.47" calcext:value-type="float">
            <text:p>182.47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float" office:value="-27.6" calcext:value-type="float">
            <text:p>-27.6</text:p>
          </table:table-cell>
          <table:table-cell table:style-name="ce1" office:value-type="float" office:value="182.4" calcext:value-type="float">
            <text:p>182.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float" office:value="-27.38" calcext:value-type="float">
            <text:p>-27.38</text:p>
          </table:table-cell>
          <table:table-cell table:style-name="ce1" office:value-type="float" office:value="182.39" calcext:value-type="float">
            <text:p>182.39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float" office:value="-21.54" calcext:value-type="float">
            <text:p>-21.54</text:p>
          </table:table-cell>
          <table:table-cell table:style-name="ce1" office:value-type="float" office:value="185.48" calcext:value-type="float">
            <text:p>185.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1" office:value-type="float" office:value="-27.21" calcext:value-type="float">
            <text:p>-27.21</text:p>
          </table:table-cell>
          <table:table-cell table:style-name="ce1" office:value-type="float" office:value="182.43" calcext:value-type="float">
            <text:p>182.4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" office:value-type="float" office:value="-28.96" calcext:value-type="float">
            <text:p>-28.96</text:p>
          </table:table-cell>
          <table:table-cell table:style-name="ce1" office:value-type="float" office:value="182.61" calcext:value-type="float">
            <text:p>182.6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12.01" calcext:value-type="float">
            <text:p>-12.01</text:p>
          </table:table-cell>
          <table:table-cell table:style-name="ce1" office:value-type="float" office:value="166.29" calcext:value-type="float">
            <text:p>166.2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17.46" calcext:value-type="float">
            <text:p>-17.46</text:p>
          </table:table-cell>
          <table:table-cell table:style-name="ce1" office:value-type="float" office:value="181.32" calcext:value-type="float">
            <text:p>181.32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30.17" calcext:value-type="float">
            <text:p>-30.17</text:p>
          </table:table-cell>
          <table:table-cell table:style-name="ce1" office:value-type="float" office:value="182.02" calcext:value-type="float">
            <text:p>182.0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table:style-name="ce1" office:value-type="float" office:value="-27.27" calcext:value-type="float">
            <text:p>-27.27</text:p>
          </table:table-cell>
          <table:table-cell table:style-name="ce1" office:value-type="float" office:value="182.36" calcext:value-type="float">
            <text:p>182.3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17.79" calcext:value-type="float">
            <text:p>-17.79</text:p>
          </table:table-cell>
          <table:table-cell table:style-name="ce1" office:value-type="float" office:value="181.32" calcext:value-type="float">
            <text:p>181.32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1" office:value-type="float" office:value="-22.19" calcext:value-type="float">
            <text:p>-22.19</text:p>
          </table:table-cell>
          <table:table-cell table:style-name="ce1" office:value-type="float" office:value="171.4" calcext:value-type="float">
            <text:p>171.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1" office:value-type="float" office:value="-17.1" calcext:value-type="float">
            <text:p>-17.1</text:p>
          </table:table-cell>
          <table:table-cell table:style-name="ce1" office:value-type="float" office:value="182.68" calcext:value-type="float">
            <text:p>182.68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table:style-name="ce1" office:value-type="float" office:value="-27.18" calcext:value-type="float">
            <text:p>-27.18</text:p>
          </table:table-cell>
          <table:table-cell table:style-name="ce1" office:value-type="float" office:value="182.53" calcext:value-type="float">
            <text:p>182.5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11.64" calcext:value-type="float">
            <text:p>-11.64</text:p>
          </table:table-cell>
          <table:table-cell table:style-name="ce1" office:value-type="float" office:value="166.47" calcext:value-type="float">
            <text:p>166.47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" office:value-type="float" office:value="-17.98" calcext:value-type="float">
            <text:p>-17.98</text:p>
          </table:table-cell>
          <table:table-cell table:style-name="ce1" office:value-type="float" office:value="181.58" calcext:value-type="float">
            <text:p>181.58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16.9" calcext:value-type="float">
            <text:p>-16.9</text:p>
          </table:table-cell>
          <table:table-cell table:style-name="ce1" office:value-type="float" office:value="185.72" calcext:value-type="float">
            <text:p>185.72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21.98" calcext:value-type="float">
            <text:p>-21.98</text:p>
          </table:table-cell>
          <table:table-cell table:style-name="ce1" office:value-type="float" office:value="179.6" calcext:value-type="float">
            <text:p>179.6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table:style-name="ce1" office:value-type="float" office:value="-32.14" calcext:value-type="float">
            <text:p>-32.14</text:p>
          </table:table-cell>
          <table:table-cell table:style-name="ce1" office:value-type="float" office:value="179.9" calcext:value-type="float">
            <text:p>179.9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" office:value-type="float" office:value="-18.8" calcext:value-type="float">
            <text:p>-18.8</text:p>
          </table:table-cell>
          <table:table-cell table:style-name="ce1" office:value-type="float" office:value="169.21" calcext:value-type="float">
            <text:p>169.21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26.78" calcext:value-type="float">
            <text:p>-26.78</text:p>
          </table:table-cell>
          <table:table-cell table:style-name="ce1" office:value-type="float" office:value="183.61" calcext:value-type="float">
            <text:p>183.6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20.43" calcext:value-type="float">
            <text:p>-20.43</text:p>
          </table:table-cell>
          <table:table-cell table:style-name="ce1" office:value-type="float" office:value="182.37" calcext:value-type="float">
            <text:p>182.37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1" office:value-type="float" office:value="-18.3" calcext:value-type="float">
            <text:p>-18.3</text:p>
          </table:table-cell>
          <table:table-cell table:style-name="ce1" office:value-type="float" office:value="183.2" calcext:value-type="float">
            <text:p>183.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15.83" calcext:value-type="float">
            <text:p>-15.83</text:p>
          </table:table-cell>
          <table:table-cell table:style-name="ce1" office:value-type="float" office:value="182.51" calcext:value-type="float">
            <text:p>182.51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23.44" calcext:value-type="float">
            <text:p>-23.44</text:p>
          </table:table-cell>
          <table:table-cell table:style-name="ce1" office:value-type="float" office:value="182.93" calcext:value-type="float">
            <text:p>182.93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" office:value-type="float" office:value="-23.73" calcext:value-type="float">
            <text:p>-23.73</text:p>
          </table:table-cell>
          <table:table-cell table:style-name="ce1" office:value-type="float" office:value="179.99" calcext:value-type="float">
            <text:p>179.99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1" office:value-type="float" office:value="-19.89" calcext:value-type="float">
            <text:p>-19.89</text:p>
          </table:table-cell>
          <table:table-cell table:style-name="ce1" office:value-type="float" office:value="184.08" calcext:value-type="float">
            <text:p>184.08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table:style-name="ce1" office:value-type="float" office:value="-17.59" calcext:value-type="float">
            <text:p>-17.59</text:p>
          </table:table-cell>
          <table:table-cell table:style-name="ce1" office:value-type="float" office:value="181.09" calcext:value-type="float">
            <text:p>181.09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1" office:value-type="float" office:value="-19.77" calcext:value-type="float">
            <text:p>-19.77</text:p>
          </table:table-cell>
          <table:table-cell table:style-name="ce1" office:value-type="float" office:value="181.4" calcext:value-type="float">
            <text:p>181.4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1" office:value-type="float" office:value="-20.31" calcext:value-type="float">
            <text:p>-20.31</text:p>
          </table:table-cell>
          <table:table-cell table:style-name="ce1" office:value-type="float" office:value="184.06" calcext:value-type="float">
            <text:p>184.06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15.33" calcext:value-type="float">
            <text:p>-15.33</text:p>
          </table:table-cell>
          <table:table-cell table:style-name="ce1" office:value-type="float" office:value="186.75" calcext:value-type="float">
            <text:p>186.7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table:style-name="ce1" office:value-type="float" office:value="-18.2" calcext:value-type="float">
            <text:p>-18.2</text:p>
          </table:table-cell>
          <table:table-cell table:style-name="ce1" office:value-type="float" office:value="181.6" calcext:value-type="float">
            <text:p>181.6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15.36" calcext:value-type="float">
            <text:p>-15.36</text:p>
          </table:table-cell>
          <table:table-cell table:style-name="ce1" office:value-type="float" office:value="186.66" calcext:value-type="float">
            <text:p>186.66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1" office:value-type="float" office:value="-15.29" calcext:value-type="float">
            <text:p>-15.29</text:p>
          </table:table-cell>
          <table:table-cell table:style-name="ce1" office:value-type="float" office:value="186.42" calcext:value-type="float">
            <text:p>186.42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1" office:value-type="float" office:value="-15.36" calcext:value-type="float">
            <text:p>-15.36</text:p>
          </table:table-cell>
          <table:table-cell table:style-name="ce1" office:value-type="float" office:value="186.71" calcext:value-type="float">
            <text:p>186.71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table:style-name="ce1" office:value-type="float" office:value="-16.24" calcext:value-type="float">
            <text:p>-16.24</text:p>
          </table:table-cell>
          <table:table-cell table:style-name="ce1" office:value-type="float" office:value="167.95" calcext:value-type="float">
            <text:p>167.95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table:style-name="ce1" office:value-type="float" office:value="-13.47" calcext:value-type="float">
            <text:p>-13.47</text:p>
          </table:table-cell>
          <table:table-cell table:style-name="ce1" office:value-type="float" office:value="167.14" calcext:value-type="float">
            <text:p>167.14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1" office:value-type="float" office:value="-25.5" calcext:value-type="float">
            <text:p>-25.5</text:p>
          </table:table-cell>
          <table:table-cell table:style-name="ce1" office:value-type="float" office:value="182.82" calcext:value-type="float">
            <text:p>182.82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1" office:value-type="float" office:value="-14.32" calcext:value-type="float">
            <text:p>-14.32</text:p>
          </table:table-cell>
          <table:table-cell table:style-name="ce1" office:value-type="float" office:value="167.33" calcext:value-type="float">
            <text:p>167.33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1" office:value-type="float" office:value="-20.04" calcext:value-type="float">
            <text:p>-20.04</text:p>
          </table:table-cell>
          <table:table-cell table:style-name="ce1" office:value-type="float" office:value="182.01" calcext:value-type="float">
            <text:p>182.01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1" office:value-type="float" office:value="-28.83" calcext:value-type="float">
            <text:p>-28.83</text:p>
          </table:table-cell>
          <table:table-cell table:style-name="ce1" office:value-type="float" office:value="181.66" calcext:value-type="float">
            <text:p>181.66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table:style-name="ce1" office:value-type="float" office:value="-17.82" calcext:value-type="float">
            <text:p>-17.82</text:p>
          </table:table-cell>
          <table:table-cell table:style-name="ce1" office:value-type="float" office:value="181.49" calcext:value-type="float">
            <text:p>181.49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27.23" calcext:value-type="float">
            <text:p>-27.23</text:p>
          </table:table-cell>
          <table:table-cell table:style-name="ce1" office:value-type="float" office:value="180.98" calcext:value-type="float">
            <text:p>180.98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1" office:value-type="float" office:value="-10.72" calcext:value-type="float">
            <text:p>-10.72</text:p>
          </table:table-cell>
          <table:table-cell table:style-name="ce1" office:value-type="float" office:value="165.99" calcext:value-type="float">
            <text:p>165.99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27" calcext:value-type="float">
            <text:p>-27</text:p>
          </table:table-cell>
          <table:table-cell table:style-name="ce1" office:value-type="float" office:value="183.88" calcext:value-type="float">
            <text:p>183.8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1" office:value-type="float" office:value="-20.36" calcext:value-type="float">
            <text:p>-20.36</text:p>
          </table:table-cell>
          <table:table-cell table:style-name="ce1" office:value-type="float" office:value="186.16" calcext:value-type="float">
            <text:p>186.16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27.17" calcext:value-type="float">
            <text:p>-27.17</text:p>
          </table:table-cell>
          <table:table-cell table:style-name="ce1" office:value-type="float" office:value="183.68" calcext:value-type="float">
            <text:p>183.6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20.94" calcext:value-type="float">
            <text:p>-20.94</text:p>
          </table:table-cell>
          <table:table-cell table:style-name="ce1" office:value-type="float" office:value="181.26" calcext:value-type="float">
            <text:p>181.26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17.46" calcext:value-type="float">
            <text:p>-17.46</text:p>
          </table:table-cell>
          <table:table-cell table:style-name="ce1" office:value-type="float" office:value="181.9" calcext:value-type="float">
            <text:p>181.9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21.04" calcext:value-type="float">
            <text:p>-21.04</text:p>
          </table:table-cell>
          <table:table-cell table:style-name="ce1" office:value-type="float" office:value="181.2" calcext:value-type="float">
            <text:p>181.2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1" office:value-type="float" office:value="-23.7" calcext:value-type="float">
            <text:p>-23.7</text:p>
          </table:table-cell>
          <table:table-cell table:style-name="ce1" office:value-type="float" office:value="179.6" calcext:value-type="float">
            <text:p>179.6</text:p>
          </table:table-cell>
          <table:table-cell table:style-name="ce1" office:value-type="float" office:value="646" calcext:value-type="float">
            <text:p>646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17.72" calcext:value-type="float">
            <text:p>-17.72</text:p>
          </table:table-cell>
          <table:table-cell table:style-name="ce1" office:value-type="float" office:value="181.42" calcext:value-type="float">
            <text:p>181.42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table:style-name="ce1" office:value-type="float" office:value="-15.87" calcext:value-type="float">
            <text:p>-15.87</text:p>
          </table:table-cell>
          <table:table-cell table:style-name="ce1" office:value-type="float" office:value="188.13" calcext:value-type="float">
            <text:p>188.1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float" office:value="-17.84" calcext:value-type="float">
            <text:p>-17.84</text:p>
          </table:table-cell>
          <table:table-cell table:style-name="ce1" office:value-type="float" office:value="181.3" calcext:value-type="float">
            <text:p>181.3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table:style-name="ce1" office:value-type="float" office:value="-13.45" calcext:value-type="float">
            <text:p>-13.45</text:p>
          </table:table-cell>
          <table:table-cell table:style-name="ce1" office:value-type="float" office:value="170.3" calcext:value-type="float">
            <text:p>170.3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table:style-name="ce1" office:value-type="float" office:value="-30.8" calcext:value-type="float">
            <text:p>-30.8</text:p>
          </table:table-cell>
          <table:table-cell table:style-name="ce1" office:value-type="float" office:value="182.16" calcext:value-type="float">
            <text:p>182.1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1" office:value-type="float" office:value="-11.63" calcext:value-type="float">
            <text:p>-11.63</text:p>
          </table:table-cell>
          <table:table-cell table:style-name="ce1" office:value-type="float" office:value="166.14" calcext:value-type="float">
            <text:p>166.14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1" office:value-type="float" office:value="-30.4" calcext:value-type="float">
            <text:p>-30.4</text:p>
          </table:table-cell>
          <table:table-cell table:style-name="ce1" office:value-type="float" office:value="181.4" calcext:value-type="float">
            <text:p>181.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26.18" calcext:value-type="float">
            <text:p>-26.18</text:p>
          </table:table-cell>
          <table:table-cell table:style-name="ce1" office:value-type="float" office:value="178.59" calcext:value-type="float">
            <text:p>178.59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1" office:value-type="float" office:value="-15.7" calcext:value-type="float">
            <text:p>-15.7</text:p>
          </table:table-cell>
          <table:table-cell table:style-name="ce1" office:value-type="float" office:value="184.5" calcext:value-type="float">
            <text:p>184.5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float" office:value="-17.95" calcext:value-type="float">
            <text:p>-17.95</text:p>
          </table:table-cell>
          <table:table-cell table:style-name="ce1" office:value-type="float" office:value="181.5" calcext:value-type="float">
            <text:p>181.5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20.51" calcext:value-type="float">
            <text:p>-20.51</text:p>
          </table:table-cell>
          <table:table-cell table:style-name="ce1" office:value-type="float" office:value="182.3" calcext:value-type="float">
            <text:p>182.3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15.36" calcext:value-type="float">
            <text:p>-15.36</text:p>
          </table:table-cell>
          <table:table-cell table:style-name="ce1" office:value-type="float" office:value="167.51" calcext:value-type="float">
            <text:p>167.51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1" office:value-type="float" office:value="-23.61" calcext:value-type="float">
            <text:p>-23.61</text:p>
          </table:table-cell>
          <table:table-cell table:style-name="ce1" office:value-type="float" office:value="180.23" calcext:value-type="float">
            <text:p>180.23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1" office:value-type="float" office:value="-33.2" calcext:value-type="float">
            <text:p>-33.2</text:p>
          </table:table-cell>
          <table:table-cell table:style-name="ce1" office:value-type="float" office:value="181.6" calcext:value-type="float">
            <text:p>181.6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17.68" calcext:value-type="float">
            <text:p>-17.68</text:p>
          </table:table-cell>
          <table:table-cell table:style-name="ce1" office:value-type="float" office:value="186.8" calcext:value-type="float">
            <text:p>186.8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" office:value-type="float" office:value="-22.24" calcext:value-type="float">
            <text:p>-22.24</text:p>
          </table:table-cell>
          <table:table-cell table:style-name="ce1" office:value-type="float" office:value="184.56" calcext:value-type="float">
            <text:p>184.5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1" office:value-type="float" office:value="-20.07" calcext:value-type="float">
            <text:p>-20.07</text:p>
          </table:table-cell>
          <table:table-cell table:style-name="ce1" office:value-type="float" office:value="169.14" calcext:value-type="float">
            <text:p>169.1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1" office:value-type="float" office:value="-25.04" calcext:value-type="float">
            <text:p>-25.04</text:p>
          </table:table-cell>
          <table:table-cell table:style-name="ce1" office:value-type="float" office:value="180.1" calcext:value-type="float">
            <text:p>180.1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21.5" calcext:value-type="float">
            <text:p>-21.5</text:p>
          </table:table-cell>
          <table:table-cell table:style-name="ce1" office:value-type="float" office:value="185.2" calcext:value-type="float">
            <text:p>185.2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14.28" calcext:value-type="float">
            <text:p>-14.28</text:p>
          </table:table-cell>
          <table:table-cell table:style-name="ce1" office:value-type="float" office:value="167.26" calcext:value-type="float">
            <text:p>167.26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1" office:value-type="float" office:value="-14.43" calcext:value-type="float">
            <text:p>-14.43</text:p>
          </table:table-cell>
          <table:table-cell table:style-name="ce1" office:value-type="float" office:value="167.26" calcext:value-type="float">
            <text:p>167.26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32.7" calcext:value-type="float">
            <text:p>-32.7</text:p>
          </table:table-cell>
          <table:table-cell table:style-name="ce1" office:value-type="float" office:value="181.7" calcext:value-type="float">
            <text:p>181.7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1" office:value-type="float" office:value="-34.1" calcext:value-type="float">
            <text:p>-34.1</text:p>
          </table:table-cell>
          <table:table-cell table:style-name="ce1" office:value-type="float" office:value="181.8" calcext:value-type="float">
            <text:p>181.8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19.7" calcext:value-type="float">
            <text:p>-19.7</text:p>
          </table:table-cell>
          <table:table-cell table:style-name="ce1" office:value-type="float" office:value="186.2" calcext:value-type="float">
            <text:p>186.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" office:value-type="float" office:value="-24.19" calcext:value-type="float">
            <text:p>-24.19</text:p>
          </table:table-cell>
          <table:table-cell table:style-name="ce1" office:value-type="float" office:value="180.38" calcext:value-type="float">
            <text:p>180.38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26.6" calcext:value-type="float">
            <text:p>-26.6</text:p>
          </table:table-cell>
          <table:table-cell table:style-name="ce1" office:value-type="float" office:value="182.77" calcext:value-type="float">
            <text:p>182.77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1" office:value-type="float" office:value="-17.04" calcext:value-type="float">
            <text:p>-17.04</text:p>
          </table:table-cell>
          <table:table-cell table:style-name="ce1" office:value-type="float" office:value="186.8" calcext:value-type="float">
            <text:p>186.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22.1" calcext:value-type="float">
            <text:p>-22.1</text:p>
          </table:table-cell>
          <table:table-cell table:style-name="ce1" office:value-type="float" office:value="179.71" calcext:value-type="float">
            <text:p>179.71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1" office:value-type="float" office:value="-32.6" calcext:value-type="float">
            <text:p>-32.6</text:p>
          </table:table-cell>
          <table:table-cell table:style-name="ce1" office:value-type="float" office:value="180.9" calcext:value-type="float">
            <text:p>180.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1" office:value-type="float" office:value="-33" calcext:value-type="float">
            <text:p>-33</text:p>
          </table:table-cell>
          <table:table-cell table:style-name="ce1" office:value-type="float" office:value="182.4" calcext:value-type="float">
            <text:p>182.4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1" office:value-type="float" office:value="-20.58" calcext:value-type="float">
            <text:p>-20.58</text:p>
          </table:table-cell>
          <table:table-cell table:style-name="ce1" office:value-type="float" office:value="181.24" calcext:value-type="float">
            <text:p>181.24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1" office:value-type="float" office:value="-20.61" calcext:value-type="float">
            <text:p>-20.61</text:p>
          </table:table-cell>
          <table:table-cell table:style-name="ce1" office:value-type="float" office:value="182.6" calcext:value-type="float">
            <text:p>182.6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float" office:value="-19.47" calcext:value-type="float">
            <text:p>-19.47</text:p>
          </table:table-cell>
          <table:table-cell table:style-name="ce1" office:value-type="float" office:value="169.15" calcext:value-type="float">
            <text:p>169.15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17.47" calcext:value-type="float">
            <text:p>-17.47</text:p>
          </table:table-cell>
          <table:table-cell table:style-name="ce1" office:value-type="float" office:value="180.96" calcext:value-type="float">
            <text:p>180.96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18.4" calcext:value-type="float">
            <text:p>-18.4</text:p>
          </table:table-cell>
          <table:table-cell table:style-name="ce1" office:value-type="float" office:value="183.4" calcext:value-type="float">
            <text:p>183.4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" office:value-type="float" office:value="-23.33" calcext:value-type="float">
            <text:p>-23.33</text:p>
          </table:table-cell>
          <table:table-cell table:style-name="ce1" office:value-type="float" office:value="180.26" calcext:value-type="float">
            <text:p>180.26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18.55" calcext:value-type="float">
            <text:p>-18.55</text:p>
          </table:table-cell>
          <table:table-cell table:style-name="ce1" office:value-type="float" office:value="182.23" calcext:value-type="float">
            <text:p>182.23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26.16" calcext:value-type="float">
            <text:p>-26.16</text:p>
          </table:table-cell>
          <table:table-cell table:style-name="ce1" office:value-type="float" office:value="178.47" calcext:value-type="float">
            <text:p>178.47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1" office:value-type="float" office:value="-21.8" calcext:value-type="float">
            <text:p>-21.8</text:p>
          </table:table-cell>
          <table:table-cell table:style-name="ce1" office:value-type="float" office:value="183.2" calcext:value-type="float">
            <text:p>183.2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" office:value-type="float" office:value="-27.63" calcext:value-type="float">
            <text:p>-27.63</text:p>
          </table:table-cell>
          <table:table-cell table:style-name="ce1" office:value-type="float" office:value="182.93" calcext:value-type="float">
            <text:p>182.9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18.89" calcext:value-type="float">
            <text:p>-18.89</text:p>
          </table:table-cell>
          <table:table-cell table:style-name="ce1" office:value-type="float" office:value="169.48" calcext:value-type="float">
            <text:p>169.48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20.3" calcext:value-type="float">
            <text:p>-20.3</text:p>
          </table:table-cell>
          <table:table-cell table:style-name="ce1" office:value-type="float" office:value="182.3" calcext:value-type="float">
            <text:p>182.3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" office:value-type="float" office:value="-20.56" calcext:value-type="float">
            <text:p>-20.56</text:p>
          </table:table-cell>
          <table:table-cell table:style-name="ce1" office:value-type="float" office:value="182.04" calcext:value-type="float">
            <text:p>182.04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1" office:value-type="float" office:value="-16.1" calcext:value-type="float">
            <text:p>-16.1</text:p>
          </table:table-cell>
          <table:table-cell table:style-name="ce1" office:value-type="float" office:value="185.32" calcext:value-type="float">
            <text:p>185.32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float" office:value="-12.66" calcext:value-type="float">
            <text:p>-12.66</text:p>
          </table:table-cell>
          <table:table-cell table:style-name="ce1" office:value-type="float" office:value="166.37" calcext:value-type="float">
            <text:p>166.37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21.05" calcext:value-type="float">
            <text:p>-21.05</text:p>
          </table:table-cell>
          <table:table-cell table:style-name="ce1" office:value-type="float" office:value="184.68" calcext:value-type="float">
            <text:p>184.68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1" office:value-type="float" office:value="-17.97" calcext:value-type="float">
            <text:p>-17.97</text:p>
          </table:table-cell>
          <table:table-cell table:style-name="ce1" office:value-type="float" office:value="168.52" calcext:value-type="float">
            <text:p>168.52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1" office:value-type="float" office:value="-19.83" calcext:value-type="float">
            <text:p>-19.83</text:p>
          </table:table-cell>
          <table:table-cell table:style-name="ce1" office:value-type="float" office:value="182.54" calcext:value-type="float">
            <text:p>182.54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22.55" calcext:value-type="float">
            <text:p>-22.55</text:p>
          </table:table-cell>
          <table:table-cell table:style-name="ce1" office:value-type="float" office:value="183.81" calcext:value-type="float">
            <text:p>183.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table:style-name="ce1" office:value-type="float" office:value="-22.28" calcext:value-type="float">
            <text:p>-22.28</text:p>
          </table:table-cell>
          <table:table-cell table:style-name="ce1" office:value-type="float" office:value="183.52" calcext:value-type="float">
            <text:p>183.5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" office:value-type="float" office:value="-15.72" calcext:value-type="float">
            <text:p>-15.72</text:p>
          </table:table-cell>
          <table:table-cell table:style-name="ce1" office:value-type="float" office:value="185.64" calcext:value-type="float">
            <text:p>185.64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20.85" calcext:value-type="float">
            <text:p>-20.85</text:p>
          </table:table-cell>
          <table:table-cell table:style-name="ce1" office:value-type="float" office:value="181.59" calcext:value-type="float">
            <text:p>181.59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table:style-name="ce1" office:value-type="float" office:value="-21.11" calcext:value-type="float">
            <text:p>-21.11</text:p>
          </table:table-cell>
          <table:table-cell table:style-name="ce1" office:value-type="float" office:value="181.5" calcext:value-type="float">
            <text:p>181.5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table:style-name="ce1" office:value-type="float" office:value="-25.31" calcext:value-type="float">
            <text:p>-25.31</text:p>
          </table:table-cell>
          <table:table-cell table:style-name="ce1" office:value-type="float" office:value="180.15" calcext:value-type="float">
            <text:p>180.15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1" office:value-type="float" office:value="-26.46" calcext:value-type="float">
            <text:p>-26.46</text:p>
          </table:table-cell>
          <table:table-cell table:style-name="ce1" office:value-type="float" office:value="182.5" calcext:value-type="float">
            <text:p>182.5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float" office:value="-24.09" calcext:value-type="float">
            <text:p>-24.09</text:p>
          </table:table-cell>
          <table:table-cell table:style-name="ce1" office:value-type="float" office:value="179.68" calcext:value-type="float">
            <text:p>179.68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16.96" calcext:value-type="float">
            <text:p>-16.96</text:p>
          </table:table-cell>
          <table:table-cell table:style-name="ce1" office:value-type="float" office:value="167.7" calcext:value-type="float">
            <text:p>167.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23.19" calcext:value-type="float">
            <text:p>-23.19</text:p>
          </table:table-cell>
          <table:table-cell table:style-name="ce1" office:value-type="float" office:value="182.8" calcext:value-type="float">
            <text:p>182.8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20.81" calcext:value-type="float">
            <text:p>-20.81</text:p>
          </table:table-cell>
          <table:table-cell table:style-name="ce1" office:value-type="float" office:value="184.7" calcext:value-type="float">
            <text:p>184.7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" office:value-type="float" office:value="-15.03" calcext:value-type="float">
            <text:p>-15.03</text:p>
          </table:table-cell>
          <table:table-cell table:style-name="ce1" office:value-type="float" office:value="167.32" calcext:value-type="float">
            <text:p>167.32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" office:value-type="float" office:value="-18.06" calcext:value-type="float">
            <text:p>-18.06</text:p>
          </table:table-cell>
          <table:table-cell table:style-name="ce1" office:value-type="float" office:value="181.59" calcext:value-type="float">
            <text:p>181.59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185.6" calcext:value-type="float">
            <text:p>185.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23.53" calcext:value-type="float">
            <text:p>-23.53</text:p>
          </table:table-cell>
          <table:table-cell table:style-name="ce1" office:value-type="float" office:value="179.99" calcext:value-type="float">
            <text:p>179.99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table:style-name="ce1" office:value-type="float" office:value="-18.18" calcext:value-type="float">
            <text:p>-18.18</text:p>
          </table:table-cell>
          <table:table-cell table:style-name="ce1" office:value-type="float" office:value="180.63" calcext:value-type="float">
            <text:p>180.63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1" office:value-type="float" office:value="-15.66" calcext:value-type="float">
            <text:p>-15.66</text:p>
          </table:table-cell>
          <table:table-cell table:style-name="ce1" office:value-type="float" office:value="186.8" calcext:value-type="float">
            <text:p>186.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float" office:value="-18" calcext:value-type="float">
            <text:p>-18</text:p>
          </table:table-cell>
          <table:table-cell table:style-name="ce1" office:value-type="float" office:value="180.62" calcext:value-type="float">
            <text:p>180.62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1" office:value-type="float" office:value="-18.08" calcext:value-type="float">
            <text:p>-18.08</text:p>
          </table:table-cell>
          <table:table-cell table:style-name="ce1" office:value-type="float" office:value="180.7" calcext:value-type="float">
            <text:p>180.7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1" office:value-type="float" office:value="-18.05" calcext:value-type="float">
            <text:p>-18.05</text:p>
          </table:table-cell>
          <table:table-cell table:style-name="ce1" office:value-type="float" office:value="180.86" calcext:value-type="float">
            <text:p>180.86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29.9" calcext:value-type="float">
            <text:p>-29.9</text:p>
          </table:table-cell>
          <table:table-cell table:style-name="ce1" office:value-type="float" office:value="181.16" calcext:value-type="float">
            <text:p>181.16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1" office:value-type="float" office:value="-20.9" calcext:value-type="float">
            <text:p>-20.9</text:p>
          </table:table-cell>
          <table:table-cell table:style-name="ce1" office:value-type="float" office:value="181.9" calcext:value-type="float">
            <text:p>181.9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15.61" calcext:value-type="float">
            <text:p>-15.61</text:p>
          </table:table-cell>
          <table:table-cell table:style-name="ce1" office:value-type="float" office:value="167.5" calcext:value-type="float">
            <text:p>167.5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16.03" calcext:value-type="float">
            <text:p>-16.03</text:p>
          </table:table-cell>
          <table:table-cell table:style-name="ce1" office:value-type="float" office:value="185.43" calcext:value-type="float">
            <text:p>185.43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1" office:value-type="float" office:value="-17.68" calcext:value-type="float">
            <text:p>-17.68</text:p>
          </table:table-cell>
          <table:table-cell table:style-name="ce1" office:value-type="float" office:value="181.11" calcext:value-type="float">
            <text:p>181.11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31.94" calcext:value-type="float">
            <text:p>-31.94</text:p>
          </table:table-cell>
          <table:table-cell table:style-name="ce1" office:value-type="float" office:value="180.57" calcext:value-type="float">
            <text:p>180.5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1" office:value-type="float" office:value="-19.14" calcext:value-type="float">
            <text:p>-19.14</text:p>
          </table:table-cell>
          <table:table-cell table:style-name="ce1" office:value-type="float" office:value="184.36" calcext:value-type="float">
            <text:p>184.36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1" office:value-type="float" office:value="-18" calcext:value-type="float">
            <text:p>-18</text:p>
          </table:table-cell>
          <table:table-cell table:style-name="ce1" office:value-type="float" office:value="185.48" calcext:value-type="float">
            <text:p>185.48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1" office:value-type="float" office:value="-16.95" calcext:value-type="float">
            <text:p>-16.95</text:p>
          </table:table-cell>
          <table:table-cell table:style-name="ce1" office:value-type="float" office:value="185.94" calcext:value-type="float">
            <text:p>185.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float" office:value="-10.79" calcext:value-type="float">
            <text:p>-10.79</text:p>
          </table:table-cell>
          <table:table-cell table:style-name="ce1" office:value-type="float" office:value="166.06" calcext:value-type="float">
            <text:p>166.06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1" office:value-type="float" office:value="-20.83" calcext:value-type="float">
            <text:p>-20.83</text:p>
          </table:table-cell>
          <table:table-cell table:style-name="ce1" office:value-type="float" office:value="185.9" calcext:value-type="float">
            <text:p>185.9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" office:value-type="float" office:value="-32.9" calcext:value-type="float">
            <text:p>-32.9</text:p>
          </table:table-cell>
          <table:table-cell table:style-name="ce1" office:value-type="float" office:value="181.6" calcext:value-type="float">
            <text:p>181.6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37.93" calcext:value-type="float">
            <text:p>-37.93</text:p>
          </table:table-cell>
          <table:table-cell table:style-name="ce1" office:value-type="float" office:value="177.47" calcext:value-type="float">
            <text:p>177.4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1" office:value-type="float" office:value="-29.09" calcext:value-type="float">
            <text:p>-29.09</text:p>
          </table:table-cell>
          <table:table-cell table:style-name="ce1" office:value-type="float" office:value="183.2" calcext:value-type="float">
            <text:p>183.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23.56" calcext:value-type="float">
            <text:p>-23.56</text:p>
          </table:table-cell>
          <table:table-cell table:style-name="ce1" office:value-type="float" office:value="180.23" calcext:value-type="float">
            <text:p>180.23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1" office:value-type="float" office:value="-19.6" calcext:value-type="float">
            <text:p>-19.6</text:p>
          </table:table-cell>
          <table:table-cell table:style-name="ce1" office:value-type="float" office:value="185.2" calcext:value-type="float">
            <text:p>185.2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1" office:value-type="float" office:value="-21.39" calcext:value-type="float">
            <text:p>-21.39</text:p>
          </table:table-cell>
          <table:table-cell table:style-name="ce1" office:value-type="float" office:value="180.68" calcext:value-type="float">
            <text:p>180.68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14.85" calcext:value-type="float">
            <text:p>-14.85</text:p>
          </table:table-cell>
          <table:table-cell table:style-name="ce1" office:value-type="float" office:value="184.87" calcext:value-type="float">
            <text:p>184.87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" office:value-type="float" office:value="-22.7" calcext:value-type="float">
            <text:p>-22.7</text:p>
          </table:table-cell>
          <table:table-cell table:style-name="ce1" office:value-type="float" office:value="183.3" calcext:value-type="float">
            <text:p>183.3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1" office:value-type="float" office:value="-32.42" calcext:value-type="float">
            <text:p>-32.42</text:p>
          </table:table-cell>
          <table:table-cell table:style-name="ce1" office:value-type="float" office:value="181.21" calcext:value-type="float">
            <text:p>181.2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1" office:value-type="float" office:value="-17.9" calcext:value-type="float">
            <text:p>-17.9</text:p>
          </table:table-cell>
          <table:table-cell table:style-name="ce1" office:value-type="float" office:value="181.3" calcext:value-type="float">
            <text:p>181.3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1" office:value-type="float" office:value="-23.58" calcext:value-type="float">
            <text:p>-23.58</text:p>
          </table:table-cell>
          <table:table-cell table:style-name="ce1" office:value-type="float" office:value="183.4" calcext:value-type="float">
            <text:p>183.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table:style-name="ce1" office:value-type="float" office:value="-34.4" calcext:value-type="float">
            <text:p>-34.4</text:p>
          </table:table-cell>
          <table:table-cell table:style-name="ce1" office:value-type="float" office:value="180.5" calcext:value-type="float">
            <text:p>180.5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1" office:value-type="float" office:value="-17.61" calcext:value-type="float">
            <text:p>-17.61</text:p>
          </table:table-cell>
          <table:table-cell table:style-name="ce1" office:value-type="float" office:value="181.2" calcext:value-type="float">
            <text:p>181.2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float" office:value="-21.07" calcext:value-type="float">
            <text:p>-21.07</text:p>
          </table:table-cell>
          <table:table-cell table:style-name="ce1" office:value-type="float" office:value="181.13" calcext:value-type="float">
            <text:p>181.13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1" office:value-type="float" office:value="-13.84" calcext:value-type="float">
            <text:p>-13.84</text:p>
          </table:table-cell>
          <table:table-cell table:style-name="ce1" office:value-type="float" office:value="170.62" calcext:value-type="float">
            <text:p>170.62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" office:value-type="float" office:value="-30.24" calcext:value-type="float">
            <text:p>-30.24</text:p>
          </table:table-cell>
          <table:table-cell table:style-name="ce1" office:value-type="float" office:value="181.63" calcext:value-type="float">
            <text:p>181.6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18.49" calcext:value-type="float">
            <text:p>-18.49</text:p>
          </table:table-cell>
          <table:table-cell table:style-name="ce1" office:value-type="float" office:value="169.04" calcext:value-type="float">
            <text:p>169.04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float" office:value="-23.45" calcext:value-type="float">
            <text:p>-23.45</text:p>
          </table:table-cell>
          <table:table-cell table:style-name="ce1" office:value-type="float" office:value="180.23" calcext:value-type="float">
            <text:p>180.23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" office:value-type="float" office:value="-16.04" calcext:value-type="float">
            <text:p>-16.04</text:p>
          </table:table-cell>
          <table:table-cell table:style-name="ce1" office:value-type="float" office:value="183.54" calcext:value-type="float">
            <text:p>183.5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17.14" calcext:value-type="float">
            <text:p>-17.14</text:p>
          </table:table-cell>
          <table:table-cell table:style-name="ce1" office:value-type="float" office:value="185.31" calcext:value-type="float">
            <text:p>185.31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22.54" calcext:value-type="float">
            <text:p>-22.54</text:p>
          </table:table-cell>
          <table:table-cell table:style-name="ce1" office:value-type="float" office:value="172.91" calcext:value-type="float">
            <text:p>172.9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table:style-name="ce1" office:value-type="float" office:value="-15.9" calcext:value-type="float">
            <text:p>-15.9</text:p>
          </table:table-cell>
          <table:table-cell table:style-name="ce1" office:value-type="float" office:value="185.3" calcext:value-type="float">
            <text:p>185.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" office:value-type="float" office:value="-30.04" calcext:value-type="float">
            <text:p>-30.04</text:p>
          </table:table-cell>
          <table:table-cell table:style-name="ce1" office:value-type="float" office:value="181.2" calcext:value-type="float">
            <text:p>181.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" office:value-type="float" office:value="-24.03" calcext:value-type="float">
            <text:p>-24.03</text:p>
          </table:table-cell>
          <table:table-cell table:style-name="ce1" office:value-type="float" office:value="180.22" calcext:value-type="float">
            <text:p>180.22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18.89" calcext:value-type="float">
            <text:p>-18.89</text:p>
          </table:table-cell>
          <table:table-cell table:style-name="ce1" office:value-type="float" office:value="184.46" calcext:value-type="float">
            <text:p>184.46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1" office:value-type="float" office:value="-16.51" calcext:value-type="float">
            <text:p>-16.51</text:p>
          </table:table-cell>
          <table:table-cell table:style-name="ce1" office:value-type="float" office:value="187.1" calcext:value-type="float">
            <text:p>187.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1" office:value-type="float" office:value="-20.1" calcext:value-type="float">
            <text:p>-20.1</text:p>
          </table:table-cell>
          <table:table-cell table:style-name="ce1" office:value-type="float" office:value="186.3" calcext:value-type="float">
            <text:p>186.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" office:value-type="float" office:value="-21.06" calcext:value-type="float">
            <text:p>-21.06</text:p>
          </table:table-cell>
          <table:table-cell table:style-name="ce1" office:value-type="float" office:value="183.81" calcext:value-type="float">
            <text:p>183.81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1" office:value-type="float" office:value="-13.07" calcext:value-type="float">
            <text:p>-13.07</text:p>
          </table:table-cell>
          <table:table-cell table:style-name="ce1" office:value-type="float" office:value="166.87" calcext:value-type="float">
            <text:p>166.87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1" office:value-type="float" office:value="-23.46" calcext:value-type="float">
            <text:p>-23.46</text:p>
          </table:table-cell>
          <table:table-cell table:style-name="ce1" office:value-type="float" office:value="180.09" calcext:value-type="float">
            <text:p>180.09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1" office:value-type="float" office:value="-19.41" calcext:value-type="float">
            <text:p>-19.41</text:p>
          </table:table-cell>
          <table:table-cell table:style-name="ce1" office:value-type="float" office:value="182.3" calcext:value-type="float">
            <text:p>182.3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" office:value-type="float" office:value="-11.81" calcext:value-type="float">
            <text:p>-11.81</text:p>
          </table:table-cell>
          <table:table-cell table:style-name="ce1" office:value-type="float" office:value="165.98" calcext:value-type="float">
            <text:p>165.9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1" office:value-type="float" office:value="-11.76" calcext:value-type="float">
            <text:p>-11.76</text:p>
          </table:table-cell>
          <table:table-cell table:style-name="ce1" office:value-type="float" office:value="165.96" calcext:value-type="float">
            <text:p>165.9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1" office:value-type="float" office:value="-12.08" calcext:value-type="float">
            <text:p>-12.08</text:p>
          </table:table-cell>
          <table:table-cell table:style-name="ce1" office:value-type="float" office:value="165.76" calcext:value-type="float">
            <text:p>165.7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1" office:value-type="float" office:value="-25.59" calcext:value-type="float">
            <text:p>-25.59</text:p>
          </table:table-cell>
          <table:table-cell table:style-name="ce1" office:value-type="float" office:value="180.02" calcext:value-type="float">
            <text:p>180.02</text:p>
          </table:table-cell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1" office:value-type="float" office:value="-26.54" calcext:value-type="float">
            <text:p>-26.54</text:p>
          </table:table-cell>
          <table:table-cell table:style-name="ce1" office:value-type="float" office:value="183.63" calcext:value-type="float">
            <text:p>183.6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1" office:value-type="float" office:value="-20.9" calcext:value-type="float">
            <text:p>-20.9</text:p>
          </table:table-cell>
          <table:table-cell table:style-name="ce1" office:value-type="float" office:value="184.28" calcext:value-type="float">
            <text:p>184.2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table:style-name="ce1" office:value-type="float" office:value="-16.99" calcext:value-type="float">
            <text:p>-16.99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float" office:value="-23.46" calcext:value-type="float">
            <text:p>-23.46</text:p>
          </table:table-cell>
          <table:table-cell table:style-name="ce1" office:value-type="float" office:value="180.17" calcext:value-type="float">
            <text:p>180.17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1" office:value-type="float" office:value="-17.81" calcext:value-type="float">
            <text:p>-17.81</text:p>
          </table:table-cell>
          <table:table-cell table:style-name="ce1" office:value-type="float" office:value="181.82" calcext:value-type="float">
            <text:p>181.82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15.17" calcext:value-type="float">
            <text:p>-15.17</text:p>
          </table:table-cell>
          <table:table-cell table:style-name="ce1" office:value-type="float" office:value="187.2" calcext:value-type="float">
            <text:p>187.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1" office:value-type="float" office:value="-11.67" calcext:value-type="float">
            <text:p>-11.67</text:p>
          </table:table-cell>
          <table:table-cell table:style-name="ce1" office:value-type="float" office:value="166.02" calcext:value-type="float">
            <text:p>166.02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20.75" calcext:value-type="float">
            <text:p>-20.75</text:p>
          </table:table-cell>
          <table:table-cell table:style-name="ce1" office:value-type="float" office:value="184.52" calcext:value-type="float">
            <text:p>184.52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1" office:value-type="float" office:value="-19.5" calcext:value-type="float">
            <text:p>-19.5</text:p>
          </table:table-cell>
          <table:table-cell table:style-name="ce1" office:value-type="float" office:value="186.9" calcext:value-type="float">
            <text:p>186.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" office:value-type="float" office:value="-26.18" calcext:value-type="float">
            <text:p>-26.18</text:p>
          </table:table-cell>
          <table:table-cell table:style-name="ce1" office:value-type="float" office:value="179.79" calcext:value-type="float">
            <text:p>179.79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1" office:value-type="float" office:value="-20.66" calcext:value-type="float">
            <text:p>-20.66</text:p>
          </table:table-cell>
          <table:table-cell table:style-name="ce1" office:value-type="float" office:value="185.77" calcext:value-type="float">
            <text:p>185.77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1" office:value-type="float" office:value="-19.22" calcext:value-type="float">
            <text:p>-19.22</text:p>
          </table:table-cell>
          <table:table-cell table:style-name="ce1" office:value-type="float" office:value="182.54" calcext:value-type="float">
            <text:p>182.54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24.68" calcext:value-type="float">
            <text:p>-24.68</text:p>
          </table:table-cell>
          <table:table-cell table:style-name="ce1" office:value-type="float" office:value="183.33" calcext:value-type="float">
            <text:p>183.3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float" office:value="-15.43" calcext:value-type="float">
            <text:p>-15.43</text:p>
          </table:table-cell>
          <table:table-cell table:style-name="ce1" office:value-type="float" office:value="167.38" calcext:value-type="float">
            <text:p>167.38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32.45" calcext:value-type="float">
            <text:p>-32.45</text:p>
          </table:table-cell>
          <table:table-cell table:style-name="ce1" office:value-type="float" office:value="181.15" calcext:value-type="float">
            <text:p>181.1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table:style-name="ce1" office:value-type="float" office:value="-21.31" calcext:value-type="float">
            <text:p>-21.31</text:p>
          </table:table-cell>
          <table:table-cell table:style-name="ce1" office:value-type="float" office:value="180.84" calcext:value-type="float">
            <text:p>180.84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15.44" calcext:value-type="float">
            <text:p>-15.44</text:p>
          </table:table-cell>
          <table:table-cell table:style-name="ce1" office:value-type="float" office:value="167.18" calcext:value-type="float">
            <text:p>167.18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1" office:value-type="float" office:value="-13.26" calcext:value-type="float">
            <text:p>-13.26</text:p>
          </table:table-cell>
          <table:table-cell table:style-name="ce1" office:value-type="float" office:value="167.01" calcext:value-type="float">
            <text:p>167.01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style-name="ce1" office:value-type="float" office:value="-15.26" calcext:value-type="float">
            <text:p>-15.26</text:p>
          </table:table-cell>
          <table:table-cell table:style-name="ce1" office:value-type="float" office:value="183.13" calcext:value-type="float">
            <text:p>183.13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1" office:value-type="float" office:value="-33.57" calcext:value-type="float">
            <text:p>-33.57</text:p>
          </table:table-cell>
          <table:table-cell table:style-name="ce1" office:value-type="float" office:value="180.8" calcext:value-type="float">
            <text:p>180.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" office:value-type="float" office:value="-15.77" calcext:value-type="float">
            <text:p>-15.77</text:p>
          </table:table-cell>
          <table:table-cell table:style-name="ce1" office:value-type="float" office:value="167.01" calcext:value-type="float">
            <text:p>167.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table:style-name="ce1" office:value-type="float" office:value="-15.79" calcext:value-type="float">
            <text:p>-15.79</text:p>
          </table:table-cell>
          <table:table-cell table:style-name="ce1" office:value-type="float" office:value="166.83" calcext:value-type="float">
            <text:p>166.8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1" office:value-type="float" office:value="-21" calcext:value-type="float">
            <text:p>-21</text:p>
          </table:table-cell>
          <table:table-cell table:style-name="ce1" office:value-type="float" office:value="183.2" calcext:value-type="float">
            <text:p>183.2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16.28" calcext:value-type="float">
            <text:p>-16.28</text:p>
          </table:table-cell>
          <table:table-cell table:style-name="ce1" office:value-type="float" office:value="166.94" calcext:value-type="float">
            <text:p>166.9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1" office:value-type="float" office:value="-23.28" calcext:value-type="float">
            <text:p>-23.28</text:p>
          </table:table-cell>
          <table:table-cell table:style-name="ce1" office:value-type="float" office:value="184.6" calcext:value-type="float">
            <text:p>184.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1" office:value-type="float" office:value="-16.1" calcext:value-type="float">
            <text:p>-16.1</text:p>
          </table:table-cell>
          <table:table-cell table:style-name="ce1" office:value-type="float" office:value="167.25" calcext:value-type="float">
            <text:p>167.2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1" office:value-type="float" office:value="-17.7" calcext:value-type="float">
            <text:p>-17.7</text:p>
          </table:table-cell>
          <table:table-cell table:style-name="ce1" office:value-type="float" office:value="181.31" calcext:value-type="float">
            <text:p>181.31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1" office:value-type="float" office:value="-15.96" calcext:value-type="float">
            <text:p>-15.96</text:p>
          </table:table-cell>
          <table:table-cell table:style-name="ce1" office:value-type="float" office:value="166.69" calcext:value-type="float">
            <text:p>166.69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" office:value-type="float" office:value="-15.95" calcext:value-type="float">
            <text:p>-15.95</text:p>
          </table:table-cell>
          <table:table-cell table:style-name="ce1" office:value-type="float" office:value="167.34" calcext:value-type="float">
            <text:p>167.3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table:style-name="ce1" office:value-type="float" office:value="-17.56" calcext:value-type="float">
            <text:p>-17.56</text:p>
          </table:table-cell>
          <table:table-cell table:style-name="ce1" office:value-type="float" office:value="181.59" calcext:value-type="float">
            <text:p>181.59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1" office:value-type="float" office:value="-15.9" calcext:value-type="float">
            <text:p>-15.9</text:p>
          </table:table-cell>
          <table:table-cell table:style-name="ce1" office:value-type="float" office:value="167.42" calcext:value-type="float">
            <text:p>167.4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table:style-name="ce1" office:value-type="float" office:value="-15.29" calcext:value-type="float">
            <text:p>-15.29</text:p>
          </table:table-cell>
          <table:table-cell table:style-name="ce1" office:value-type="float" office:value="166.9" calcext:value-type="float">
            <text:p>166.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15.86" calcext:value-type="float">
            <text:p>-15.86</text:p>
          </table:table-cell>
          <table:table-cell table:style-name="ce1" office:value-type="float" office:value="166.85" calcext:value-type="float">
            <text:p>166.8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16.2" calcext:value-type="float">
            <text:p>-16.2</text:p>
          </table:table-cell>
          <table:table-cell table:style-name="ce1" office:value-type="float" office:value="166.8" calcext:value-type="float">
            <text:p>166.8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15.71" calcext:value-type="float">
            <text:p>-15.71</text:p>
          </table:table-cell>
          <table:table-cell table:style-name="ce1" office:value-type="float" office:value="166.91" calcext:value-type="float">
            <text:p>166.9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" office:value-type="float" office:value="-16.45" calcext:value-type="float">
            <text:p>-16.45</text:p>
          </table:table-cell>
          <table:table-cell table:style-name="ce1" office:value-type="float" office:value="167.54" calcext:value-type="float">
            <text:p>167.5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11.54" calcext:value-type="float">
            <text:p>-11.54</text:p>
          </table:table-cell>
          <table:table-cell table:style-name="ce1" office:value-type="float" office:value="166.18" calcext:value-type="float">
            <text:p>166.1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table:style-name="ce1" office:value-type="float" office:value="-19.61" calcext:value-type="float">
            <text:p>-19.61</text:p>
          </table:table-cell>
          <table:table-cell table:style-name="ce1" office:value-type="float" office:value="181.91" calcext:value-type="float">
            <text:p>181.91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1" office:value-type="float" office:value="-15.61" calcext:value-type="float">
            <text:p>-15.61</text:p>
          </table:table-cell>
          <table:table-cell table:style-name="ce1" office:value-type="float" office:value="187.15" calcext:value-type="float">
            <text:p>187.1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float" office:value="-21.16" calcext:value-type="float">
            <text:p>-21.16</text:p>
          </table:table-cell>
          <table:table-cell table:style-name="ce1" office:value-type="float" office:value="181.41" calcext:value-type="float">
            <text:p>181.41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20.65" calcext:value-type="float">
            <text:p>-20.65</text:p>
          </table:table-cell>
          <table:table-cell table:style-name="ce1" office:value-type="float" office:value="182.22" calcext:value-type="float">
            <text:p>182.22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1" office:value-type="float" office:value="-20.33" calcext:value-type="float">
            <text:p>-20.33</text:p>
          </table:table-cell>
          <table:table-cell table:style-name="ce1" office:value-type="float" office:value="168.71" calcext:value-type="float">
            <text:p>168.7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1" office:value-type="float" office:value="-15.08" calcext:value-type="float">
            <text:p>-15.08</text:p>
          </table:table-cell>
          <table:table-cell table:style-name="ce1" office:value-type="float" office:value="166.62" calcext:value-type="float">
            <text:p>166.6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23.28" calcext:value-type="float">
            <text:p>-23.28</text:p>
          </table:table-cell>
          <table:table-cell table:style-name="ce1" office:value-type="float" office:value="184.61" calcext:value-type="float">
            <text:p>184.6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1" office:value-type="float" office:value="-23.44" calcext:value-type="float">
            <text:p>-23.44</text:p>
          </table:table-cell>
          <table:table-cell table:style-name="ce1" office:value-type="float" office:value="184.6" calcext:value-type="float">
            <text:p>184.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23.12" calcext:value-type="float">
            <text:p>-23.12</text:p>
          </table:table-cell>
          <table:table-cell table:style-name="ce1" office:value-type="float" office:value="184.42" calcext:value-type="float">
            <text:p>184.42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23.65" calcext:value-type="float">
            <text:p>-23.65</text:p>
          </table:table-cell>
          <table:table-cell table:style-name="ce1" office:value-type="float" office:value="184.46" calcext:value-type="float">
            <text:p>184.46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22.91" calcext:value-type="float">
            <text:p>-22.91</text:p>
          </table:table-cell>
          <table:table-cell table:style-name="ce1" office:value-type="float" office:value="183.95" calcext:value-type="float">
            <text:p>183.9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table:style-name="ce1" office:value-type="float" office:value="-22.06" calcext:value-type="float">
            <text:p>-22.06</text:p>
          </table:table-cell>
          <table:table-cell table:style-name="ce1" office:value-type="float" office:value="180.47" calcext:value-type="float">
            <text:p>180.47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1" office:value-type="float" office:value="-13.56" calcext:value-type="float">
            <text:p>-13.56</text:p>
          </table:table-cell>
          <table:table-cell table:style-name="ce1" office:value-type="float" office:value="166.49" calcext:value-type="float">
            <text:p>166.49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1" office:value-type="float" office:value="-17.99" calcext:value-type="float">
            <text:p>-17.99</text:p>
          </table:table-cell>
          <table:table-cell table:style-name="ce1" office:value-type="float" office:value="181.57" calcext:value-type="float">
            <text:p>181.57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1" office:value-type="float" office:value="-23.92" calcext:value-type="float">
            <text:p>-23.92</text:p>
          </table:table-cell>
          <table:table-cell table:style-name="ce1" office:value-type="float" office:value="184.47" calcext:value-type="float">
            <text:p>184.4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30.69" calcext:value-type="float">
            <text:p>-30.69</text:p>
          </table:table-cell>
          <table:table-cell table:style-name="ce1" office:value-type="float" office:value="182.1" calcext:value-type="float">
            <text:p>182.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1" office:value-type="float" office:value="-21.92" calcext:value-type="float">
            <text:p>-21.92</text:p>
          </table:table-cell>
          <table:table-cell table:style-name="ce1" office:value-type="float" office:value="182.8" calcext:value-type="float">
            <text:p>182.8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table:style-name="ce1" office:value-type="float" office:value="-25.04" calcext:value-type="float">
            <text:p>-25.04</text:p>
          </table:table-cell>
          <table:table-cell table:style-name="ce1" office:value-type="float" office:value="180.97" calcext:value-type="float">
            <text:p>180.97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19.92" calcext:value-type="float">
            <text:p>-19.92</text:p>
          </table:table-cell>
          <table:table-cell table:style-name="ce1" office:value-type="float" office:value="183.91" calcext:value-type="float">
            <text:p>183.91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27.75" calcext:value-type="float">
            <text:p>-27.75</text:p>
          </table:table-cell>
          <table:table-cell table:style-name="ce1" office:value-type="float" office:value="182.26" calcext:value-type="float">
            <text:p>182.26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17.71" calcext:value-type="float">
            <text:p>-17.71</text:p>
          </table:table-cell>
          <table:table-cell table:style-name="ce1" office:value-type="float" office:value="181.18" calcext:value-type="float">
            <text:p>181.18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table:style-name="ce1" office:value-type="float" office:value="-19.6" calcext:value-type="float">
            <text:p>-19.6</text:p>
          </table:table-cell>
          <table:table-cell table:style-name="ce1" office:value-type="float" office:value="183.84" calcext:value-type="float">
            <text:p>183.84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34.68" calcext:value-type="float">
            <text:p>-34.68</text:p>
          </table:table-cell>
          <table:table-cell table:style-name="ce1" office:value-type="float" office:value="179.82" calcext:value-type="float">
            <text:p>179.8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table:style-name="ce1" office:value-type="float" office:value="-14.46" calcext:value-type="float">
            <text:p>-14.46</text:p>
          </table:table-cell>
          <table:table-cell table:style-name="ce1" office:value-type="float" office:value="167.26" calcext:value-type="float">
            <text:p>167.26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table:style-name="ce1" office:value-type="float" office:value="-18.85" calcext:value-type="float">
            <text:p>-18.85</text:p>
          </table:table-cell>
          <table:table-cell table:style-name="ce1" office:value-type="float" office:value="187.55" calcext:value-type="float">
            <text:p>187.5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" office:value-type="float" office:value="-17.02" calcext:value-type="float">
            <text:p>-17.02</text:p>
          </table:table-cell>
          <table:table-cell table:style-name="ce1" office:value-type="float" office:value="182.41" calcext:value-type="float">
            <text:p>182.4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1" office:value-type="float" office:value="-20.41" calcext:value-type="float">
            <text:p>-20.41</text:p>
          </table:table-cell>
          <table:table-cell table:style-name="ce1" office:value-type="float" office:value="186.51" calcext:value-type="float">
            <text:p>186.5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1" office:value-type="float" office:value="-18.18" calcext:value-type="float">
            <text:p>-18.18</text:p>
          </table:table-cell>
          <table:table-cell table:style-name="ce1" office:value-type="float" office:value="182.04" calcext:value-type="float">
            <text:p>182.04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1" office:value-type="float" office:value="-16.49" calcext:value-type="float">
            <text:p>-16.49</text:p>
          </table:table-cell>
          <table:table-cell table:style-name="ce1" office:value-type="float" office:value="187.8" calcext:value-type="float">
            <text:p>187.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17.74" calcext:value-type="float">
            <text:p>-17.74</text:p>
          </table:table-cell>
          <table:table-cell table:style-name="ce1" office:value-type="float" office:value="181.31" calcext:value-type="float">
            <text:p>181.31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style-name="ce1" office:value-type="float" office:value="-20.49" calcext:value-type="float">
            <text:p>-20.49</text:p>
          </table:table-cell>
          <table:table-cell table:style-name="ce1" office:value-type="float" office:value="181.69" calcext:value-type="float">
            <text:p>181.69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1" office:value-type="float" office:value="-18.51" calcext:value-type="float">
            <text:p>-18.51</text:p>
          </table:table-cell>
          <table:table-cell table:style-name="ce1" office:value-type="float" office:value="182.64" calcext:value-type="float">
            <text:p>182.64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table:style-name="ce1" office:value-type="float" office:value="-27.28" calcext:value-type="float">
            <text:p>-27.28</text:p>
          </table:table-cell>
          <table:table-cell table:style-name="ce1" office:value-type="float" office:value="183.4" calcext:value-type="float">
            <text:p>183.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1" office:value-type="float" office:value="-15.9" calcext:value-type="float">
            <text:p>-15.9</text:p>
          </table:table-cell>
          <table:table-cell table:style-name="ce1" office:value-type="float" office:value="167.16" calcext:value-type="float">
            <text:p>167.1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style-name="ce1" office:value-type="float" office:value="-20.57" calcext:value-type="float">
            <text:p>-20.57</text:p>
          </table:table-cell>
          <table:table-cell table:style-name="ce1" office:value-type="float" office:value="181.33" calcext:value-type="float">
            <text:p>181.33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11.25" calcext:value-type="float">
            <text:p>-11.25</text:p>
          </table:table-cell>
          <table:table-cell table:style-name="ce1" office:value-type="float" office:value="166.36" calcext:value-type="float">
            <text:p>166.36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1" office:value-type="float" office:value="-20.04" calcext:value-type="float">
            <text:p>-20.04</text:p>
          </table:table-cell>
          <table:table-cell table:style-name="ce1" office:value-type="float" office:value="181.87" calcext:value-type="float">
            <text:p>181.87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" office:value-type="float" office:value="-20.89" calcext:value-type="float">
            <text:p>-20.89</text:p>
          </table:table-cell>
          <table:table-cell table:style-name="ce1" office:value-type="float" office:value="181.25" calcext:value-type="float">
            <text:p>181.25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" office:value-type="float" office:value="-16.62" calcext:value-type="float">
            <text:p>-16.62</text:p>
          </table:table-cell>
          <table:table-cell table:style-name="ce1" office:value-type="float" office:value="186.74" calcext:value-type="float">
            <text:p>186.7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1" office:value-type="float" office:value="-20.09" calcext:value-type="float">
            <text:p>-20.09</text:p>
          </table:table-cell>
          <table:table-cell table:style-name="ce1" office:value-type="float" office:value="168.75" calcext:value-type="float">
            <text:p>168.7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24.96" calcext:value-type="float">
            <text:p>-24.96</text:p>
          </table:table-cell>
          <table:table-cell table:style-name="ce1" office:value-type="float" office:value="179.87" calcext:value-type="float">
            <text:p>179.87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1" office:value-type="float" office:value="-20.95" calcext:value-type="float">
            <text:p>-20.95</text:p>
          </table:table-cell>
          <table:table-cell table:style-name="ce1" office:value-type="float" office:value="181.42" calcext:value-type="float">
            <text:p>181.42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23.31" calcext:value-type="float">
            <text:p>-23.31</text:p>
          </table:table-cell>
          <table:table-cell table:style-name="ce1" office:value-type="float" office:value="179.27" calcext:value-type="float">
            <text:p>179.27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1" office:value-type="float" office:value="-20.95" calcext:value-type="float">
            <text:p>-20.95</text:p>
          </table:table-cell>
          <table:table-cell table:style-name="ce1" office:value-type="float" office:value="181.06" calcext:value-type="float">
            <text:p>181.06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" office:value-type="float" office:value="-21.58" calcext:value-type="float">
            <text:p>-21.58</text:p>
          </table:table-cell>
          <table:table-cell table:style-name="ce1" office:value-type="float" office:value="181.9" calcext:value-type="float">
            <text:p>181.9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" office:value-type="float" office:value="-13.62" calcext:value-type="float">
            <text:p>-13.62</text:p>
          </table:table-cell>
          <table:table-cell table:style-name="ce1" office:value-type="float" office:value="167.15" calcext:value-type="float">
            <text:p>167.15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float" office:value="-12.72" calcext:value-type="float">
            <text:p>-12.72</text:p>
          </table:table-cell>
          <table:table-cell table:style-name="ce1" office:value-type="float" office:value="166.28" calcext:value-type="float">
            <text:p>166.2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1" office:value-type="float" office:value="-21.79" calcext:value-type="float">
            <text:p>-21.79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20.48" calcext:value-type="float">
            <text:p>-20.48</text:p>
          </table:table-cell>
          <table:table-cell table:style-name="ce1" office:value-type="float" office:value="169.76" calcext:value-type="float">
            <text:p>169.7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1" office:value-type="float" office:value="-12.84" calcext:value-type="float">
            <text:p>-12.84</text:p>
          </table:table-cell>
          <table:table-cell table:style-name="ce1" office:value-type="float" office:value="166.78" calcext:value-type="float">
            <text:p>166.7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" office:value-type="float" office:value="-17.02" calcext:value-type="float">
            <text:p>-17.02</text:p>
          </table:table-cell>
          <table:table-cell table:style-name="ce1" office:value-type="float" office:value="182.93" calcext:value-type="float">
            <text:p>182.93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23.89" calcext:value-type="float">
            <text:p>-23.89</text:p>
          </table:table-cell>
          <table:table-cell table:style-name="ce1" office:value-type="float" office:value="182.39" calcext:value-type="float">
            <text:p>182.39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1" office:value-type="float" office:value="-23.07" calcext:value-type="float">
            <text:p>-23.07</text:p>
          </table:table-cell>
          <table:table-cell table:style-name="ce1" office:value-type="float" office:value="184.03" calcext:value-type="float">
            <text:p>184.03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1" office:value-type="float" office:value="-27.98" calcext:value-type="float">
            <text:p>-27.98</text:p>
          </table:table-cell>
          <table:table-cell table:style-name="ce1" office:value-type="float" office:value="181.96" calcext:value-type="float">
            <text:p>181.9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table:style-name="ce1" office:value-type="float" office:value="-28.1" calcext:value-type="float">
            <text:p>-28.1</text:p>
          </table:table-cell>
          <table:table-cell table:style-name="ce1" office:value-type="float" office:value="182.25" calcext:value-type="float">
            <text:p>182.2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21.24" calcext:value-type="float">
            <text:p>-21.24</text:p>
          </table:table-cell>
          <table:table-cell table:style-name="ce1" office:value-type="float" office:value="180.81" calcext:value-type="float">
            <text:p>180.81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1" office:value-type="float" office:value="-21.24" calcext:value-type="float">
            <text:p>-21.24</text:p>
          </table:table-cell>
          <table:table-cell table:style-name="ce1" office:value-type="float" office:value="180.86" calcext:value-type="float">
            <text:p>180.86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19.89" calcext:value-type="float">
            <text:p>-19.89</text:p>
          </table:table-cell>
          <table:table-cell table:style-name="ce1" office:value-type="float" office:value="174.46" calcext:value-type="float">
            <text:p>174.46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1" office:value-type="float" office:value="-32.82" calcext:value-type="float">
            <text:p>-32.82</text:p>
          </table:table-cell>
          <table:table-cell table:style-name="ce1" office:value-type="float" office:value="179.8" calcext:value-type="float">
            <text:p>179.8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1" office:value-type="float" office:value="-22" calcext:value-type="float">
            <text:p>-22</text:p>
          </table:table-cell>
          <table:table-cell table:style-name="ce1" office:value-type="float" office:value="185.5" calcext:value-type="float">
            <text:p>185.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21.57" calcext:value-type="float">
            <text:p>-21.57</text:p>
          </table:table-cell>
          <table:table-cell table:style-name="ce1" office:value-type="float" office:value="185.62" calcext:value-type="float">
            <text:p>185.6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1" office:value-type="float" office:value="-24.5" calcext:value-type="float">
            <text:p>-24.5</text:p>
          </table:table-cell>
          <table:table-cell table:style-name="ce1" office:value-type="float" office:value="180.92" calcext:value-type="float">
            <text:p>180.92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1" office:value-type="float" office:value="-33.03" calcext:value-type="float">
            <text:p>-33.03</text:p>
          </table:table-cell>
          <table:table-cell table:style-name="ce1" office:value-type="float" office:value="180.2" calcext:value-type="float">
            <text:p>180.2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30.09" calcext:value-type="float">
            <text:p>-30.09</text:p>
          </table:table-cell>
          <table:table-cell table:style-name="ce1" office:value-type="float" office:value="182.4" calcext:value-type="float">
            <text:p>182.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22.75" calcext:value-type="float">
            <text:p>-22.75</text:p>
          </table:table-cell>
          <table:table-cell table:style-name="ce1" office:value-type="float" office:value="170.99" calcext:value-type="float">
            <text:p>170.9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" office:value-type="float" office:value="-17.99" calcext:value-type="float">
            <text:p>-17.99</text:p>
          </table:table-cell>
          <table:table-cell table:style-name="ce1" office:value-type="float" office:value="168.98" calcext:value-type="float">
            <text:p>168.98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1" office:value-type="float" office:value="-19.6" calcext:value-type="float">
            <text:p>-19.6</text:p>
          </table:table-cell>
          <table:table-cell table:style-name="ce1" office:value-type="float" office:value="181.87" calcext:value-type="float">
            <text:p>181.87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15.65" calcext:value-type="float">
            <text:p>-15.65</text:p>
          </table:table-cell>
          <table:table-cell table:style-name="ce1" office:value-type="float" office:value="186.26" calcext:value-type="float">
            <text:p>186.2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1" office:value-type="float" office:value="-17.78" calcext:value-type="float">
            <text:p>-17.78</text:p>
          </table:table-cell>
          <table:table-cell table:style-name="ce1" office:value-type="float" office:value="181.53" calcext:value-type="float">
            <text:p>181.53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1" office:value-type="float" office:value="-22.04" calcext:value-type="float">
            <text:p>-22.04</text:p>
          </table:table-cell>
          <table:table-cell table:style-name="ce1" office:value-type="float" office:value="184.91" calcext:value-type="float">
            <text:p>184.9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1" office:value-type="float" office:value="-20.06" calcext:value-type="float">
            <text:p>-20.06</text:p>
          </table:table-cell>
          <table:table-cell table:style-name="ce1" office:value-type="float" office:value="168.69" calcext:value-type="float">
            <text:p>168.6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1" office:value-type="float" office:value="-18.07" calcext:value-type="float">
            <text:p>-18.07</text:p>
          </table:table-cell>
          <table:table-cell table:style-name="ce1" office:value-type="float" office:value="181.54" calcext:value-type="float">
            <text:p>181.54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1" office:value-type="float" office:value="-12.85" calcext:value-type="float">
            <text:p>-12.85</text:p>
          </table:table-cell>
          <table:table-cell table:style-name="ce1" office:value-type="float" office:value="165.67" calcext:value-type="float">
            <text:p>165.6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float" office:value="-33.29" calcext:value-type="float">
            <text:p>-33.29</text:p>
          </table:table-cell>
          <table:table-cell table:style-name="ce1" office:value-type="float" office:value="181.3" calcext:value-type="float">
            <text:p>181.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1" office:value-type="float" office:value="-34.63" calcext:value-type="float">
            <text:p>-34.63</text:p>
          </table:table-cell>
          <table:table-cell table:style-name="ce1" office:value-type="float" office:value="179.1" calcext:value-type="float">
            <text:p>179.1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1" office:value-type="float" office:value="-24.18" calcext:value-type="float">
            <text:p>-24.18</text:p>
          </table:table-cell>
          <table:table-cell table:style-name="ce1" office:value-type="float" office:value="179.02" calcext:value-type="float">
            <text:p>179.02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table:style-name="ce1" office:value-type="float" office:value="-23.78" calcext:value-type="float">
            <text:p>-23.78</text:p>
          </table:table-cell>
          <table:table-cell table:style-name="ce1" office:value-type="float" office:value="180.31" calcext:value-type="float">
            <text:p>180.31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table:style-name="ce1" office:value-type="float" office:value="-22.37" calcext:value-type="float">
            <text:p>-22.37</text:p>
          </table:table-cell>
          <table:table-cell table:style-name="ce1" office:value-type="float" office:value="171.5" calcext:value-type="float">
            <text:p>171.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1" office:value-type="float" office:value="-23.97" calcext:value-type="float">
            <text:p>-23.97</text:p>
          </table:table-cell>
          <table:table-cell table:style-name="ce1" office:value-type="float" office:value="179.91" calcext:value-type="float">
            <text:p>179.91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34.12" calcext:value-type="float">
            <text:p>-34.12</text:p>
          </table:table-cell>
          <table:table-cell table:style-name="ce1" office:value-type="float" office:value="181.75" calcext:value-type="float">
            <text:p>181.7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1" office:value-type="float" office:value="-25.25" calcext:value-type="float">
            <text:p>-25.25</text:p>
          </table:table-cell>
          <table:table-cell table:style-name="ce1" office:value-type="float" office:value="179.86" calcext:value-type="float">
            <text:p>179.86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22.87" calcext:value-type="float">
            <text:p>-22.87</text:p>
          </table:table-cell>
          <table:table-cell table:style-name="ce1" office:value-type="float" office:value="172.65" calcext:value-type="float">
            <text:p>172.6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1" office:value-type="float" office:value="-18.48" calcext:value-type="float">
            <text:p>-18.48</text:p>
          </table:table-cell>
          <table:table-cell table:style-name="ce1" office:value-type="float" office:value="182.37" calcext:value-type="float">
            <text:p>182.37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1" office:value-type="float" office:value="-21.46" calcext:value-type="float">
            <text:p>-21.46</text:p>
          </table:table-cell>
          <table:table-cell table:style-name="ce1" office:value-type="float" office:value="181.02" calcext:value-type="float">
            <text:p>181.02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28.56" calcext:value-type="float">
            <text:p>-28.56</text:p>
          </table:table-cell>
          <table:table-cell table:style-name="ce1" office:value-type="float" office:value="183.47" calcext:value-type="float">
            <text:p>183.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1" office:value-type="float" office:value="-28.56" calcext:value-type="float">
            <text:p>-28.56</text:p>
          </table:table-cell>
          <table:table-cell table:style-name="ce1" office:value-type="float" office:value="183.59" calcext:value-type="float">
            <text:p>183.5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" office:value-type="float" office:value="-21.3" calcext:value-type="float">
            <text:p>-21.3</text:p>
          </table:table-cell>
          <table:table-cell table:style-name="ce1" office:value-type="float" office:value="180.92" calcext:value-type="float">
            <text:p>180.92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1" office:value-type="float" office:value="-20.08" calcext:value-type="float">
            <text:p>-20.08</text:p>
          </table:table-cell>
          <table:table-cell table:style-name="ce1" office:value-type="float" office:value="183.22" calcext:value-type="float">
            <text:p>183.22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18.82" calcext:value-type="float">
            <text:p>-18.82</text:p>
          </table:table-cell>
          <table:table-cell table:style-name="ce1" office:value-type="float" office:value="182.21" calcext:value-type="float">
            <text:p>182.21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table:style-name="ce1" office:value-type="float" office:value="-19.51" calcext:value-type="float">
            <text:p>-19.51</text:p>
          </table:table-cell>
          <table:table-cell table:style-name="ce1" office:value-type="float" office:value="183.97" calcext:value-type="float">
            <text:p>183.97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12.05" calcext:value-type="float">
            <text:p>-12.05</text:p>
          </table:table-cell>
          <table:table-cell table:style-name="ce1" office:value-type="float" office:value="167.39" calcext:value-type="float">
            <text:p>167.39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1" office:value-type="float" office:value="-17.4" calcext:value-type="float">
            <text:p>-17.4</text:p>
          </table:table-cell>
          <table:table-cell table:style-name="ce1" office:value-type="float" office:value="186.54" calcext:value-type="float">
            <text:p>186.5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1" office:value-type="float" office:value="-23.93" calcext:value-type="float">
            <text:p>-23.93</text:p>
          </table:table-cell>
          <table:table-cell table:style-name="ce1" office:value-type="float" office:value="180.18" calcext:value-type="float">
            <text:p>180.18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1" office:value-type="float" office:value="-21.23" calcext:value-type="float">
            <text:p>-21.23</text:p>
          </table:table-cell>
          <table:table-cell table:style-name="ce1" office:value-type="float" office:value="181.09" calcext:value-type="float">
            <text:p>181.09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16.23" calcext:value-type="float">
            <text:p>-16.23</text:p>
          </table:table-cell>
          <table:table-cell table:style-name="ce1" office:value-type="float" office:value="167.91" calcext:value-type="float">
            <text:p>167.91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1" office:value-type="float" office:value="-28.15" calcext:value-type="float">
            <text:p>-28.15</text:p>
          </table:table-cell>
          <table:table-cell table:style-name="ce1" office:value-type="float" office:value="183.4" calcext:value-type="float">
            <text:p>183.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1" office:value-type="float" office:value="-20.81" calcext:value-type="float">
            <text:p>-20.81</text:p>
          </table:table-cell>
          <table:table-cell table:style-name="ce1" office:value-type="float" office:value="185.01" calcext:value-type="float">
            <text:p>185.0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style-name="ce1" office:value-type="float" office:value="-20.72" calcext:value-type="float">
            <text:p>-20.72</text:p>
          </table:table-cell>
          <table:table-cell table:style-name="ce1" office:value-type="float" office:value="181.41" calcext:value-type="float">
            <text:p>181.41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1" office:value-type="float" office:value="-23.29" calcext:value-type="float">
            <text:p>-23.29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1" office:value-type="float" office:value="-38.46" calcext:value-type="float">
            <text:p>-38.46</text:p>
          </table:table-cell>
          <table:table-cell table:style-name="ce1" office:value-type="float" office:value="176.03" calcext:value-type="float">
            <text:p>176.03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1" office:value-type="float" office:value="-15.48" calcext:value-type="float">
            <text:p>-15.48</text:p>
          </table:table-cell>
          <table:table-cell table:style-name="ce1" office:value-type="float" office:value="186.73" calcext:value-type="float">
            <text:p>186.7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37.03" calcext:value-type="float">
            <text:p>-37.03</text:p>
          </table:table-cell>
          <table:table-cell table:style-name="ce1" office:value-type="float" office:value="177.52" calcext:value-type="float">
            <text:p>177.52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table:style-name="ce1" office:value-type="float" office:value="-20.48" calcext:value-type="float">
            <text:p>-20.48</text:p>
          </table:table-cell>
          <table:table-cell table:style-name="ce1" office:value-type="float" office:value="181.38" calcext:value-type="float">
            <text:p>181.38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1" office:value-type="float" office:value="-18.12" calcext:value-type="float">
            <text:p>-18.12</text:p>
          </table:table-cell>
          <table:table-cell table:style-name="ce1" office:value-type="float" office:value="181.88" calcext:value-type="float">
            <text:p>181.88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table:style-name="ce1" office:value-type="float" office:value="-18.17" calcext:value-type="float">
            <text:p>-18.17</text:p>
          </table:table-cell>
          <table:table-cell table:style-name="ce1" office:value-type="float" office:value="181.98" calcext:value-type="float">
            <text:p>181.98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1" office:value-type="float" office:value="-11.4" calcext:value-type="float">
            <text:p>-11.4</text:p>
          </table:table-cell>
          <table:table-cell table:style-name="ce1" office:value-type="float" office:value="166.07" calcext:value-type="float">
            <text:p>166.07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table:style-name="ce1" office:value-type="float" office:value="-23.1" calcext:value-type="float">
            <text:p>-23.1</text:p>
          </table:table-cell>
          <table:table-cell table:style-name="ce1" office:value-type="float" office:value="180.12" calcext:value-type="float">
            <text:p>180.12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14.28" calcext:value-type="float">
            <text:p>-14.28</text:p>
          </table:table-cell>
          <table:table-cell table:style-name="ce1" office:value-type="float" office:value="170.34" calcext:value-type="float">
            <text:p>170.34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1" office:value-type="float" office:value="-22.87" calcext:value-type="float">
            <text:p>-22.87</text:p>
          </table:table-cell>
          <table:table-cell table:style-name="ce1" office:value-type="float" office:value="171.72" calcext:value-type="float">
            <text:p>171.7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17.59" calcext:value-type="float">
            <text:p>-17.59</text:p>
          </table:table-cell>
          <table:table-cell table:style-name="ce1" office:value-type="float" office:value="180.98" calcext:value-type="float">
            <text:p>180.98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table:style-name="ce1" office:value-type="float" office:value="-27.6" calcext:value-type="float">
            <text:p>-27.6</text:p>
          </table:table-cell>
          <table:table-cell table:style-name="ce1" office:value-type="float" office:value="182.1" calcext:value-type="float">
            <text:p>182.1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17.94" calcext:value-type="float">
            <text:p>-17.94</text:p>
          </table:table-cell>
          <table:table-cell table:style-name="ce1" office:value-type="float" office:value="180.6" calcext:value-type="float">
            <text:p>180.6</text:p>
          </table:table-cell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1" office:value-type="float" office:value="-17.88" calcext:value-type="float">
            <text:p>-17.88</text:p>
          </table:table-cell>
          <table:table-cell table:style-name="ce1" office:value-type="float" office:value="180.58" calcext:value-type="float">
            <text:p>180.58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30.01" calcext:value-type="float">
            <text:p>-30.01</text:p>
          </table:table-cell>
          <table:table-cell table:style-name="ce1" office:value-type="float" office:value="180.8" calcext:value-type="float">
            <text:p>180.8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1" office:value-type="float" office:value="-19.19" calcext:value-type="float">
            <text:p>-19.19</text:p>
          </table:table-cell>
          <table:table-cell table:style-name="ce1" office:value-type="float" office:value="182.3" calcext:value-type="float">
            <text:p>182.3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1" office:value-type="float" office:value="-18.14" calcext:value-type="float">
            <text:p>-18.14</text:p>
          </table:table-cell>
          <table:table-cell table:style-name="ce1" office:value-type="float" office:value="180.87" calcext:value-type="float">
            <text:p>180.87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table:style-name="ce1" office:value-type="float" office:value="-23.46" calcext:value-type="float">
            <text:p>-23.46</text:p>
          </table:table-cell>
          <table:table-cell table:style-name="ce1" office:value-type="float" office:value="180.11" calcext:value-type="float">
            <text:p>180.11</text:p>
          </table:table-cell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1" office:value-type="float" office:value="-18.44" calcext:value-type="float">
            <text:p>-18.44</text:p>
          </table:table-cell>
          <table:table-cell table:style-name="ce1" office:value-type="float" office:value="181.04" calcext:value-type="float">
            <text:p>181.04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18.21" calcext:value-type="float">
            <text:p>-18.21</text:p>
          </table:table-cell>
          <table:table-cell table:style-name="ce1" office:value-type="float" office:value="180.87" calcext:value-type="float">
            <text:p>180.87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table:style-name="ce1" office:value-type="float" office:value="-18.26" calcext:value-type="float">
            <text:p>-18.26</text:p>
          </table:table-cell>
          <table:table-cell table:style-name="ce1" office:value-type="float" office:value="180.98" calcext:value-type="float">
            <text:p>180.98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1" office:value-type="float" office:value="-15.85" calcext:value-type="float">
            <text:p>-15.85</text:p>
          </table:table-cell>
          <table:table-cell table:style-name="ce1" office:value-type="float" office:value="184.83" calcext:value-type="float">
            <text:p>184.83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float" office:value="-23.82" calcext:value-type="float">
            <text:p>-23.82</text:p>
          </table:table-cell>
          <table:table-cell table:style-name="ce1" office:value-type="float" office:value="180.09" calcext:value-type="float">
            <text:p>180.09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1" office:value-type="float" office:value="-18.6" calcext:value-type="float">
            <text:p>-18.6</text:p>
          </table:table-cell>
          <table:table-cell table:style-name="ce1" office:value-type="float" office:value="184.28" calcext:value-type="float">
            <text:p>184.28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1" office:value-type="float" office:value="-17.8" calcext:value-type="float">
            <text:p>-17.8</text:p>
          </table:table-cell>
          <table:table-cell table:style-name="ce1" office:value-type="float" office:value="181.32" calcext:value-type="float">
            <text:p>181.32</text:p>
          </table:table-cell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float" office:value="-10.78" calcext:value-type="float">
            <text:p>-10.78</text:p>
          </table:table-cell>
          <table:table-cell table:style-name="ce1" office:value-type="float" office:value="166.1" calcext:value-type="float">
            <text:p>166.1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1" office:value-type="float" office:value="-18.12" calcext:value-type="float">
            <text:p>-18.12</text:p>
          </table:table-cell>
          <table:table-cell table:style-name="ce1" office:value-type="float" office:value="181.71" calcext:value-type="float">
            <text:p>181.71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1" office:value-type="float" office:value="-19.34" calcext:value-type="float">
            <text:p>-19.34</text:p>
          </table:table-cell>
          <table:table-cell table:style-name="ce1" office:value-type="float" office:value="182.62" calcext:value-type="float">
            <text:p>182.62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1" office:value-type="float" office:value="-15.34" calcext:value-type="float">
            <text:p>-15.34</text:p>
          </table:table-cell>
          <table:table-cell table:style-name="ce1" office:value-type="float" office:value="167.1" calcext:value-type="float">
            <text:p>167.1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24.97" calcext:value-type="float">
            <text:p>-24.97</text:p>
          </table:table-cell>
          <table:table-cell table:style-name="ce1" office:value-type="float" office:value="182.85" calcext:value-type="float">
            <text:p>182.85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1" office:value-type="float" office:value="-15.97" calcext:value-type="float">
            <text:p>-15.97</text:p>
          </table:table-cell>
          <table:table-cell table:style-name="ce1" office:value-type="float" office:value="186.08" calcext:value-type="float">
            <text:p>186.08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1" office:value-type="float" office:value="-23.47" calcext:value-type="float">
            <text:p>-23.47</text:p>
          </table:table-cell>
          <table:table-cell table:style-name="ce1" office:value-type="float" office:value="180.24" calcext:value-type="float">
            <text:p>180.24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1" office:value-type="float" office:value="-23.11" calcext:value-type="float">
            <text:p>-23.11</text:p>
          </table:table-cell>
          <table:table-cell table:style-name="ce1" office:value-type="float" office:value="179.15" calcext:value-type="float">
            <text:p>179.15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20.54" calcext:value-type="float">
            <text:p>-20.54</text:p>
          </table:table-cell>
          <table:table-cell table:style-name="ce1" office:value-type="float" office:value="181.66" calcext:value-type="float">
            <text:p>181.66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1" office:value-type="float" office:value="-18.92" calcext:value-type="float">
            <text:p>-18.92</text:p>
          </table:table-cell>
          <table:table-cell table:style-name="ce1" office:value-type="float" office:value="169.37" calcext:value-type="float">
            <text:p>169.37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1" office:value-type="float" office:value="-20.16" calcext:value-type="float">
            <text:p>-20.16</text:p>
          </table:table-cell>
          <table:table-cell table:style-name="ce1" office:value-type="float" office:value="184.27" calcext:value-type="float">
            <text:p>184.27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25.48" calcext:value-type="float">
            <text:p>-25.48</text:p>
          </table:table-cell>
          <table:table-cell table:style-name="ce1" office:value-type="float" office:value="180.94" calcext:value-type="float">
            <text:p>180.94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1" office:value-type="float" office:value="-18.19" calcext:value-type="float">
            <text:p>-18.19</text:p>
          </table:table-cell>
          <table:table-cell table:style-name="ce1" office:value-type="float" office:value="181.74" calcext:value-type="float">
            <text:p>181.74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15.35" calcext:value-type="float">
            <text:p>-15.35</text:p>
          </table:table-cell>
          <table:table-cell table:style-name="ce1" office:value-type="float" office:value="186.4" calcext:value-type="float">
            <text:p>186.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18.69" calcext:value-type="float">
            <text:p>-18.69</text:p>
          </table:table-cell>
          <table:table-cell table:style-name="ce1" office:value-type="float" office:value="169.1" calcext:value-type="float">
            <text:p>169.1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18.89" calcext:value-type="float">
            <text:p>-18.89</text:p>
          </table:table-cell>
          <table:table-cell table:style-name="ce1" office:value-type="float" office:value="181.24" calcext:value-type="float">
            <text:p>181.24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17.61" calcext:value-type="float">
            <text:p>-17.61</text:p>
          </table:table-cell>
          <table:table-cell table:style-name="ce1" office:value-type="float" office:value="183.32" calcext:value-type="float">
            <text:p>183.32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20.93" calcext:value-type="float">
            <text:p>-20.93</text:p>
          </table:table-cell>
          <table:table-cell table:style-name="ce1" office:value-type="float" office:value="181.54" calcext:value-type="float">
            <text:p>181.54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table:style-name="ce1" office:value-type="float" office:value="-17.6" calcext:value-type="float">
            <text:p>-17.6</text:p>
          </table:table-cell>
          <table:table-cell table:style-name="ce1" office:value-type="float" office:value="181.5" calcext:value-type="float">
            <text:p>181.5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" office:value-type="float" office:value="-17.96" calcext:value-type="float">
            <text:p>-17.96</text:p>
          </table:table-cell>
          <table:table-cell table:style-name="ce1" office:value-type="float" office:value="181.4" calcext:value-type="float">
            <text:p>181.4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" office:value-type="float" office:value="-18.8" calcext:value-type="float">
            <text:p>-18.8</text:p>
          </table:table-cell>
          <table:table-cell table:style-name="ce1" office:value-type="float" office:value="182.41" calcext:value-type="float">
            <text:p>182.41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table:style-name="ce1" office:value-type="float" office:value="-20.61" calcext:value-type="float">
            <text:p>-20.61</text:p>
          </table:table-cell>
          <table:table-cell table:style-name="ce1" office:value-type="float" office:value="182.44" calcext:value-type="float">
            <text:p>182.44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" office:value-type="float" office:value="-20.74" calcext:value-type="float">
            <text:p>-20.74</text:p>
          </table:table-cell>
          <table:table-cell table:style-name="ce1" office:value-type="float" office:value="181.53" calcext:value-type="float">
            <text:p>181.53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1" office:value-type="float" office:value="-25.23" calcext:value-type="float">
            <text:p>-25.23</text:p>
          </table:table-cell>
          <table:table-cell table:style-name="ce1" office:value-type="float" office:value="179.86" calcext:value-type="float">
            <text:p>179.86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1" office:value-type="float" office:value="-23.9" calcext:value-type="float">
            <text:p>-23.9</text:p>
          </table:table-cell>
          <table:table-cell table:style-name="ce1" office:value-type="float" office:value="179.9" calcext:value-type="float">
            <text:p>179.9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18.07" calcext:value-type="float">
            <text:p>-18.07</text:p>
          </table:table-cell>
          <table:table-cell table:style-name="ce1" office:value-type="float" office:value="181.58" calcext:value-type="float">
            <text:p>181.58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1" office:value-type="float" office:value="-15.43" calcext:value-type="float">
            <text:p>-15.43</text:p>
          </table:table-cell>
          <table:table-cell table:style-name="ce1" office:value-type="float" office:value="185.19" calcext:value-type="float">
            <text:p>185.19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float" office:value="-14.3" calcext:value-type="float">
            <text:p>-14.3</text:p>
          </table:table-cell>
          <table:table-cell table:style-name="ce1" office:value-type="float" office:value="167.32" calcext:value-type="float">
            <text:p>167.32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1" office:value-type="float" office:value="-18.04" calcext:value-type="float">
            <text:p>-18.04</text:p>
          </table:table-cell>
          <table:table-cell table:style-name="ce1" office:value-type="float" office:value="181.57" calcext:value-type="float">
            <text:p>181.57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1" office:value-type="float" office:value="-13.9" calcext:value-type="float">
            <text:p>-13.9</text:p>
          </table:table-cell>
          <table:table-cell table:style-name="ce1" office:value-type="float" office:value="167.18" calcext:value-type="float">
            <text:p>167.18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17.64" calcext:value-type="float">
            <text:p>-17.64</text:p>
          </table:table-cell>
          <table:table-cell table:style-name="ce1" office:value-type="float" office:value="177.01" calcext:value-type="float">
            <text:p>177.01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table:style-name="ce1" office:value-type="float" office:value="-17.98" calcext:value-type="float">
            <text:p>-17.98</text:p>
          </table:table-cell>
          <table:table-cell table:style-name="ce1" office:value-type="float" office:value="181.51" calcext:value-type="float">
            <text:p>181.51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table:style-name="ce1" office:value-type="float" office:value="-25" calcext:value-type="float">
            <text:p>-2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" office:value-type="float" office:value="-19.45" calcext:value-type="float">
            <text:p>-19.45</text:p>
          </table:table-cell>
          <table:table-cell table:style-name="ce1" office:value-type="float" office:value="184.48" calcext:value-type="float">
            <text:p>184.48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16.11" calcext:value-type="float">
            <text:p>-16.11</text:p>
          </table:table-cell>
          <table:table-cell table:style-name="ce1" office:value-type="float" office:value="187.48" calcext:value-type="float">
            <text:p>187.4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" office:value-type="float" office:value="-23.73" calcext:value-type="float">
            <text:p>-23.73</text:p>
          </table:table-cell>
          <table:table-cell table:style-name="ce1" office:value-type="float" office:value="179.98" calcext:value-type="float">
            <text:p>179.98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float" office:value="-17.74" calcext:value-type="float">
            <text:p>-17.74</text:p>
          </table:table-cell>
          <table:table-cell table:style-name="ce1" office:value-type="float" office:value="186.78" calcext:value-type="float">
            <text:p>186.78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table:style-name="ce1" office:value-type="float" office:value="-21.56" calcext:value-type="float">
            <text:p>-21.56</text:p>
          </table:table-cell>
          <table:table-cell table:style-name="ce1" office:value-type="float" office:value="183.23" calcext:value-type="float">
            <text:p>183.23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1" office:value-type="float" office:value="-20.97" calcext:value-type="float">
            <text:p>-20.97</text:p>
          </table:table-cell>
          <table:table-cell table:style-name="ce1" office:value-type="float" office:value="181.72" calcext:value-type="float">
            <text:p>181.72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15.45" calcext:value-type="float">
            <text:p>-15.45</text:p>
          </table:table-cell>
          <table:table-cell table:style-name="ce1" office:value-type="float" office:value="186.73" calcext:value-type="float">
            <text:p>186.7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1" office:value-type="float" office:value="-15.93" calcext:value-type="float">
            <text:p>-15.93</text:p>
          </table:table-cell>
          <table:table-cell table:style-name="ce1" office:value-type="float" office:value="167.91" calcext:value-type="float">
            <text:p>167.91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table:style-name="ce1" office:value-type="float" office:value="-21.47" calcext:value-type="float">
            <text:p>-21.47</text:p>
          </table:table-cell>
          <table:table-cell table:style-name="ce1" office:value-type="float" office:value="185.86" calcext:value-type="float">
            <text:p>185.8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1" office:value-type="float" office:value="-21.44" calcext:value-type="float">
            <text:p>-21.44</text:p>
          </table:table-cell>
          <table:table-cell table:style-name="ce1" office:value-type="float" office:value="170.45" calcext:value-type="float">
            <text:p>170.45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22.16" calcext:value-type="float">
            <text:p>-22.16</text:p>
          </table:table-cell>
          <table:table-cell table:style-name="ce1" office:value-type="float" office:value="180.49" calcext:value-type="float">
            <text:p>180.49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1" office:value-type="float" office:value="-13.36" calcext:value-type="float">
            <text:p>-13.36</text:p>
          </table:table-cell>
          <table:table-cell table:style-name="ce1" office:value-type="float" office:value="172.76" calcext:value-type="float">
            <text:p>172.76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21.22" calcext:value-type="float">
            <text:p>-21.22</text:p>
          </table:table-cell>
          <table:table-cell table:style-name="ce1" office:value-type="float" office:value="181.51" calcext:value-type="float">
            <text:p>181.51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1" office:value-type="float" office:value="-26.1" calcext:value-type="float">
            <text:p>-26.1</text:p>
          </table:table-cell>
          <table:table-cell table:style-name="ce1" office:value-type="float" office:value="182.5" calcext:value-type="float">
            <text:p>182.5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18.35" calcext:value-type="float">
            <text:p>-18.35</text:p>
          </table:table-cell>
          <table:table-cell table:style-name="ce1" office:value-type="float" office:value="185.27" calcext:value-type="float">
            <text:p>185.27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1" office:value-type="float" office:value="-17.2" calcext:value-type="float">
            <text:p>-17.2</text:p>
          </table:table-cell>
          <table:table-cell table:style-name="ce1" office:value-type="float" office:value="182.9" calcext:value-type="float">
            <text:p>182.9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float" office:value="-22.42" calcext:value-type="float">
            <text:p>-22.42</text:p>
          </table:table-cell>
          <table:table-cell table:style-name="ce1" office:value-type="float" office:value="171.4" calcext:value-type="float">
            <text:p>171.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1" office:value-type="float" office:value="-17.91" calcext:value-type="float">
            <text:p>-17.91</text:p>
          </table:table-cell>
          <table:table-cell table:style-name="ce1" office:value-type="float" office:value="181.48" calcext:value-type="float">
            <text:p>181.48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26.53" calcext:value-type="float">
            <text:p>-26.53</text:p>
          </table:table-cell>
          <table:table-cell table:style-name="ce1" office:value-type="float" office:value="178.3" calcext:value-type="float">
            <text:p>178.3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1" office:value-type="float" office:value="-26.5" calcext:value-type="float">
            <text:p>-26.5</text:p>
          </table:table-cell>
          <table:table-cell table:style-name="ce1" office:value-type="float" office:value="178.29" calcext:value-type="float">
            <text:p>178.29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1" office:value-type="float" office:value="-16.31" calcext:value-type="float">
            <text:p>-16.31</text:p>
          </table:table-cell>
          <table:table-cell table:style-name="ce1" office:value-type="float" office:value="168.08" calcext:value-type="float">
            <text:p>168.08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18.76" calcext:value-type="float">
            <text:p>-18.76</text:p>
          </table:table-cell>
          <table:table-cell table:style-name="ce1" office:value-type="float" office:value="169.71" calcext:value-type="float">
            <text:p>169.71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17.1" calcext:value-type="float">
            <text:p>-17.1</text:p>
          </table:table-cell>
          <table:table-cell table:style-name="ce1" office:value-type="float" office:value="182.8" calcext:value-type="float">
            <text:p>182.8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19.28" calcext:value-type="float">
            <text:p>-19.28</text:p>
          </table:table-cell>
          <table:table-cell table:style-name="ce1" office:value-type="float" office:value="182.78" calcext:value-type="float">
            <text:p>182.78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float" office:value="-23.5" calcext:value-type="float">
            <text:p>-23.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21.26" calcext:value-type="float">
            <text:p>-21.26</text:p>
          </table:table-cell>
          <table:table-cell table:style-name="ce1" office:value-type="float" office:value="181.69" calcext:value-type="float">
            <text:p>181.69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" office:value-type="float" office:value="-17.97" calcext:value-type="float">
            <text:p>-17.97</text:p>
          </table:table-cell>
          <table:table-cell table:style-name="ce1" office:value-type="float" office:value="181.48" calcext:value-type="float">
            <text:p>181.48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1" office:value-type="float" office:value="-26.02" calcext:value-type="float">
            <text:p>-26.02</text:p>
          </table:table-cell>
          <table:table-cell table:style-name="ce1" office:value-type="float" office:value="181.2" calcext:value-type="float">
            <text:p>181.2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1" office:value-type="float" office:value="-30.3" calcext:value-type="float">
            <text:p>-30.3</text:p>
          </table:table-cell>
          <table:table-cell table:style-name="ce1" office:value-type="float" office:value="180.8" calcext:value-type="float">
            <text:p>180.8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24.89" calcext:value-type="float">
            <text:p>-24.89</text:p>
          </table:table-cell>
          <table:table-cell table:style-name="ce1" office:value-type="float" office:value="179.67" calcext:value-type="float">
            <text:p>179.67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14.57" calcext:value-type="float">
            <text:p>-14.57</text:p>
          </table:table-cell>
          <table:table-cell table:style-name="ce1" office:value-type="float" office:value="167.24" calcext:value-type="float">
            <text:p>167.24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15.4" calcext:value-type="float">
            <text:p>-15.4</text:p>
          </table:table-cell>
          <table:table-cell table:style-name="ce1" office:value-type="float" office:value="186.87" calcext:value-type="float">
            <text:p>186.8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1" office:value-type="float" office:value="-22.06" calcext:value-type="float">
            <text:p>-22.06</text:p>
          </table:table-cell>
          <table:table-cell table:style-name="ce1" office:value-type="float" office:value="183.95" calcext:value-type="float">
            <text:p>183.95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25.14" calcext:value-type="float">
            <text:p>-25.14</text:p>
          </table:table-cell>
          <table:table-cell table:style-name="ce1" office:value-type="float" office:value="178.42" calcext:value-type="float">
            <text:p>178.42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20.3" calcext:value-type="float">
            <text:p>-20.3</text:p>
          </table:table-cell>
          <table:table-cell table:style-name="ce1" office:value-type="float" office:value="181.4" calcext:value-type="float">
            <text:p>181.4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1" office:value-type="float" office:value="-25.28" calcext:value-type="float">
            <text:p>-25.28</text:p>
          </table:table-cell>
          <table:table-cell table:style-name="ce1" office:value-type="float" office:value="181.17" calcext:value-type="float">
            <text:p>181.17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1" office:value-type="float" office:value="-20.63" calcext:value-type="float">
            <text:p>-20.63</text:p>
          </table:table-cell>
          <table:table-cell table:style-name="ce1" office:value-type="float" office:value="181.61" calcext:value-type="float">
            <text:p>181.61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float" office:value="-19.02" calcext:value-type="float">
            <text:p>-19.02</text:p>
          </table:table-cell>
          <table:table-cell table:style-name="ce1" office:value-type="float" office:value="186.83" calcext:value-type="float">
            <text:p>186.8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1" office:value-type="float" office:value="-22.1" calcext:value-type="float">
            <text:p>-22.1</text:p>
          </table:table-cell>
          <table:table-cell table:style-name="ce1" office:value-type="float" office:value="185.3" calcext:value-type="float">
            <text:p>185.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38.59" calcext:value-type="float">
            <text:p>-38.59</text:p>
          </table:table-cell>
          <table:table-cell table:style-name="ce1" office:value-type="float" office:value="175.7" calcext:value-type="float">
            <text:p>175.7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1" office:value-type="float" office:value="-19.3" calcext:value-type="float">
            <text:p>-19.3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1" office:value-type="float" office:value="-31.03" calcext:value-type="float">
            <text:p>-31.03</text:p>
          </table:table-cell>
          <table:table-cell table:style-name="ce1" office:value-type="float" office:value="181.59" calcext:value-type="float">
            <text:p>181.5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1" office:value-type="float" office:value="-30.51" calcext:value-type="float">
            <text:p>-30.51</text:p>
          </table:table-cell>
          <table:table-cell table:style-name="ce1" office:value-type="float" office:value="181.3" calcext:value-type="float">
            <text:p>181.3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" office:value-type="float" office:value="-22.55" calcext:value-type="float">
            <text:p>-22.55</text:p>
          </table:table-cell>
          <table:table-cell table:style-name="ce1" office:value-type="float" office:value="183.34" calcext:value-type="float">
            <text:p>183.3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22.14" calcext:value-type="float">
            <text:p>-22.14</text:p>
          </table:table-cell>
          <table:table-cell table:style-name="ce1" office:value-type="float" office:value="180.64" calcext:value-type="float">
            <text:p>180.64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25.6" calcext:value-type="float">
            <text:p>-25.6</text:p>
          </table:table-cell>
          <table:table-cell table:style-name="ce1" office:value-type="float" office:value="180.3" calcext:value-type="float">
            <text:p>180.3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float" office:value="-18.04" calcext:value-type="float">
            <text:p>-18.04</text:p>
          </table:table-cell>
          <table:table-cell table:style-name="ce1" office:value-type="float" office:value="181.84" calcext:value-type="float">
            <text:p>181.84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" office:value-type="float" office:value="-21.29" calcext:value-type="float">
            <text:p>-21.29</text:p>
          </table:table-cell>
          <table:table-cell table:style-name="ce1" office:value-type="float" office:value="185.77" calcext:value-type="float">
            <text:p>185.7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table:style-name="ce1" office:value-type="float" office:value="-21.08" calcext:value-type="float">
            <text:p>-21.08</text:p>
          </table:table-cell>
          <table:table-cell table:style-name="ce1" office:value-type="float" office:value="180.85" calcext:value-type="float">
            <text:p>180.85</text:p>
          </table:table-cell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table:style-name="ce1" office:value-type="float" office:value="-20.64" calcext:value-type="float">
            <text:p>-20.64</text:p>
          </table:table-cell>
          <table:table-cell table:style-name="ce1" office:value-type="float" office:value="169.66" calcext:value-type="float">
            <text:p>169.66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style-name="ce1" office:value-type="float" office:value="-24.41" calcext:value-type="float">
            <text:p>-24.41</text:p>
          </table:table-cell>
          <table:table-cell table:style-name="ce1" office:value-type="float" office:value="180.03" calcext:value-type="float">
            <text:p>180.0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1" office:value-type="float" office:value="-12.16" calcext:value-type="float">
            <text:p>-12.16</text:p>
          </table:table-cell>
          <table:table-cell table:style-name="ce1" office:value-type="float" office:value="167.03" calcext:value-type="float">
            <text:p>167.03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17.1" calcext:value-type="float">
            <text:p>-17.1</text:p>
          </table:table-cell>
          <table:table-cell table:style-name="ce1" office:value-type="float" office:value="185.9" calcext:value-type="float">
            <text:p>185.9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table:style-name="ce1" office:value-type="float" office:value="-21.13" calcext:value-type="float">
            <text:p>-21.13</text:p>
          </table:table-cell>
          <table:table-cell table:style-name="ce1" office:value-type="float" office:value="185.6" calcext:value-type="float">
            <text:p>185.6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table:style-name="ce1" office:value-type="float" office:value="-12.34" calcext:value-type="float">
            <text:p>-12.34</text:p>
          </table:table-cell>
          <table:table-cell table:style-name="ce1" office:value-type="float" office:value="167.43" calcext:value-type="float">
            <text:p>167.4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1" office:value-type="float" office:value="-16.43" calcext:value-type="float">
            <text:p>-16.43</text:p>
          </table:table-cell>
          <table:table-cell table:style-name="ce1" office:value-type="float" office:value="186.73" calcext:value-type="float">
            <text:p>186.7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" office:value-type="float" office:value="-20.7" calcext:value-type="float">
            <text:p>-20.7</text:p>
          </table:table-cell>
          <table:table-cell table:style-name="ce1" office:value-type="float" office:value="184.3" calcext:value-type="float">
            <text:p>184.3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21.18" calcext:value-type="float">
            <text:p>-21.18</text:p>
          </table:table-cell>
          <table:table-cell table:style-name="ce1" office:value-type="float" office:value="180.92" calcext:value-type="float">
            <text:p>180.92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17.78" calcext:value-type="float">
            <text:p>-17.78</text:p>
          </table:table-cell>
          <table:table-cell table:style-name="ce1" office:value-type="float" office:value="185.33" calcext:value-type="float">
            <text:p>185.33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" office:value-type="float" office:value="-21.57" calcext:value-type="float">
            <text:p>-21.57</text:p>
          </table:table-cell>
          <table:table-cell table:style-name="ce1" office:value-type="float" office:value="183.86" calcext:value-type="float">
            <text:p>183.86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style-name="ce1" office:value-type="float" office:value="-13.7" calcext:value-type="float">
            <text:p>-13.7</text:p>
          </table:table-cell>
          <table:table-cell table:style-name="ce1" office:value-type="float" office:value="166.75" calcext:value-type="float">
            <text:p>166.7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table:style-name="ce1" office:value-type="float" office:value="-12.27" calcext:value-type="float">
            <text:p>-12.27</text:p>
          </table:table-cell>
          <table:table-cell table:style-name="ce1" office:value-type="float" office:value="167.41" calcext:value-type="float">
            <text:p>167.4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1" office:value-type="float" office:value="-19.1" calcext:value-type="float">
            <text:p>-19.1</text:p>
          </table:table-cell>
          <table:table-cell table:style-name="ce1" office:value-type="float" office:value="184.52" calcext:value-type="float">
            <text:p>184.52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19.85" calcext:value-type="float">
            <text:p>-19.85</text:p>
          </table:table-cell>
          <table:table-cell table:style-name="ce1" office:value-type="float" office:value="184.51" calcext:value-type="float">
            <text:p>184.51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1" office:value-type="float" office:value="-11.37" calcext:value-type="float">
            <text:p>-11.37</text:p>
          </table:table-cell>
          <table:table-cell table:style-name="ce1" office:value-type="float" office:value="166.55" calcext:value-type="float">
            <text:p>166.55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1" office:value-type="float" office:value="-20.7" calcext:value-type="float">
            <text:p>-20.7</text:p>
          </table:table-cell>
          <table:table-cell table:style-name="ce1" office:value-type="float" office:value="186.3" calcext:value-type="float">
            <text:p>186.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" office:value-type="float" office:value="-20.24" calcext:value-type="float">
            <text:p>-20.24</text:p>
          </table:table-cell>
          <table:table-cell table:style-name="ce1" office:value-type="float" office:value="185.1" calcext:value-type="float">
            <text:p>185.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1" office:value-type="float" office:value="-16.4" calcext:value-type="float">
            <text:p>-16.4</text:p>
          </table:table-cell>
          <table:table-cell table:style-name="ce1" office:value-type="float" office:value="182.73" calcext:value-type="float">
            <text:p>182.73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19.6" calcext:value-type="float">
            <text:p>-19.6</text:p>
          </table:table-cell>
          <table:table-cell table:style-name="ce1" office:value-type="float" office:value="184.53" calcext:value-type="float">
            <text:p>184.53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21.63" calcext:value-type="float">
            <text:p>-21.63</text:p>
          </table:table-cell>
          <table:table-cell table:style-name="ce1" office:value-type="float" office:value="180.77" calcext:value-type="float">
            <text:p>180.77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21.6" calcext:value-type="float">
            <text:p>-21.6</text:p>
          </table:table-cell>
          <table:table-cell table:style-name="ce1" office:value-type="float" office:value="180.5" calcext:value-type="float">
            <text:p>180.5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21.77" calcext:value-type="float">
            <text:p>-21.77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" office:value-type="float" office:value="-21.8" calcext:value-type="float">
            <text:p>-21.8</text:p>
          </table:table-cell>
          <table:table-cell table:style-name="ce1" office:value-type="float" office:value="183.6" calcext:value-type="float">
            <text:p>183.6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21.05" calcext:value-type="float">
            <text:p>-21.05</text:p>
          </table:table-cell>
          <table:table-cell table:style-name="ce1" office:value-type="float" office:value="180.9" calcext:value-type="float">
            <text:p>180.9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" office:value-type="float" office:value="-10.8" calcext:value-type="float">
            <text:p>-10.8</text:p>
          </table:table-cell>
          <table:table-cell table:style-name="ce1" office:value-type="float" office:value="165.8" calcext:value-type="float">
            <text:p>165.8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float" office:value="-17.9" calcext:value-type="float">
            <text:p>-17.9</text:p>
          </table:table-cell>
          <table:table-cell table:style-name="ce1" office:value-type="float" office:value="181.5" calcext:value-type="float">
            <text:p>181.5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float" office:value="-22.26" calcext:value-type="float">
            <text:p>-22.26</text:p>
          </table:table-cell>
          <table:table-cell table:style-name="ce1" office:value-type="float" office:value="171.44" calcext:value-type="float">
            <text:p>171.4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1" office:value-type="float" office:value="-22.33" calcext:value-type="float">
            <text:p>-22.33</text:p>
          </table:table-cell>
          <table:table-cell table:style-name="ce1" office:value-type="float" office:value="171.46" calcext:value-type="float">
            <text:p>171.46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1" office:value-type="float" office:value="-24.04" calcext:value-type="float">
            <text:p>-24.04</text:p>
          </table:table-cell>
          <table:table-cell table:style-name="ce1" office:value-type="float" office:value="184.85" calcext:value-type="float">
            <text:p>184.8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1" office:value-type="float" office:value="-20.4" calcext:value-type="float">
            <text:p>-20.4</text:p>
          </table:table-cell>
          <table:table-cell table:style-name="ce1" office:value-type="float" office:value="186.1" calcext:value-type="float">
            <text:p>186.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184.62" calcext:value-type="float">
            <text:p>184.6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1" office:value-type="float" office:value="-27.87" calcext:value-type="float">
            <text:p>-27.87</text:p>
          </table:table-cell>
          <table:table-cell table:style-name="ce1" office:value-type="float" office:value="183.4" calcext:value-type="float">
            <text:p>183.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1" office:value-type="float" office:value="-14.12" calcext:value-type="float">
            <text:p>-14.12</text:p>
          </table:table-cell>
          <table:table-cell table:style-name="ce1" office:value-type="float" office:value="166.64" calcext:value-type="float">
            <text:p>166.6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table:style-name="ce1" office:value-type="float" office:value="-23.61" calcext:value-type="float">
            <text:p>-23.61</text:p>
          </table:table-cell>
          <table:table-cell table:style-name="ce1" office:value-type="float" office:value="180.27" calcext:value-type="float">
            <text:p>180.27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table:style-name="ce1" office:value-type="float" office:value="-21.56" calcext:value-type="float">
            <text:p>-21.56</text:p>
          </table:table-cell>
          <table:table-cell table:style-name="ce1" office:value-type="float" office:value="185.5" calcext:value-type="float">
            <text:p>185.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1" office:value-type="float" office:value="-21.19" calcext:value-type="float">
            <text:p>-21.19</text:p>
          </table:table-cell>
          <table:table-cell table:style-name="ce1" office:value-type="float" office:value="181.58" calcext:value-type="float">
            <text:p>181.58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table:style-name="ce1" office:value-type="float" office:value="-18.07" calcext:value-type="float">
            <text:p>-18.07</text:p>
          </table:table-cell>
          <table:table-cell table:style-name="ce1" office:value-type="float" office:value="181.65" calcext:value-type="float">
            <text:p>181.65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26" calcext:value-type="float">
            <text:p>-26</text:p>
          </table:table-cell>
          <table:table-cell table:style-name="ce1" office:value-type="float" office:value="178.43" calcext:value-type="float">
            <text:p>178.43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20.21" calcext:value-type="float">
            <text:p>-20.21</text:p>
          </table:table-cell>
          <table:table-cell table:style-name="ce1" office:value-type="float" office:value="181.9" calcext:value-type="float">
            <text:p>181.9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28" calcext:value-type="float">
            <text:p>-28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20.74" calcext:value-type="float">
            <text:p>-20.74</text:p>
          </table:table-cell>
          <table:table-cell table:style-name="ce1" office:value-type="float" office:value="180.7" calcext:value-type="float">
            <text:p>180.7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31.8" calcext:value-type="float">
            <text:p>-31.8</text:p>
          </table:table-cell>
          <table:table-cell table:style-name="ce1" office:value-type="float" office:value="180.6" calcext:value-type="float">
            <text:p>180.6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" office:value-type="float" office:value="-18.91" calcext:value-type="float">
            <text:p>-18.91</text:p>
          </table:table-cell>
          <table:table-cell table:style-name="ce1" office:value-type="float" office:value="169.46" calcext:value-type="float">
            <text:p>169.46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1" office:value-type="float" office:value="-20.45" calcext:value-type="float">
            <text:p>-20.45</text:p>
          </table:table-cell>
          <table:table-cell table:style-name="ce1" office:value-type="float" office:value="182.1" calcext:value-type="float">
            <text:p>182.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1" office:value-type="float" office:value="-22.9" calcext:value-type="float">
            <text:p>-22.9</text:p>
          </table:table-cell>
          <table:table-cell table:style-name="ce1" office:value-type="float" office:value="183.8" calcext:value-type="float">
            <text:p>183.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" office:value-type="float" office:value="-18.11" calcext:value-type="float">
            <text:p>-18.11</text:p>
          </table:table-cell>
          <table:table-cell table:style-name="ce1" office:value-type="float" office:value="181.63" calcext:value-type="float">
            <text:p>181.63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1" office:value-type="float" office:value="-23.8" calcext:value-type="float">
            <text:p>-23.8</text:p>
          </table:table-cell>
          <table:table-cell table:style-name="ce1" office:value-type="float" office:value="184.7" calcext:value-type="float">
            <text:p>184.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1" office:value-type="float" office:value="-23.42" calcext:value-type="float">
            <text:p>-23.42</text:p>
          </table:table-cell>
          <table:table-cell table:style-name="ce1" office:value-type="float" office:value="180.21" calcext:value-type="float">
            <text:p>180.21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1" office:value-type="float" office:value="-23.2" calcext:value-type="float">
            <text:p>-23.2</text:p>
          </table:table-cell>
          <table:table-cell table:style-name="ce1" office:value-type="float" office:value="184.8" calcext:value-type="float">
            <text:p>184.8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1" office:value-type="float" office:value="-12.93" calcext:value-type="float">
            <text:p>-12.93</text:p>
          </table:table-cell>
          <table:table-cell table:style-name="ce1" office:value-type="float" office:value="169.52" calcext:value-type="float">
            <text:p>169.52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float" office:value="-21.14" calcext:value-type="float">
            <text:p>-21.14</text:p>
          </table:table-cell>
          <table:table-cell table:style-name="ce1" office:value-type="float" office:value="181.06" calcext:value-type="float">
            <text:p>181.06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" office:value-type="float" office:value="-19.13" calcext:value-type="float">
            <text:p>-19.13</text:p>
          </table:table-cell>
          <table:table-cell table:style-name="ce1" office:value-type="float" office:value="184.97" calcext:value-type="float">
            <text:p>184.97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21.08" calcext:value-type="float">
            <text:p>-21.08</text:p>
          </table:table-cell>
          <table:table-cell table:style-name="ce1" office:value-type="float" office:value="181.3" calcext:value-type="float">
            <text:p>181.3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table:style-name="ce1" office:value-type="float" office:value="-20.07" calcext:value-type="float">
            <text:p>-20.07</text:p>
          </table:table-cell>
          <table:table-cell table:style-name="ce1" office:value-type="float" office:value="181.75" calcext:value-type="float">
            <text:p>181.75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20.9" calcext:value-type="float">
            <text:p>-20.9</text:p>
          </table:table-cell>
          <table:table-cell table:style-name="ce1" office:value-type="float" office:value="182.02" calcext:value-type="float">
            <text:p>182.02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25.04" calcext:value-type="float">
            <text:p>-25.04</text:p>
          </table:table-cell>
          <table:table-cell table:style-name="ce1" office:value-type="float" office:value="179.84" calcext:value-type="float">
            <text:p>179.84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1" office:value-type="float" office:value="-21.85" calcext:value-type="float">
            <text:p>-21.85</text:p>
          </table:table-cell>
          <table:table-cell table:style-name="ce1" office:value-type="float" office:value="180.89" calcext:value-type="float">
            <text:p>180.89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1" office:value-type="float" office:value="-19.34" calcext:value-type="float">
            <text:p>-19.34</text:p>
          </table:table-cell>
          <table:table-cell table:style-name="ce1" office:value-type="float" office:value="186.59" calcext:value-type="float">
            <text:p>186.5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1" office:value-type="float" office:value="-15.83" calcext:value-type="float">
            <text:p>-15.83</text:p>
          </table:table-cell>
          <table:table-cell table:style-name="ce1" office:value-type="float" office:value="167.1" calcext:value-type="float">
            <text:p>167.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" office:value-type="float" office:value="-23.73" calcext:value-type="float">
            <text:p>-23.73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float" office:value="-18.1" calcext:value-type="float">
            <text:p>-18.1</text:p>
          </table:table-cell>
          <table:table-cell table:style-name="ce1" office:value-type="float" office:value="181.72" calcext:value-type="float">
            <text:p>181.72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1" office:value-type="float" office:value="-22.12" calcext:value-type="float">
            <text:p>-22.12</text:p>
          </table:table-cell>
          <table:table-cell table:style-name="ce1" office:value-type="float" office:value="180.49" calcext:value-type="float">
            <text:p>180.49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15.39" calcext:value-type="float">
            <text:p>-15.39</text:p>
          </table:table-cell>
          <table:table-cell table:style-name="ce1" office:value-type="float" office:value="185.1" calcext:value-type="float">
            <text:p>185.1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1" office:value-type="float" office:value="-16.21" calcext:value-type="float">
            <text:p>-16.21</text:p>
          </table:table-cell>
          <table:table-cell table:style-name="ce1" office:value-type="float" office:value="186.52" calcext:value-type="float">
            <text:p>186.52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float" office:value="-21.75" calcext:value-type="float">
            <text:p>-21.75</text:p>
          </table:table-cell>
          <table:table-cell table:style-name="ce1" office:value-type="float" office:value="180.67" calcext:value-type="float">
            <text:p>180.67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float" office:value="-22.1" calcext:value-type="float">
            <text:p>-22.1</text:p>
          </table:table-cell>
          <table:table-cell table:style-name="ce1" office:value-type="float" office:value="180.4" calcext:value-type="float">
            <text:p>180.4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float" office:value="-24.97" calcext:value-type="float">
            <text:p>-24.97</text:p>
          </table:table-cell>
          <table:table-cell table:style-name="ce1" office:value-type="float" office:value="179.54" calcext:value-type="float">
            <text:p>179.54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1" office:value-type="float" office:value="-19.36" calcext:value-type="float">
            <text:p>-19.36</text:p>
          </table:table-cell>
          <table:table-cell table:style-name="ce1" office:value-type="float" office:value="186.36" calcext:value-type="float">
            <text:p>186.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1" office:value-type="float" office:value="-22.14" calcext:value-type="float">
            <text:p>-22.14</text:p>
          </table:table-cell>
          <table:table-cell table:style-name="ce1" office:value-type="float" office:value="179.62" calcext:value-type="float">
            <text:p>179.62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21.48" calcext:value-type="float">
            <text:p>-21.48</text:p>
          </table:table-cell>
          <table:table-cell table:style-name="ce1" office:value-type="float" office:value="182.44" calcext:value-type="float">
            <text:p>182.44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" office:value-type="float" office:value="-18.54" calcext:value-type="float">
            <text:p>-18.54</text:p>
          </table:table-cell>
          <table:table-cell table:style-name="ce1" office:value-type="float" office:value="168.93" calcext:value-type="float">
            <text:p>168.9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21.62" calcext:value-type="float">
            <text:p>-21.62</text:p>
          </table:table-cell>
          <table:table-cell table:style-name="ce1" office:value-type="float" office:value="182.4" calcext:value-type="float">
            <text:p>182.4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166.9" calcext:value-type="float">
            <text:p>166.9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15.5" calcext:value-type="float">
            <text:p>-15.5</text:p>
          </table:table-cell>
          <table:table-cell table:style-name="ce1" office:value-type="float" office:value="185.3" calcext:value-type="float">
            <text:p>185.3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1" office:value-type="float" office:value="-15.67" calcext:value-type="float">
            <text:p>-15.67</text:p>
          </table:table-cell>
          <table:table-cell table:style-name="ce1" office:value-type="float" office:value="185.23" calcext:value-type="float">
            <text:p>185.2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1" office:value-type="float" office:value="-21.78" calcext:value-type="float">
            <text:p>-21.78</text:p>
          </table:table-cell>
          <table:table-cell table:style-name="ce1" office:value-type="float" office:value="183.11" calcext:value-type="float">
            <text:p>183.11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30.63" calcext:value-type="float">
            <text:p>-30.63</text:p>
          </table:table-cell>
          <table:table-cell table:style-name="ce1" office:value-type="float" office:value="180.9" calcext:value-type="float">
            <text:p>180.9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1" office:value-type="float" office:value="-15.7" calcext:value-type="float">
            <text:p>-15.7</text:p>
          </table:table-cell>
          <table:table-cell table:style-name="ce1" office:value-type="float" office:value="185.1" calcext:value-type="float">
            <text:p>185.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19.2" calcext:value-type="float">
            <text:p>-19.2</text:p>
          </table:table-cell>
          <table:table-cell table:style-name="ce1" office:value-type="float" office:value="184.37" calcext:value-type="float">
            <text:p>184.37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19.7" calcext:value-type="float">
            <text:p>-19.7</text:p>
          </table:table-cell>
          <table:table-cell table:style-name="ce1" office:value-type="float" office:value="182.44" calcext:value-type="float">
            <text:p>182.44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float" office:value="-19.4" calcext:value-type="float">
            <text:p>-19.4</text:p>
          </table:table-cell>
          <table:table-cell table:style-name="ce1" office:value-type="float" office:value="182.29" calcext:value-type="float">
            <text:p>182.29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15.85" calcext:value-type="float">
            <text:p>-15.85</text:p>
          </table:table-cell>
          <table:table-cell table:style-name="ce1" office:value-type="float" office:value="185.9" calcext:value-type="float">
            <text:p>185.9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17.38" calcext:value-type="float">
            <text:p>-17.38</text:p>
          </table:table-cell>
          <table:table-cell table:style-name="ce1" office:value-type="float" office:value="168.63" calcext:value-type="float">
            <text:p>168.63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1" office:value-type="float" office:value="-24.33" calcext:value-type="float">
            <text:p>-24.33</text:p>
          </table:table-cell>
          <table:table-cell table:style-name="ce1" office:value-type="float" office:value="179.97" calcext:value-type="float">
            <text:p>179.97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1" office:value-type="float" office:value="-20.89" calcext:value-type="float">
            <text:p>-20.89</text:p>
          </table:table-cell>
          <table:table-cell table:style-name="ce1" office:value-type="float" office:value="185.26" calcext:value-type="float">
            <text:p>185.2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1" office:value-type="float" office:value="-18.97" calcext:value-type="float">
            <text:p>-18.97</text:p>
          </table:table-cell>
          <table:table-cell table:style-name="ce1" office:value-type="float" office:value="169.44" calcext:value-type="float">
            <text:p>169.44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1" office:value-type="float" office:value="-17.99" calcext:value-type="float">
            <text:p>-17.99</text:p>
          </table:table-cell>
          <table:table-cell table:style-name="ce1" office:value-type="float" office:value="181.62" calcext:value-type="float">
            <text:p>181.62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1" office:value-type="float" office:value="-15.8" calcext:value-type="float">
            <text:p>-15.8</text:p>
          </table:table-cell>
          <table:table-cell table:style-name="ce1" office:value-type="float" office:value="185.25" calcext:value-type="float">
            <text:p>185.2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1" office:value-type="float" office:value="-25.42" calcext:value-type="float">
            <text:p>-25.42</text:p>
          </table:table-cell>
          <table:table-cell table:style-name="ce1" office:value-type="float" office:value="182.65" calcext:value-type="float">
            <text:p>182.65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1" office:value-type="float" office:value="-21.6" calcext:value-type="float">
            <text:p>-21.6</text:p>
          </table:table-cell>
          <table:table-cell table:style-name="ce1" office:value-type="float" office:value="169.9" calcext:value-type="float">
            <text:p>169.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1" office:value-type="float" office:value="-26.06" calcext:value-type="float">
            <text:p>-26.06</text:p>
          </table:table-cell>
          <table:table-cell table:style-name="ce1" office:value-type="float" office:value="180.05" calcext:value-type="float">
            <text:p>180.05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" office:value-type="float" office:value="-17.56" calcext:value-type="float">
            <text:p>-17.56</text:p>
          </table:table-cell>
          <table:table-cell table:style-name="ce1" office:value-type="float" office:value="181.23" calcext:value-type="float">
            <text:p>181.23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25.63" calcext:value-type="float">
            <text:p>-25.63</text:p>
          </table:table-cell>
          <table:table-cell table:style-name="ce1" office:value-type="float" office:value="180.26" calcext:value-type="float">
            <text:p>180.26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1" office:value-type="float" office:value="-25.46" calcext:value-type="float">
            <text:p>-25.46</text:p>
          </table:table-cell>
          <table:table-cell table:style-name="ce1" office:value-type="float" office:value="179.98" calcext:value-type="float">
            <text:p>179.98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22.23" calcext:value-type="float">
            <text:p>-22.23</text:p>
          </table:table-cell>
          <table:table-cell table:style-name="ce1" office:value-type="float" office:value="180.48" calcext:value-type="float">
            <text:p>180.48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1" office:value-type="float" office:value="-21.55" calcext:value-type="float">
            <text:p>-21.55</text:p>
          </table:table-cell>
          <table:table-cell table:style-name="ce1" office:value-type="float" office:value="181.39" calcext:value-type="float">
            <text:p>181.39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table:style-name="ce1" office:value-type="float" office:value="-15.18" calcext:value-type="float">
            <text:p>-15.18</text:p>
          </table:table-cell>
          <table:table-cell table:style-name="ce1" office:value-type="float" office:value="185.93" calcext:value-type="float">
            <text:p>185.93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13.79" calcext:value-type="float">
            <text:p>-13.79</text:p>
          </table:table-cell>
          <table:table-cell table:style-name="ce1" office:value-type="float" office:value="166.56" calcext:value-type="float">
            <text:p>166.5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1" office:value-type="float" office:value="-15.18" calcext:value-type="float">
            <text:p>-15.18</text:p>
          </table:table-cell>
          <table:table-cell table:style-name="ce1" office:value-type="float" office:value="167.23" calcext:value-type="float">
            <text:p>167.2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1" office:value-type="float" office:value="-18.78" calcext:value-type="float">
            <text:p>-18.78</text:p>
          </table:table-cell>
          <table:table-cell table:style-name="ce1" office:value-type="float" office:value="186.72" calcext:value-type="float">
            <text:p>186.7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1" office:value-type="float" office:value="-17.9" calcext:value-type="float">
            <text:p>-17.9</text:p>
          </table:table-cell>
          <table:table-cell table:style-name="ce1" office:value-type="float" office:value="181.41" calcext:value-type="float">
            <text:p>181.41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1" office:value-type="float" office:value="-18.5" calcext:value-type="float">
            <text:p>-18.5</text:p>
          </table:table-cell>
          <table:table-cell table:style-name="ce1" office:value-type="float" office:value="185.4" calcext:value-type="float">
            <text:p>185.4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float" office:value="-14.82" calcext:value-type="float">
            <text:p>-14.82</text:p>
          </table:table-cell>
          <table:table-cell table:style-name="ce1" office:value-type="float" office:value="171.17" calcext:value-type="float">
            <text:p>171.17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1" office:value-type="float" office:value="-15.65" calcext:value-type="float">
            <text:p>-15.65</text:p>
          </table:table-cell>
          <table:table-cell table:style-name="ce1" office:value-type="float" office:value="185.17" calcext:value-type="float">
            <text:p>185.17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30.01" calcext:value-type="float">
            <text:p>-30.01</text:p>
          </table:table-cell>
          <table:table-cell table:style-name="ce1" office:value-type="float" office:value="181.15" calcext:value-type="float">
            <text:p>181.15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13.16" calcext:value-type="float">
            <text:p>-13.16</text:p>
          </table:table-cell>
          <table:table-cell table:style-name="ce1" office:value-type="float" office:value="167.24" calcext:value-type="float">
            <text:p>167.24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21.03" calcext:value-type="float">
            <text:p>-21.03</text:p>
          </table:table-cell>
          <table:table-cell table:style-name="ce1" office:value-type="float" office:value="180.78" calcext:value-type="float">
            <text:p>180.78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21.4" calcext:value-type="float">
            <text:p>-21.4</text:p>
          </table:table-cell>
          <table:table-cell table:style-name="ce1" office:value-type="float" office:value="180.78" calcext:value-type="float">
            <text:p>180.78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1" office:value-type="float" office:value="-17.93" calcext:value-type="float">
            <text:p>-17.93</text:p>
          </table:table-cell>
          <table:table-cell table:style-name="ce1" office:value-type="float" office:value="181.89" calcext:value-type="float">
            <text:p>181.89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20.87" calcext:value-type="float">
            <text:p>-20.87</text:p>
          </table:table-cell>
          <table:table-cell table:style-name="ce1" office:value-type="float" office:value="181.7" calcext:value-type="float">
            <text:p>181.7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1" office:value-type="float" office:value="-12.01" calcext:value-type="float">
            <text:p>-12.01</text:p>
          </table:table-cell>
          <table:table-cell table:style-name="ce1" office:value-type="float" office:value="166.66" calcext:value-type="float">
            <text:p>166.6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1" office:value-type="float" office:value="-19.1" calcext:value-type="float">
            <text:p>-19.1</text:p>
          </table:table-cell>
          <table:table-cell table:style-name="ce1" office:value-type="float" office:value="169.63" calcext:value-type="float">
            <text:p>169.63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1" office:value-type="float" office:value="-22.85" calcext:value-type="float">
            <text:p>-22.85</text:p>
          </table:table-cell>
          <table:table-cell table:style-name="ce1" office:value-type="float" office:value="181.37" calcext:value-type="float">
            <text:p>181.37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17.08" calcext:value-type="float">
            <text:p>-17.08</text:p>
          </table:table-cell>
          <table:table-cell table:style-name="ce1" office:value-type="float" office:value="185.96" calcext:value-type="float">
            <text:p>185.96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1" office:value-type="float" office:value="-21.14" calcext:value-type="float">
            <text:p>-21.14</text:p>
          </table:table-cell>
          <table:table-cell table:style-name="ce1" office:value-type="float" office:value="174.21" calcext:value-type="float">
            <text:p>174.2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table:style-name="ce1" office:value-type="float" office:value="-12.23" calcext:value-type="float">
            <text:p>-12.23</text:p>
          </table:table-cell>
          <table:table-cell table:style-name="ce1" office:value-type="float" office:value="167.02" calcext:value-type="float">
            <text:p>167.02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table:style-name="ce1" office:value-type="float" office:value="-20.91" calcext:value-type="float">
            <text:p>-20.91</text:p>
          </table:table-cell>
          <table:table-cell table:style-name="ce1" office:value-type="float" office:value="181.57" calcext:value-type="float">
            <text:p>181.57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" office:value-type="float" office:value="-11.38" calcext:value-type="float">
            <text:p>-11.38</text:p>
          </table:table-cell>
          <table:table-cell table:style-name="ce1" office:value-type="float" office:value="167.05" calcext:value-type="float">
            <text:p>167.05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1" office:value-type="float" office:value="-11.02" calcext:value-type="float">
            <text:p>-11.02</text:p>
          </table:table-cell>
          <table:table-cell table:style-name="ce1" office:value-type="float" office:value="167.01" calcext:value-type="float">
            <text:p>167.0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1" office:value-type="float" office:value="-22.09" calcext:value-type="float">
            <text:p>-22.09</text:p>
          </table:table-cell>
          <table:table-cell table:style-name="ce1" office:value-type="float" office:value="180.58" calcext:value-type="float">
            <text:p>180.58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17.8" calcext:value-type="float">
            <text:p>-17.8</text:p>
          </table:table-cell>
          <table:table-cell table:style-name="ce1" office:value-type="float" office:value="181.2" calcext:value-type="float">
            <text:p>181.2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18.94" calcext:value-type="float">
            <text:p>-18.94</text:p>
          </table:table-cell>
          <table:table-cell table:style-name="ce1" office:value-type="float" office:value="182.43" calcext:value-type="float">
            <text:p>182.43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" office:value-type="float" office:value="-18.85" calcext:value-type="float">
            <text:p>-18.85</text:p>
          </table:table-cell>
          <table:table-cell table:style-name="ce1" office:value-type="float" office:value="182.2" calcext:value-type="float">
            <text:p>182.2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21.91" calcext:value-type="float">
            <text:p>-21.91</text:p>
          </table:table-cell>
          <table:table-cell table:style-name="ce1" office:value-type="float" office:value="181.28" calcext:value-type="float">
            <text:p>181.28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float" office:value="-22.03" calcext:value-type="float">
            <text:p>-22.03</text:p>
          </table:table-cell>
          <table:table-cell table:style-name="ce1" office:value-type="float" office:value="179.77" calcext:value-type="float">
            <text:p>179.77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1" office:value-type="float" office:value="-18.1" calcext:value-type="float">
            <text:p>-18.1</text:p>
          </table:table-cell>
          <table:table-cell table:style-name="ce1" office:value-type="float" office:value="181.63" calcext:value-type="float">
            <text:p>181.63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1" office:value-type="float" office:value="-18.4" calcext:value-type="float">
            <text:p>-18.4</text:p>
          </table:table-cell>
          <table:table-cell table:style-name="ce1" office:value-type="float" office:value="184.84" calcext:value-type="float">
            <text:p>184.84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21.2" calcext:value-type="float">
            <text:p>-21.2</text:p>
          </table:table-cell>
          <table:table-cell table:style-name="ce1" office:value-type="float" office:value="181.4" calcext:value-type="float">
            <text:p>181.4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float" office:value="-12" calcext:value-type="float">
            <text:p>-12</text:p>
          </table:table-cell>
          <table:table-cell table:style-name="ce1" office:value-type="float" office:value="166.2" calcext:value-type="float">
            <text:p>166.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1" office:value-type="float" office:value="-11.7" calcext:value-type="float">
            <text:p>-11.7</text:p>
          </table:table-cell>
          <table:table-cell table:style-name="ce1" office:value-type="float" office:value="166.3" calcext:value-type="float">
            <text:p>166.3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26.72" calcext:value-type="float">
            <text:p>-26.72</text:p>
          </table:table-cell>
          <table:table-cell table:style-name="ce1" office:value-type="float" office:value="182.69" calcext:value-type="float">
            <text:p>182.69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table:style-name="ce1" office:value-type="float" office:value="-24.39" calcext:value-type="float">
            <text:p>-24.39</text:p>
          </table:table-cell>
          <table:table-cell table:style-name="ce1" office:value-type="float" office:value="178.98" calcext:value-type="float">
            <text:p>178.98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float" office:value="-19.64" calcext:value-type="float">
            <text:p>-19.64</text:p>
          </table:table-cell>
          <table:table-cell table:style-name="ce1" office:value-type="float" office:value="169.5" calcext:value-type="float">
            <text:p>169.5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" office:value-type="float" office:value="-21.35" calcext:value-type="float">
            <text:p>-21.35</text:p>
          </table:table-cell>
          <table:table-cell table:style-name="ce1" office:value-type="float" office:value="170.04" calcext:value-type="float">
            <text:p>170.0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22.82" calcext:value-type="float">
            <text:p>-22.82</text:p>
          </table:table-cell>
          <table:table-cell table:style-name="ce1" office:value-type="float" office:value="184.52" calcext:value-type="float">
            <text:p>184.5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1" office:value-type="float" office:value="-38.28" calcext:value-type="float">
            <text:p>-38.28</text:p>
          </table:table-cell>
          <table:table-cell table:style-name="ce1" office:value-type="float" office:value="177.1" calcext:value-type="float">
            <text:p>177.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table:style-name="ce1" office:value-type="float" office:value="-12.57" calcext:value-type="float">
            <text:p>-12.57</text:p>
          </table:table-cell>
          <table:table-cell table:style-name="ce1" office:value-type="float" office:value="167.11" calcext:value-type="float">
            <text:p>167.11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1" office:value-type="float" office:value="-22.24" calcext:value-type="float">
            <text:p>-22.24</text:p>
          </table:table-cell>
          <table:table-cell table:style-name="ce1" office:value-type="float" office:value="180.28" calcext:value-type="float">
            <text:p>180.28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13.8" calcext:value-type="float">
            <text:p>-13.8</text:p>
          </table:table-cell>
          <table:table-cell table:style-name="ce1" office:value-type="float" office:value="166.53" calcext:value-type="float">
            <text:p>166.5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style-name="ce1" office:value-type="float" office:value="-21.07" calcext:value-type="float">
            <text:p>-21.07</text:p>
          </table:table-cell>
          <table:table-cell table:style-name="ce1" office:value-type="float" office:value="183.78" calcext:value-type="float">
            <text:p>183.7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1" office:value-type="float" office:value="-17.74" calcext:value-type="float">
            <text:p>-17.74</text:p>
          </table:table-cell>
          <table:table-cell table:style-name="ce1" office:value-type="float" office:value="181.25" calcext:value-type="float">
            <text:p>181.25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23.87" calcext:value-type="float">
            <text:p>-23.87</text:p>
          </table:table-cell>
          <table:table-cell table:style-name="ce1" office:value-type="float" office:value="180.15" calcext:value-type="float">
            <text:p>180.15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21.29" calcext:value-type="float">
            <text:p>-21.29</text:p>
          </table:table-cell>
          <table:table-cell table:style-name="ce1" office:value-type="float" office:value="185.8" calcext:value-type="float">
            <text:p>185.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table:style-name="ce1" office:value-type="float" office:value="-22.2" calcext:value-type="float">
            <text:p>-22.2</text:p>
          </table:table-cell>
          <table:table-cell table:style-name="ce1" office:value-type="float" office:value="180.58" calcext:value-type="float">
            <text:p>180.58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1" office:value-type="float" office:value="-15.24" calcext:value-type="float">
            <text:p>-15.24</text:p>
          </table:table-cell>
          <table:table-cell table:style-name="ce1" office:value-type="float" office:value="185.11" calcext:value-type="float">
            <text:p>185.11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1" office:value-type="float" office:value="-17.82" calcext:value-type="float">
            <text:p>-17.82</text:p>
          </table:table-cell>
          <table:table-cell table:style-name="ce1" office:value-type="float" office:value="181.27" calcext:value-type="float">
            <text:p>181.27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1" office:value-type="float" office:value="-32.14" calcext:value-type="float">
            <text:p>-32.14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19.3" calcext:value-type="float">
            <text:p>-19.3</text:p>
          </table:table-cell>
          <table:table-cell table:style-name="ce1" office:value-type="float" office:value="185.86" calcext:value-type="float">
            <text:p>185.8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1" office:value-type="float" office:value="-33.09" calcext:value-type="float">
            <text:p>-33.09</text:p>
          </table:table-cell>
          <table:table-cell table:style-name="ce1" office:value-type="float" office:value="180.94" calcext:value-type="float">
            <text:p>180.9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1" office:value-type="float" office:value="-20.18" calcext:value-type="float">
            <text:p>-20.18</text:p>
          </table:table-cell>
          <table:table-cell table:style-name="ce1" office:value-type="float" office:value="181.62" calcext:value-type="float">
            <text:p>181.62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1" office:value-type="float" office:value="-17.46" calcext:value-type="float">
            <text:p>-17.46</text:p>
          </table:table-cell>
          <table:table-cell table:style-name="ce1" office:value-type="float" office:value="181.42" calcext:value-type="float">
            <text:p>181.42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17.44" calcext:value-type="float">
            <text:p>-17.44</text:p>
          </table:table-cell>
          <table:table-cell table:style-name="ce1" office:value-type="float" office:value="181.33" calcext:value-type="float">
            <text:p>181.33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1" office:value-type="float" office:value="-24.71" calcext:value-type="float">
            <text:p>-24.71</text:p>
          </table:table-cell>
          <table:table-cell table:style-name="ce1" office:value-type="float" office:value="179.85" calcext:value-type="float">
            <text:p>179.85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1" office:value-type="float" office:value="-21.53" calcext:value-type="float">
            <text:p>-21.53</text:p>
          </table:table-cell>
          <table:table-cell table:style-name="ce1" office:value-type="float" office:value="170.52" calcext:value-type="float">
            <text:p>170.52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float" office:value="-19.17" calcext:value-type="float">
            <text:p>-19.17</text:p>
          </table:table-cell>
          <table:table-cell table:style-name="ce1" office:value-type="float" office:value="169.53" calcext:value-type="float">
            <text:p>169.53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28.05" calcext:value-type="float">
            <text:p>-28.05</text:p>
          </table:table-cell>
          <table:table-cell table:style-name="ce1" office:value-type="float" office:value="182.39" calcext:value-type="float">
            <text:p>182.39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1" office:value-type="float" office:value="-23.39" calcext:value-type="float">
            <text:p>-23.39</text:p>
          </table:table-cell>
          <table:table-cell table:style-name="ce1" office:value-type="float" office:value="179.97" calcext:value-type="float">
            <text:p>179.97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1" office:value-type="float" office:value="-22.33" calcext:value-type="float">
            <text:p>-22.33</text:p>
          </table:table-cell>
          <table:table-cell table:style-name="ce1" office:value-type="float" office:value="171.51" calcext:value-type="float">
            <text:p>171.5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15.28" calcext:value-type="float">
            <text:p>-15.28</text:p>
          </table:table-cell>
          <table:table-cell table:style-name="ce1" office:value-type="float" office:value="185.98" calcext:value-type="float">
            <text:p>185.98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1" office:value-type="float" office:value="-20.27" calcext:value-type="float">
            <text:p>-20.27</text:p>
          </table:table-cell>
          <table:table-cell table:style-name="ce1" office:value-type="float" office:value="181.51" calcext:value-type="float">
            <text:p>181.51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1" office:value-type="float" office:value="-10.96" calcext:value-type="float">
            <text:p>-10.96</text:p>
          </table:table-cell>
          <table:table-cell table:style-name="ce1" office:value-type="float" office:value="165.97" calcext:value-type="float">
            <text:p>165.9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table:style-name="ce1" office:value-type="float" office:value="-21.52" calcext:value-type="float">
            <text:p>-21.52</text:p>
          </table:table-cell>
          <table:table-cell table:style-name="ce1" office:value-type="float" office:value="169.75" calcext:value-type="float">
            <text:p>169.7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1" office:value-type="float" office:value="-19.57" calcext:value-type="float">
            <text:p>-19.57</text:p>
          </table:table-cell>
          <table:table-cell table:style-name="ce1" office:value-type="float" office:value="184.47" calcext:value-type="float">
            <text:p>184.47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1" office:value-type="float" office:value="-23.08" calcext:value-type="float">
            <text:p>-23.08</text:p>
          </table:table-cell>
          <table:table-cell table:style-name="ce1" office:value-type="float" office:value="183.45" calcext:value-type="float">
            <text:p>183.4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float" office:value="-25.06" calcext:value-type="float">
            <text:p>-25.06</text:p>
          </table:table-cell>
          <table:table-cell table:style-name="ce1" office:value-type="float" office:value="182.8" calcext:value-type="float">
            <text:p>182.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17.85" calcext:value-type="float">
            <text:p>-17.85</text:p>
          </table:table-cell>
          <table:table-cell table:style-name="ce1" office:value-type="float" office:value="181.44" calcext:value-type="float">
            <text:p>181.44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115" calcext:value-type="float">
            <text:p>115</text:p>
          </table:table-cell>
          <table:table-cell table:number-columns-repeated="1019"/>
        </table:table-row>
        <table:table-row table:style-name="ro1">
          <table:table-cell table:style-name="ce1" office:value-type="float" office:value="-15.99" calcext:value-type="float">
            <text:p>-15.99</text:p>
          </table:table-cell>
          <table:table-cell table:style-name="ce1" office:value-type="float" office:value="167.95" calcext:value-type="float">
            <text:p>167.95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table:style-name="ce1" office:value-type="float" office:value="-20.56" calcext:value-type="float">
            <text:p>-20.56</text:p>
          </table:table-cell>
          <table:table-cell table:style-name="ce1" office:value-type="float" office:value="184.41" calcext:value-type="float">
            <text:p>184.41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table:style-name="ce1" office:value-type="float" office:value="-17.98" calcext:value-type="float">
            <text:p>-17.98</text:p>
          </table:table-cell>
          <table:table-cell table:style-name="ce1" office:value-type="float" office:value="181.61" calcext:value-type="float">
            <text:p>181.61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18.4" calcext:value-type="float">
            <text:p>-18.4</text:p>
          </table:table-cell>
          <table:table-cell table:style-name="ce1" office:value-type="float" office:value="181.77" calcext:value-type="float">
            <text:p>181.77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float" office:value="-27.64" calcext:value-type="float">
            <text:p>-27.64</text:p>
          </table:table-cell>
          <table:table-cell table:style-name="ce1" office:value-type="float" office:value="182.22" calcext:value-type="float">
            <text:p>182.22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table:style-name="ce1" office:value-type="float" office:value="-20.99" calcext:value-type="float">
            <text:p>-20.99</text:p>
          </table:table-cell>
          <table:table-cell table:style-name="ce1" office:value-type="float" office:value="181.02" calcext:value-type="float">
            <text:p>181.02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1" office:value-type="float" office:value="-14.86" calcext:value-type="float">
            <text:p>-14.86</text:p>
          </table:table-cell>
          <table:table-cell table:style-name="ce1" office:value-type="float" office:value="167.32" calcext:value-type="float">
            <text:p>167.32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29.33" calcext:value-type="float">
            <text:p>-29.33</text:p>
          </table:table-cell>
          <table:table-cell table:style-name="ce1" office:value-type="float" office:value="182.72" calcext:value-type="float">
            <text:p>182.7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1" office:value-type="float" office:value="-25.81" calcext:value-type="float">
            <text:p>-25.81</text:p>
          </table:table-cell>
          <table:table-cell table:style-name="ce1" office:value-type="float" office:value="182.54" calcext:value-type="float">
            <text:p>182.54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1" office:value-type="float" office:value="-14.1" calcext:value-type="float">
            <text:p>-14.1</text:p>
          </table:table-cell>
          <table:table-cell table:style-name="ce1" office:value-type="float" office:value="166.01" calcext:value-type="float">
            <text:p>166.0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1" office:value-type="float" office:value="-17.63" calcext:value-type="float">
            <text:p>-17.63</text:p>
          </table:table-cell>
          <table:table-cell table:style-name="ce1" office:value-type="float" office:value="185.13" calcext:value-type="float">
            <text:p>185.13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1" office:value-type="float" office:value="-23.47" calcext:value-type="float">
            <text:p>-23.47</text:p>
          </table:table-cell>
          <table:table-cell table:style-name="ce1" office:value-type="float" office:value="180.21" calcext:value-type="float">
            <text:p>180.21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23.92" calcext:value-type="float">
            <text:p>-23.92</text:p>
          </table:table-cell>
          <table:table-cell table:style-name="ce1" office:value-type="float" office:value="180.21" calcext:value-type="float">
            <text:p>180.21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1" office:value-type="float" office:value="-20.88" calcext:value-type="float">
            <text:p>-20.88</text:p>
          </table:table-cell>
          <table:table-cell table:style-name="ce1" office:value-type="float" office:value="185.18" calcext:value-type="float">
            <text:p>185.1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1" office:value-type="float" office:value="-20.25" calcext:value-type="float">
            <text:p>-20.25</text:p>
          </table:table-cell>
          <table:table-cell table:style-name="ce1" office:value-type="float" office:value="184.75" calcext:value-type="float">
            <text:p>184.75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table:style-name="ce1" office:value-type="float" office:value="-19.33" calcext:value-type="float">
            <text:p>-19.33</text:p>
          </table:table-cell>
          <table:table-cell table:style-name="ce1" office:value-type="float" office:value="186.16" calcext:value-type="float">
            <text:p>186.1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table:style-name="ce1" office:value-type="float" office:value="-18.14" calcext:value-type="float">
            <text:p>-18.14</text:p>
          </table:table-cell>
          <table:table-cell table:style-name="ce1" office:value-type="float" office:value="181.71" calcext:value-type="float">
            <text:p>181.71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" office:value-type="float" office:value="-22.41" calcext:value-type="float">
            <text:p>-22.41</text:p>
          </table:table-cell>
          <table:table-cell table:style-name="ce1" office:value-type="float" office:value="183.99" calcext:value-type="float">
            <text:p>183.99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1" office:value-type="float" office:value="-20.77" calcext:value-type="float">
            <text:p>-20.77</text:p>
          </table:table-cell>
          <table:table-cell table:style-name="ce1" office:value-type="float" office:value="181.16" calcext:value-type="float">
            <text:p>181.16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float" office:value="-17.95" calcext:value-type="float">
            <text:p>-17.95</text:p>
          </table:table-cell>
          <table:table-cell table:style-name="ce1" office:value-type="float" office:value="181.73" calcext:value-type="float">
            <text:p>181.73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1" office:value-type="float" office:value="-20.83" calcext:value-type="float">
            <text:p>-20.83</text:p>
          </table:table-cell>
          <table:table-cell table:style-name="ce1" office:value-type="float" office:value="181.01" calcext:value-type="float">
            <text:p>181.01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1" office:value-type="float" office:value="-27.84" calcext:value-type="float">
            <text:p>-27.84</text:p>
          </table:table-cell>
          <table:table-cell table:style-name="ce1" office:value-type="float" office:value="182.1" calcext:value-type="float">
            <text:p>182.1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19.94" calcext:value-type="float">
            <text:p>-19.94</text:p>
          </table:table-cell>
          <table:table-cell table:style-name="ce1" office:value-type="float" office:value="182.39" calcext:value-type="float">
            <text:p>182.39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float" office:value="-23.6" calcext:value-type="float">
            <text:p>-23.6</text:p>
          </table:table-cell>
          <table:table-cell table:style-name="ce1" office:value-type="float" office:value="183.99" calcext:value-type="float">
            <text:p>183.99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table:style-name="ce1" office:value-type="float" office:value="-23.7" calcext:value-type="float">
            <text:p>-23.7</text:p>
          </table:table-cell>
          <table:table-cell table:style-name="ce1" office:value-type="float" office:value="184.13" calcext:value-type="float">
            <text:p>184.1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30.39" calcext:value-type="float">
            <text:p>-30.39</text:p>
          </table:table-cell>
          <table:table-cell table:style-name="ce1" office:value-type="float" office:value="182.4" calcext:value-type="float">
            <text:p>182.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18.98" calcext:value-type="float">
            <text:p>-18.98</text:p>
          </table:table-cell>
          <table:table-cell table:style-name="ce1" office:value-type="float" office:value="182.32" calcext:value-type="float">
            <text:p>182.32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27.89" calcext:value-type="float">
            <text:p>-27.89</text:p>
          </table:table-cell>
          <table:table-cell table:style-name="ce1" office:value-type="float" office:value="182.92" calcext:value-type="float">
            <text:p>182.9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table:style-name="ce1" office:value-type="float" office:value="-23.5" calcext:value-type="float">
            <text:p>-23.5</text:p>
          </table:table-cell>
          <table:table-cell table:style-name="ce1" office:value-type="float" office:value="184.9" calcext:value-type="float">
            <text:p>184.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23.73" calcext:value-type="float">
            <text:p>-23.73</text:p>
          </table:table-cell>
          <table:table-cell table:style-name="ce1" office:value-type="float" office:value="184.49" calcext:value-type="float">
            <text:p>184.4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" office:value-type="float" office:value="-17.93" calcext:value-type="float">
            <text:p>-17.93</text:p>
          </table:table-cell>
          <table:table-cell table:style-name="ce1" office:value-type="float" office:value="181.62" calcext:value-type="float">
            <text:p>181.62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1" office:value-type="float" office:value="-35.94" calcext:value-type="float">
            <text:p>-35.94</text:p>
          </table:table-cell>
          <table:table-cell table:style-name="ce1" office:value-type="float" office:value="178.52" calcext:value-type="float">
            <text:p>178.52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table:style-name="ce1" office:value-type="float" office:value="-18.68" calcext:value-type="float">
            <text:p>-18.68</text:p>
          </table:table-cell>
          <table:table-cell table:style-name="ce1" office:value-type="float" office:value="184.5" calcext:value-type="float">
            <text:p>184.5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1" office:value-type="float" office:value="-23.47" calcext:value-type="float">
            <text:p>-23.47</text:p>
          </table:table-cell>
          <table:table-cell table:style-name="ce1" office:value-type="float" office:value="179.95" calcext:value-type="float">
            <text:p>179.95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23.49" calcext:value-type="float">
            <text:p>-23.49</text:p>
          </table:table-cell>
          <table:table-cell table:style-name="ce1" office:value-type="float" office:value="180.06" calcext:value-type="float">
            <text:p>180.06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23.85" calcext:value-type="float">
            <text:p>-23.85</text:p>
          </table:table-cell>
          <table:table-cell table:style-name="ce1" office:value-type="float" office:value="180.26" calcext:value-type="float">
            <text:p>180.26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1" office:value-type="float" office:value="-27.08" calcext:value-type="float">
            <text:p>-27.08</text:p>
          </table:table-cell>
          <table:table-cell table:style-name="ce1" office:value-type="float" office:value="183.44" calcext:value-type="float">
            <text:p>183.4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20.88" calcext:value-type="float">
            <text:p>-20.88</text:p>
          </table:table-cell>
          <table:table-cell table:style-name="ce1" office:value-type="float" office:value="184.95" calcext:value-type="float">
            <text:p>184.9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1" office:value-type="float" office:value="-20.97" calcext:value-type="float">
            <text:p>-20.97</text:p>
          </table:table-cell>
          <table:table-cell table:style-name="ce1" office:value-type="float" office:value="181.2" calcext:value-type="float">
            <text:p>181.2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1" office:value-type="float" office:value="-21.71" calcext:value-type="float">
            <text:p>-21.71</text:p>
          </table:table-cell>
          <table:table-cell table:style-name="ce1" office:value-type="float" office:value="183.58" calcext:value-type="float">
            <text:p>183.58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1" office:value-type="float" office:value="-23.9" calcext:value-type="float">
            <text:p>-23.9</text:p>
          </table:table-cell>
          <table:table-cell table:style-name="ce1" office:value-type="float" office:value="184.6" calcext:value-type="float">
            <text:p>184.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15.78" calcext:value-type="float">
            <text:p>-15.78</text:p>
          </table:table-cell>
          <table:table-cell table:style-name="ce1" office:value-type="float" office:value="167.44" calcext:value-type="float">
            <text:p>167.4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style-name="ce1" office:value-type="float" office:value="-12.57" calcext:value-type="float">
            <text:p>-12.57</text:p>
          </table:table-cell>
          <table:table-cell table:style-name="ce1" office:value-type="float" office:value="166.72" calcext:value-type="float">
            <text:p>166.72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" office:value-type="float" office:value="-19.69" calcext:value-type="float">
            <text:p>-19.69</text:p>
          </table:table-cell>
          <table:table-cell table:style-name="ce1" office:value-type="float" office:value="184.23" calcext:value-type="float">
            <text:p>184.23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22.04" calcext:value-type="float">
            <text:p>-22.04</text:p>
          </table:table-cell>
          <table:table-cell table:style-name="ce1" office:value-type="float" office:value="183.95" calcext:value-type="float">
            <text:p>183.95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1" office:value-type="float" office:value="-17.99" calcext:value-type="float">
            <text:p>-17.99</text:p>
          </table:table-cell>
          <table:table-cell table:style-name="ce1" office:value-type="float" office:value="181.59" calcext:value-type="float">
            <text:p>181.59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1" office:value-type="float" office:value="-23.5" calcext:value-type="float">
            <text:p>-23.5</text:p>
          </table:table-cell>
          <table:table-cell table:style-name="ce1" office:value-type="float" office:value="180.13" calcext:value-type="float">
            <text:p>180.13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1" office:value-type="float" office:value="-21.4" calcext:value-type="float">
            <text:p>-21.4</text:p>
          </table:table-cell>
          <table:table-cell table:style-name="ce1" office:value-type="float" office:value="180.74" calcext:value-type="float">
            <text:p>180.74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" office:value-type="float" office:value="-15.86" calcext:value-type="float">
            <text:p>-15.86</text:p>
          </table:table-cell>
          <table:table-cell table:style-name="ce1" office:value-type="float" office:value="166.98" calcext:value-type="float">
            <text:p>166.9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1" office:value-type="float" office:value="-23.95" calcext:value-type="float">
            <text:p>-23.95</text:p>
          </table:table-cell>
          <table:table-cell table:style-name="ce1" office:value-type="float" office:value="184.64" calcext:value-type="float">
            <text:p>184.6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1" office:value-type="float" office:value="-25.79" calcext:value-type="float">
            <text:p>-25.79</text:p>
          </table:table-cell>
          <table:table-cell table:style-name="ce1" office:value-type="float" office:value="182.38" calcext:value-type="float">
            <text:p>182.38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23.75" calcext:value-type="float">
            <text:p>-23.75</text:p>
          </table:table-cell>
          <table:table-cell table:style-name="ce1" office:value-type="float" office:value="184.5" calcext:value-type="float">
            <text:p>184.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table:style-name="ce1" office:value-type="float" office:value="-24.1" calcext:value-type="float">
            <text:p>-24.1</text:p>
          </table:table-cell>
          <table:table-cell table:style-name="ce1" office:value-type="float" office:value="184.5" calcext:value-type="float">
            <text:p>184.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1" office:value-type="float" office:value="-18.56" calcext:value-type="float">
            <text:p>-18.56</text:p>
          </table:table-cell>
          <table:table-cell table:style-name="ce1" office:value-type="float" office:value="169.05" calcext:value-type="float">
            <text:p>169.05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" office:value-type="float" office:value="-23.3" calcext:value-type="float">
            <text:p>-23.3</text:p>
          </table:table-cell>
          <table:table-cell table:style-name="ce1" office:value-type="float" office:value="184.68" calcext:value-type="float">
            <text:p>184.68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17.03" calcext:value-type="float">
            <text:p>-17.03</text:p>
          </table:table-cell>
          <table:table-cell table:style-name="ce1" office:value-type="float" office:value="185.74" calcext:value-type="float">
            <text:p>185.74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1" office:value-type="float" office:value="-20.77" calcext:value-type="float">
            <text:p>-20.77</text:p>
          </table:table-cell>
          <table:table-cell table:style-name="ce1" office:value-type="float" office:value="183.71" calcext:value-type="float">
            <text:p>183.7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1" office:value-type="float" office:value="-28.1" calcext:value-type="float">
            <text:p>-28.1</text:p>
          </table:table-cell>
          <table:table-cell table:style-name="ce1" office:value-type="float" office:value="183.5" calcext:value-type="float">
            <text:p>183.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18.83" calcext:value-type="float">
            <text:p>-18.83</text:p>
          </table:table-cell>
          <table:table-cell table:style-name="ce1" office:value-type="float" office:value="182.26" calcext:value-type="float">
            <text:p>182.26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float" office:value="-23" calcext:value-type="float">
            <text:p>-23</text:p>
          </table:table-cell>
          <table:table-cell table:style-name="ce1" office:value-type="float" office:value="170.7" calcext:value-type="float">
            <text:p>170.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" office:value-type="float" office:value="-20.82" calcext:value-type="float">
            <text:p>-20.82</text:p>
          </table:table-cell>
          <table:table-cell table:style-name="ce1" office:value-type="float" office:value="181.67" calcext:value-type="float">
            <text:p>181.67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table:style-name="ce1" office:value-type="float" office:value="-22.95" calcext:value-type="float">
            <text:p>-22.95</text:p>
          </table:table-cell>
          <table:table-cell table:style-name="ce1" office:value-type="float" office:value="170.56" calcext:value-type="float">
            <text:p>170.5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float" office:value="-28.22" calcext:value-type="float">
            <text:p>-28.22</text:p>
          </table:table-cell>
          <table:table-cell table:style-name="ce1" office:value-type="float" office:value="183.6" calcext:value-type="float">
            <text:p>183.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1" office:value-type="float" office:value="-27.99" calcext:value-type="float">
            <text:p>-27.99</text:p>
          </table:table-cell>
          <table:table-cell table:style-name="ce1" office:value-type="float" office:value="183.5" calcext:value-type="float">
            <text:p>183.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15.54" calcext:value-type="float">
            <text:p>-15.54</text:p>
          </table:table-cell>
          <table:table-cell table:style-name="ce1" office:value-type="float" office:value="187.15" calcext:value-type="float">
            <text:p>187.1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12.37" calcext:value-type="float">
            <text:p>-12.37</text:p>
          </table:table-cell>
          <table:table-cell table:style-name="ce1" office:value-type="float" office:value="166.93" calcext:value-type="float">
            <text:p>166.93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-22.33" calcext:value-type="float">
            <text:p>-22.33</text:p>
          </table:table-cell>
          <table:table-cell table:style-name="ce1" office:value-type="float" office:value="171.66" calcext:value-type="float">
            <text:p>171.66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1" office:value-type="float" office:value="-22.7" calcext:value-type="float">
            <text:p>-22.7</text:p>
          </table:table-cell>
          <table:table-cell table:style-name="ce1" office:value-type="float" office:value="170.3" calcext:value-type="float">
            <text:p>170.3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17.86" calcext:value-type="float">
            <text:p>-17.86</text:p>
          </table:table-cell>
          <table:table-cell table:style-name="ce1" office:value-type="float" office:value="181.3" calcext:value-type="float">
            <text:p>181.3</text:p>
          </table:table-cell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" office:value-type="float" office:value="-16" calcext:value-type="float">
            <text:p>-16</text:p>
          </table:table-cell>
          <table:table-cell table:style-name="ce1" office:value-type="float" office:value="184.53" calcext:value-type="float">
            <text:p>184.53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1" office:value-type="float" office:value="-20.73" calcext:value-type="float">
            <text:p>-20.73</text:p>
          </table:table-cell>
          <table:table-cell table:style-name="ce1" office:value-type="float" office:value="181.42" calcext:value-type="float">
            <text:p>181.42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" office:value-type="float" office:value="-15.45" calcext:value-type="float">
            <text:p>-15.45</text:p>
          </table:table-cell>
          <table:table-cell table:style-name="ce1" office:value-type="float" office:value="181.42" calcext:value-type="float">
            <text:p>181.42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1" office:value-type="float" office:value="-20.05" calcext:value-type="float">
            <text:p>-20.05</text:p>
          </table:table-cell>
          <table:table-cell table:style-name="ce1" office:value-type="float" office:value="183.86" calcext:value-type="float">
            <text:p>183.86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1" office:value-type="float" office:value="-17.95" calcext:value-type="float">
            <text:p>-17.95</text:p>
          </table:table-cell>
          <table:table-cell table:style-name="ce1" office:value-type="float" office:value="181.37" calcext:value-type="float">
            <text:p>181.37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1" office:value-type="float" office:value="-17.7" calcext:value-type="float">
            <text:p>-17.7</text:p>
          </table:table-cell>
          <table:table-cell table:style-name="ce1" office:value-type="float" office:value="188.1" calcext:value-type="float">
            <text:p>188.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" office:value-type="float" office:value="-25.93" calcext:value-type="float">
            <text:p>-25.93</text:p>
          </table:table-cell>
          <table:table-cell table:style-name="ce1" office:value-type="float" office:value="179.54" calcext:value-type="float">
            <text:p>179.54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1" office:value-type="float" office:value="-12.28" calcext:value-type="float">
            <text:p>-12.28</text:p>
          </table:table-cell>
          <table:table-cell table:style-name="ce1" office:value-type="float" office:value="167.06" calcext:value-type="float">
            <text:p>167.06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" office:value-type="float" office:value="-20.13" calcext:value-type="float">
            <text:p>-20.13</text:p>
          </table:table-cell>
          <table:table-cell table:style-name="ce1" office:value-type="float" office:value="184.2" calcext:value-type="float">
            <text:p>184.2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1" office:value-type="float" office:value="-17.4" calcext:value-type="float">
            <text:p>-17.4</text:p>
          </table:table-cell>
          <table:table-cell table:style-name="ce1" office:value-type="float" office:value="187.8" calcext:value-type="float">
            <text:p>187.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1" office:value-type="float" office:value="-21.59" calcext:value-type="float">
            <text:p>-21.59</text:p>
          </table:table-cell>
          <table:table-cell table:style-name="ce1" office:value-type="float" office:value="170.56" calcext:value-type="float">
            <text:p>170.56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9" calcext:value-type="float">
            <text:p>119</text:p>
          </table:table-cell>
          <table:table-cell table:number-columns-repeated="1019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ris" style:display-name="PageStyle_ir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tcars" style:display-name="PageStyle_mtca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ckwts" style:display-name="PageStyle_chickw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akes" style:display-name="PageStyle_quak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7T17:08:25</meta:creation-date>
    <dc:creator>Hadley Wickham</dc:creator>
    <dc:date>2015-03-23T12:40:20.723999900</dc:date>
    <meta:document-statistic meta:table-count="4" meta:cell-count="6267" meta:object-count="0"/>
    <meta:generator>LibreOffice/4.2.7.2$Linux_X86_64 LibreOffice_project/420m0$Build-2</meta:generator>
  </office:meta>
</office:document-meta>
</file>